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2.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2pt" style:font-size-asian="12pt" style:font-size-complex="12pt"/>
    </style:style>
    <style:style style:name="ce4" style:family="table-cell" style:parent-style-name="Default" style:data-style-name="N0"/>
    <style:style style:name="ce5" style:family="table-cell" style:parent-style-name="Default" style:data-style-name="N122">
      <style:table-cell-properties fo:border="0.06pt solid #000000"/>
    </style:style>
  </office:automatic-styles>
  <office:body>
    <office:spreadsheet>
      <table:calculation-settings table:automatic-find-labels="false"/>
      <table:table table:name="municipios200x200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number-columns-repeated="21" table:default-cell-style-name="Default"/>
        <table:table-column table:style-name="co1" table:number-columns-repeated="1000" table:default-cell-style-name="Default"/>
        <table:table-row table:style-name="ro1">
          <table:table-cell table:style-name="ce1" office:value-type="string" calcext:value-type="string">
            <text:p>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estimada</text:p>
          </table:table-cell>
          <table:table-cell office:value-type="string" calcext:value-type="string">
            <text:p>estimativaRG-0.50</text:p>
          </table:table-cell>
          <table:table-cell office:value-type="string" calcext:value-type="string">
            <text:p>estimativaRG-0.52</text:p>
          </table:table-cell>
          <table:table-cell office:value-type="string" calcext:value-type="string">
            <text:p>estimativaRG-0.54</text:p>
          </table:table-cell>
          <table:table-cell office:value-type="string" calcext:value-type="string">
            <text:p>estimativaRG-0.56</text:p>
          </table:table-cell>
          <table:table-cell office:value-type="string" calcext:value-type="string">
            <text:p>estimativaRG-0.58</text:p>
          </table:table-cell>
          <table:table-cell office:value-type="string" calcext:value-type="string">
            <text:p>estimativaRG-0.60</text:p>
          </table:table-cell>
          <table:table-cell office:value-type="string" calcext:value-type="string">
            <text:p>estimativaRG-0.62</text:p>
          </table:table-cell>
          <table:table-cell office:value-type="string" calcext:value-type="string">
            <text:p>estimativaRG-0.64</text:p>
          </table:table-cell>
          <table:table-cell office:value-type="string" calcext:value-type="string">
            <text:p>estimativaRG-0.66</text:p>
          </table:table-cell>
          <table:table-cell office:value-type="string" calcext:value-type="string">
            <text:p>estimativaRG-0.68</text:p>
          </table:table-cell>
          <table:table-cell office:value-type="string" calcext:value-type="string">
            <text:p>estimativaRG-0.70</text:p>
          </table:table-cell>
          <table:table-cell office:value-type="string" calcext:value-type="string">
            <text:p>estimativaRG-0.72</text:p>
          </table:table-cell>
          <table:table-cell office:value-type="string" calcext:value-type="string">
            <text:p>estimativaRG-0.74</text:p>
          </table:table-cell>
          <table:table-cell office:value-type="string" calcext:value-type="string">
            <text:p>estimativaRG-0.76</text:p>
          </table:table-cell>
          <table:table-cell office:value-type="string" calcext:value-type="string">
            <text:p>estimativaRG-0.78</text:p>
          </table:table-cell>
          <table:table-cell office:value-type="string" calcext:value-type="string">
            <text:p>estimativaRG-0.80</text:p>
          </table:table-cell>
          <table:table-cell office:value-type="string" calcext:value-type="string">
            <text:p>estimativaRG-0.82</text:p>
          </table:table-cell>
          <table:table-cell office:value-type="string" calcext:value-type="string">
            <text:p>estimativaRG-0.84</text:p>
          </table:table-cell>
          <table:table-cell office:value-type="string" calcext:value-type="string">
            <text:p>estimativaRG-0.86</text:p>
          </table:table-cell>
          <table:table-cell office:value-type="string" calcext:value-type="string">
            <text:p>estimativaRG-0.88</text:p>
          </table:table-cell>
          <table:table-cell office:value-type="string" calcext:value-type="string">
            <text:p>estimativaRG-0.90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3" office:value-type="float" office:value="20" calcext:value-type="float">
            <text:p>20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7" office:value-type="float" office:value="19" calcext:value-type="float">
            <text:p>19</text:p>
          </table:table-cell>
          <table:table-cell table:number-columns-repeated="5" office:value-type="float" office:value="20" calcext:value-type="float">
            <text:p>20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7" office:value-type="float" office:value="33" calcext:value-type="float">
            <text:p>33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3" office:value-type="float" office:value="34" calcext:value-type="float">
            <text:p>34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21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21"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3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37" calcext:value-type="float">
            <text:p>37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8" calcext:value-type="float">
            <text:p>38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7" office:value-type="float" office:value="37" calcext:value-type="float">
            <text:p>37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64" calcext:value-type="float">
            <text:p>164</text:p>
          </table:table-cell>
          <table:table-cell office:value-type="float" office:value="129" calcext:value-type="float">
            <text:p>129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2" office:value-type="float" office:value="121" calcext:value-type="float">
            <text:p>121</text:p>
          </table:table-cell>
          <table:table-cell office:value-type="float" office:value="113" calcext:value-type="float">
            <text:p>113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5" office:value-type="float" office:value="30" calcext:value-type="float">
            <text:p>30</text:p>
          </table:table-cell>
          <table:table-cell table:number-columns-repeated="2" office:value-type="float" office:value="113" calcext:value-type="float">
            <text:p>113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float" office:value="100" calcext:value-type="float">
            <text:p>10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7" calcext:value-type="float">
            <text:p>37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8" calcext:value-type="float">
            <text:p>38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7" office:value-type="float" office:value="37" calcext:value-type="float">
            <text:p>37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21"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3" office:value-type="float" office:value="26" calcext:value-type="float">
            <text:p>26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5" office:value-type="float" office:value="33" calcext:value-type="float">
            <text:p>33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13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1"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3" office:value-type="float" office:value="37" calcext:value-type="float">
            <text:p>37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37" calcext:value-type="float">
            <text:p>37</text:p>
          </table:table-cell>
          <table:table-cell table:number-columns-repeated="7" office:value-type="float" office:value="35" calcext:value-type="float">
            <text:p>35</text:p>
          </table:table-cell>
          <table:table-cell table:number-columns-repeated="5" office:value-type="float" office:value="37" calcext:value-type="float">
            <text:p>37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53" calcext:value-type="float">
            <text:p>53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3" office:value-type="float" office:value="47" calcext:value-type="float">
            <text:p>47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2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96" calcext:value-type="float">
            <text:p>96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9" calcext:value-type="float">
            <text:p>69</text:p>
          </table:table-cell>
          <table:table-cell office:value-type="float" office:value="82" calcext:value-type="float">
            <text:p>82</text:p>
          </table:table-cell>
          <table:table-cell office:value-type="float" office:value="86" calcext:value-type="float">
            <text:p>86</text:p>
          </table:table-cell>
          <table:table-cell office:value-type="float" office:value="80" calcext:value-type="float">
            <text:p>80</text:p>
          </table:table-cell>
          <table:table-cell office:value-type="float" office:value="78" calcext:value-type="float">
            <text:p>78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84" calcext:value-type="float">
            <text:p>84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91" calcext:value-type="float">
            <text:p>91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float" office:value="83" calcext:value-type="float">
            <text:p>83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2" calcext:value-type="float">
            <text:p>2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table:number-columns-repeated="21"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1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12" calcext:value-type="float">
            <text:p>112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9" calcext:value-type="float">
            <text:p>39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7" office:value-type="float" office:value="38" calcext:value-type="float">
            <text:p>38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7" office:value-type="float" office:value="26" calcext:value-type="float">
            <text:p>26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2" office:value-type="float" office:value="37" calcext:value-type="float">
            <text:p>37</text:p>
          </table:table-cell>
          <table:table-cell table:number-columns-repeated="7" office:value-type="float" office:value="45" calcext:value-type="float">
            <text:p>45</text:p>
          </table:table-cell>
          <table:table-cell table:number-columns-repeated="2" office:value-type="float" office:value="37" calcext:value-type="float">
            <text:p>37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13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2" office:value-type="float" office:value="41" calcext:value-type="float">
            <text:p>41</text:p>
          </table:table-cell>
          <table:table-cell table:number-columns-repeated="7" office:value-type="float" office:value="46" calcext:value-type="float">
            <text:p>46</text:p>
          </table:table-cell>
          <table:table-cell table:number-columns-repeated="2" office:value-type="float" office:value="41" calcext:value-type="float">
            <text:p>41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16" calcext:value-type="float">
            <text:p>116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office:value-type="float" office:value="86" calcext:value-type="float">
            <text:p>86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5" office:value-type="float" office:value="85" calcext:value-type="float">
            <text:p>85</text:p>
          </table:table-cell>
          <table:table-cell table:number-columns-repeated="3" office:value-type="float" office:value="84" calcext:value-type="float">
            <text:p>84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9" calcext:value-type="float">
            <text:p>39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7" office:value-type="float" office:value="39" calcext:value-type="float">
            <text:p>39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146" calcext:value-type="float">
            <text:p>146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147" calcext:value-type="float">
            <text:p>147</text:p>
          </table:table-cell>
          <table:table-cell table:number-columns-repeated="2" office:value-type="float" office:value="71" calcext:value-type="float">
            <text:p>71</text:p>
          </table:table-cell>
          <table:table-cell table:number-columns-repeated="5" office:value-type="float" office:value="72" calcext:value-type="float">
            <text:p>72</text:p>
          </table:table-cell>
          <table:table-cell table:number-columns-repeated="2" office:value-type="float" office:value="150" calcext:value-type="float">
            <text:p>150</text:p>
          </table:table-cell>
          <table:table-cell table:number-columns-repeated="2" office:value-type="float" office:value="149" calcext:value-type="float">
            <text:p>149</text:p>
          </table:table-cell>
          <table:table-cell office:value-type="float" office:value="137" calcext:value-type="float">
            <text:p>137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7" office:value-type="float" office:value="32" calcext:value-type="float">
            <text:p>32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126" calcext:value-type="float">
            <text:p>126</text:p>
          </table:table-cell>
          <table:table-cell office:value-type="float" office:value="92" calcext:value-type="float">
            <text:p>92</text:p>
          </table:table-cell>
          <table:table-cell office:value-type="float" office:value="98" calcext:value-type="float">
            <text:p>98</text:p>
          </table:table-cell>
          <table:table-cell office:value-type="float" office:value="88" calcext:value-type="float">
            <text:p>88</text:p>
          </table:table-cell>
          <table:table-cell office:value-type="float" office:value="92" calcext:value-type="float">
            <text:p>92</text:p>
          </table:table-cell>
          <table:table-cell office:value-type="float" office:value="118" calcext:value-type="float">
            <text:p>118</text:p>
          </table:table-cell>
          <table:table-cell office:value-type="float" office:value="94" calcext:value-type="float">
            <text:p>94</text:p>
          </table:table-cell>
          <table:table-cell office:value-type="float" office:value="97" calcext:value-type="float">
            <text:p>97</text:p>
          </table:table-cell>
          <table:table-cell office:value-type="float" office:value="117" calcext:value-type="float">
            <text:p>117</text:p>
          </table:table-cell>
          <table:table-cell office:value-type="float" office:value="113" calcext:value-type="float">
            <text:p>113</text:p>
          </table:table-cell>
          <table:table-cell office:value-type="float" office:value="100" calcext:value-type="float">
            <text:p>100</text:p>
          </table:table-cell>
          <table:table-cell office:value-type="float" office:value="109" calcext:value-type="float">
            <text:p>109</text:p>
          </table:table-cell>
          <table:table-cell office:value-type="float" office:value="116" calcext:value-type="float">
            <text:p>116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16" calcext:value-type="float">
            <text:p>116</text:p>
          </table:table-cell>
          <table:table-cell office:value-type="float" office:value="111" calcext:value-type="float">
            <text:p>111</text:p>
          </table:table-cell>
          <table:table-cell table:number-columns-repeated="2" office:value-type="float" office:value="112" calcext:value-type="float">
            <text:p>112</text:p>
          </table:table-cell>
          <table:table-cell table:number-columns-repeated="3" office:value-type="float" office:value="114" calcext:value-type="float">
            <text:p>114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4"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2" office:value-type="float" office:value="41" calcext:value-type="float">
            <text:p>41</text:p>
          </table:table-cell>
          <table:table-cell table:number-columns-repeated="7" office:value-type="float" office:value="46" calcext:value-type="float">
            <text:p>46</text:p>
          </table:table-cell>
          <table:table-cell table:number-columns-repeated="2" office:value-type="float" office:value="41" calcext:value-type="float">
            <text:p>41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3" office:value-type="float" office:value="35" calcext:value-type="float">
            <text:p>35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7" office:value-type="float" office:value="33" calcext:value-type="float">
            <text:p>33</text:p>
          </table:table-cell>
          <table:table-cell table:number-columns-repeated="4"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91" calcext:value-type="float">
            <text:p>191</text:p>
          </table:table-cell>
          <table:table-cell office:value-type="float" office:value="164" calcext:value-type="float">
            <text:p>164</text:p>
          </table:table-cell>
          <table:table-cell office:value-type="float" office:value="163" calcext:value-type="float">
            <text:p>163</text:p>
          </table:table-cell>
          <table:table-cell office:value-type="float" office:value="162" calcext:value-type="float">
            <text:p>162</text:p>
          </table:table-cell>
          <table:table-cell table:number-columns-repeated="2"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2" calcext:value-type="float">
            <text:p>152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153" calcext:value-type="float">
            <text:p>153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2" calcext:value-type="float">
            <text:p>162</text:p>
          </table:table-cell>
          <table:table-cell table:number-columns-repeated="2" office:value-type="float" office:value="164" calcext:value-type="float">
            <text:p>164</text:p>
          </table:table-cell>
          <table:table-cell office:value-type="float" office:value="162" calcext:value-type="float">
            <text:p>162</text:p>
          </table:table-cell>
          <table:table-cell office:value-type="float" office:value="164" calcext:value-type="float">
            <text:p>164</text:p>
          </table:table-cell>
          <table:table-cell table:number-columns-repeated="4"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2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3" office:value-type="float" office:value="35" calcext:value-type="float">
            <text:p>35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7" office:value-type="float" office:value="33" calcext:value-type="float">
            <text:p>33</text:p>
          </table:table-cell>
          <table:table-cell table:number-columns-repeated="4"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7" office:value-type="float" office:value="29" calcext:value-type="float">
            <text:p>29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9" calcext:value-type="float">
            <text:p>39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7" office:value-type="float" office:value="38" calcext:value-type="float">
            <text:p>38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table:number-columns-repeated="4"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37" calcext:value-type="float">
            <text:p>37</text:p>
          </table:table-cell>
          <table:table-cell table:number-columns-repeated="3" office:value-type="float" office:value="47" calcext:value-type="float">
            <text:p>47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1" calcext:value-type="float">
            <text:p>11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7" office:value-type="float" office:value="26" calcext:value-type="float">
            <text:p>26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9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3"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3" office:value-type="float" office:value="20" calcext:value-type="float">
            <text:p>20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3" office:value-type="float" office:value="26" calcext:value-type="float">
            <text:p>26</text:p>
          </table:table-cell>
          <table:table-cell table:number-columns-repeated="2" office:value-type="float" office:value="34" calcext:value-type="float">
            <text:p>34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7" office:value-type="float" office:value="33" calcext:value-type="float">
            <text:p>33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7"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3" office:value-type="float" office:value="35" calcext:value-type="float">
            <text:p>35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7" office:value-type="float" office:value="33" calcext:value-type="float">
            <text:p>33</text:p>
          </table:table-cell>
          <table:table-cell table:number-columns-repeated="4"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7" office:value-type="float" office:value="23" calcext:value-type="float">
            <text:p>23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3" office:value-type="float" office:value="24" calcext:value-type="float">
            <text:p>24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2" office:value-type="float" office:value="39" calcext:value-type="float">
            <text:p>39</text:p>
          </table:table-cell>
          <table:table-cell table:number-columns-repeated="7" office:value-type="float" office:value="47" calcext:value-type="float">
            <text:p>47</text:p>
          </table:table-cell>
          <table:table-cell table:number-columns-repeated="2" office:value-type="float" office:value="39" calcext:value-type="float">
            <text:p>39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2" office:value-type="float" office:value="66" calcext:value-type="float">
            <text:p>66</text:p>
          </table:table-cell>
          <table:table-cell table:number-columns-repeated="7" office:value-type="float" office:value="49" calcext:value-type="float">
            <text:p>49</text:p>
          </table:table-cell>
          <table:table-cell table:number-columns-repeated="2" office:value-type="float" office:value="57" calcext:value-type="float">
            <text:p>57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10" office:value-type="float" office:value="18" calcext:value-type="float">
            <text:p>18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office:value-type="float" office:value="111" calcext:value-type="float">
            <text:p>111</text:p>
          </table:table-cell>
          <table:table-cell table:number-columns-repeated="2" office:value-type="float" office:value="41" calcext:value-type="float">
            <text:p>41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7" office:value-type="float" office:value="41" calcext:value-type="float">
            <text:p>41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4"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17" calcext:value-type="float">
            <text:p>17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3" office:value-type="float" office:value="14" calcext:value-type="float">
            <text:p>14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21"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5" office:value-type="float" office:value="14" calcext:value-type="float">
            <text:p>14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 office:value-type="float" office:value="11" calcext:value-type="float">
            <text:p>11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1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22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2" office:value-type="float" office:value="41" calcext:value-type="float">
            <text:p>41</text:p>
          </table:table-cell>
          <table:table-cell table:number-columns-repeated="7" office:value-type="float" office:value="47" calcext:value-type="float">
            <text:p>47</text:p>
          </table:table-cell>
          <table:table-cell table:number-columns-repeated="4"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43" calcext:value-type="float">
            <text:p>143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73" calcext:value-type="float">
            <text:p>73</text:p>
          </table:table-cell>
          <table:table-cell office:value-type="float" office:value="62" calcext:value-type="float">
            <text:p>62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74" calcext:value-type="float">
            <text:p>74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7" office:value-type="float" office:value="47" calcext:value-type="float">
            <text:p>47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number-columns-repeated="1000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7" office:value-type="float" office:value="29" calcext:value-type="float">
            <text:p>29</text:p>
          </table:table-cell>
          <table:table-cell table:number-columns-repeated="4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table:number-columns-repeated="3" office:value-type="float" office:value="33" calcext:value-type="float">
            <text:p>33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3" office:value-type="float" office:value="34" calcext:value-type="float">
            <text:p>34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7" office:value-type="float" office:value="33" calcext:value-type="float">
            <text:p>33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82" calcext:value-type="float">
            <text:p>82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97" calcext:value-type="float">
            <text:p>97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53" calcext:value-type="float">
            <text:p>53</text:p>
          </table:table-cell>
          <table:table-cell table:number-columns-repeated="2" office:value-type="float" office:value="97" calcext:value-type="float">
            <text:p>97</text:p>
          </table:table-cell>
          <table:table-cell table:number-columns-repeated="7" office:value-type="float" office:value="57" calcext:value-type="float">
            <text:p>57</text:p>
          </table:table-cell>
          <table:table-cell table:number-columns-repeated="2" office:value-type="float" office:value="89" calcext:value-type="float">
            <text:p>89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91" calcext:value-type="float">
            <text:p>9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8" calcext:value-type="float">
            <text:p>38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22"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7" office:value-type="float" office:value="26" calcext:value-type="float">
            <text:p>26</text:p>
          </table:table-cell>
          <table:table-cell table:number-columns-repeated="4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95" calcext:value-type="float">
            <text:p>195</text:p>
          </table:table-cell>
          <table:table-cell office:value-type="float" office:value="163" calcext:value-type="float">
            <text:p>163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147" calcext:value-type="float">
            <text:p>147</text:p>
          </table:table-cell>
          <table:table-cell office:value-type="float" office:value="146" calcext:value-type="float">
            <text:p>146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2" office:value-type="float" office:value="144" calcext:value-type="float">
            <text:p>144</text:p>
          </table:table-cell>
          <table:table-cell table:number-columns-repeated="7" office:value-type="float" office:value="54" calcext:value-type="float">
            <text:p>54</text:p>
          </table:table-cell>
          <table:table-cell table:number-columns-repeated="2" office:value-type="float" office:value="153" calcext:value-type="float">
            <text:p>153</text:p>
          </table:table-cell>
          <table:table-cell table:number-columns-repeated="2" office:value-type="float" office:value="131" calcext:value-type="float">
            <text:p>131</text:p>
          </table:table-cell>
          <table:table-cell office:value-type="float" office:value="115" calcext:value-type="float">
            <text:p>115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 office:value-type="float" office:value="28" calcext:value-type="float">
            <text:p>2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7" office:value-type="float" office:value="27" calcext:value-type="float">
            <text:p>27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3" office:value-type="float" office:value="28" calcext:value-type="float">
            <text:p>28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3" office:value-type="float" office:value="35" calcext:value-type="float">
            <text:p>35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7" office:value-type="float" office:value="33" calcext:value-type="float">
            <text:p>33</text:p>
          </table:table-cell>
          <table:table-cell table:number-columns-repeated="4"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2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13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3" office:value-type="float" office:value="34" calcext:value-type="float">
            <text:p>34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34" calcext:value-type="float">
            <text:p>34</text:p>
          </table:table-cell>
          <table:table-cell table:number-columns-repeated="7" office:value-type="float" office:value="32" calcext:value-type="float">
            <text:p>32</text:p>
          </table:table-cell>
          <table:table-cell table:number-columns-repeated="5" office:value-type="float" office:value="34" calcext:value-type="float">
            <text:p>34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26" calcext:value-type="float">
            <text:p>26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4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float" office:value="137" calcext:value-type="float">
            <text:p>137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17" calcext:value-type="float">
            <text:p>117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float" office:value="93" calcext:value-type="float">
            <text:p>93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7" office:value-type="float" office:value="28" calcext:value-type="float">
            <text:p>28</text:p>
          </table:table-cell>
          <table:table-cell table:number-columns-repeated="4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7" office:value-type="float" office:value="20" calcext:value-type="float">
            <text:p>20</text:p>
          </table:table-cell>
          <table:table-cell table:number-columns-repeated="5" office:value-type="float" office:value="21" calcext:value-type="float">
            <text:p>21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117" calcext:value-type="float">
            <text:p>117</text:p>
          </table:table-cell>
          <table:table-cell office:value-type="float" office:value="132" calcext:value-type="float">
            <text:p>132</text:p>
          </table:table-cell>
          <table:table-cell office:value-type="float" office:value="135" calcext:value-type="float">
            <text:p>135</text:p>
          </table:table-cell>
          <table:table-cell office:value-type="float" office:value="99" calcext:value-type="float">
            <text:p>99</text:p>
          </table:table-cell>
          <table:table-cell office:value-type="float" office:value="133" calcext:value-type="float">
            <text:p>133</text:p>
          </table:table-cell>
          <table:table-cell office:value-type="float" office:value="130" calcext:value-type="float">
            <text:p>130</text:p>
          </table:table-cell>
          <table:table-cell office:value-type="float" office:value="102" calcext:value-type="float">
            <text:p>102</text:p>
          </table:table-cell>
          <table:table-cell office:value-type="float" office:value="115" calcext:value-type="float">
            <text:p>115</text:p>
          </table:table-cell>
          <table:table-cell office:value-type="float" office:value="109" calcext:value-type="float">
            <text:p>109</text:p>
          </table:table-cell>
          <table:table-cell office:value-type="float" office:value="102" calcext:value-type="float">
            <text:p>102</text:p>
          </table:table-cell>
          <table:table-cell office:value-type="float" office:value="113" calcext:value-type="float">
            <text:p>113</text:p>
          </table:table-cell>
          <table:table-cell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office:value-type="float" office:value="109" calcext:value-type="float">
            <text:p>109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113" calcext:value-type="float">
            <text:p>113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table:number-columns-repeated="1000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7" office:value-type="float" office:value="21" calcext:value-type="float">
            <text:p>21</text:p>
          </table:table-cell>
          <table:table-cell table:number-columns-repeated="5" office:value-type="float" office:value="22" calcext:value-type="float">
            <text:p>22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13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float" office:value="144" calcext:value-type="float">
            <text:p>144</text:p>
          </table:table-cell>
          <table:table-cell office:value-type="float" office:value="104" calcext:value-type="float">
            <text:p>104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89" calcext:value-type="float">
            <text:p>89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3" office:value-type="float" office:value="104" calcext:value-type="float">
            <text:p>104</text:p>
          </table:table-cell>
          <table:table-cell table:number-columns-repeated="2"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7" calcext:value-type="float">
            <text:p>137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2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05" calcext:value-type="float">
            <text:p>205</text:p>
          </table:table-cell>
          <table:table-cell office:value-type="float" office:value="172" calcext:value-type="float">
            <text:p>172</text:p>
          </table:table-cell>
          <table:table-cell office:value-type="float" office:value="124" calcext:value-type="float">
            <text:p>124</text:p>
          </table:table-cell>
          <table:table-cell office:value-type="float" office:value="123" calcext:value-type="float">
            <text:p>123</text:p>
          </table:table-cell>
          <table:table-cell table:number-columns-repeated="2" office:value-type="float" office:value="158" calcext:value-type="float">
            <text:p>158</text:p>
          </table:table-cell>
          <table:table-cell office:value-type="float" office:value="161" calcext:value-type="float">
            <text:p>161</text:p>
          </table:table-cell>
          <table:table-cell office:value-type="float" office:value="112" calcext:value-type="float">
            <text:p>112</text:p>
          </table:table-cell>
          <table:table-cell office:value-type="float" office:value="111" calcext:value-type="float">
            <text:p>111</text:p>
          </table:table-cell>
          <table:table-cell table:number-columns-repeated="2" office:value-type="float" office:value="161" calcext:value-type="float">
            <text:p>161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3" calcext:value-type="float">
            <text:p>123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122" calcext:value-type="float">
            <text:p>122</text:p>
          </table:table-cell>
          <table:table-cell office:value-type="float" office:value="124" calcext:value-type="float">
            <text:p>124</text:p>
          </table:table-cell>
          <table:table-cell table:number-columns-repeated="2" office:value-type="float" office:value="166" calcext:value-type="float">
            <text:p>166</text:p>
          </table:table-cell>
          <table:table-cell office:value-type="float" office:value="168" calcext:value-type="float">
            <text:p>168</text:p>
          </table:table-cell>
          <table:table-cell office:value-type="float" office:value="167" calcext:value-type="float">
            <text:p>167</text:p>
          </table:table-cell>
          <table:table-cell office:value-type="float" office:value="170" calcext:value-type="float">
            <text:p>17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2" office:value-type="float" office:value="37" calcext:value-type="float">
            <text:p>37</text:p>
          </table:table-cell>
          <table:table-cell table:number-columns-repeated="7" office:value-type="float" office:value="45" calcext:value-type="float">
            <text:p>45</text:p>
          </table:table-cell>
          <table:table-cell table:number-columns-repeated="2" office:value-type="float" office:value="37" calcext:value-type="float">
            <text:p>37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16" calcext:value-type="float">
            <text:p>116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102" calcext:value-type="float">
            <text:p>102</text:p>
          </table:table-cell>
          <table:table-cell office:value-type="float" office:value="123" calcext:value-type="float">
            <text:p>123</text:p>
          </table:table-cell>
          <table:table-cell office:value-type="float" office:value="122" calcext:value-type="float">
            <text:p>122</text:p>
          </table:table-cell>
          <table:table-cell office:value-type="float" office:value="115" calcext:value-type="float">
            <text:p>115</text:p>
          </table:table-cell>
          <table:table-cell office:value-type="float" office:value="124" calcext:value-type="float">
            <text:p>124</text:p>
          </table:table-cell>
          <table:table-cell office:value-type="float" office:value="105" calcext:value-type="float">
            <text:p>105</text:p>
          </table:table-cell>
          <table:table-cell office:value-type="float" office:value="102" calcext:value-type="float">
            <text:p>102</text:p>
          </table:table-cell>
          <table:table-cell office:value-type="float" office:value="116" calcext:value-type="float">
            <text:p>116</text:p>
          </table:table-cell>
          <table:table-cell office:value-type="float" office:value="113" calcext:value-type="float">
            <text:p>113</text:p>
          </table:table-cell>
          <table:table-cell office:value-type="float" office:value="105" calcext:value-type="float">
            <text:p>105</text:p>
          </table:table-cell>
          <table:table-cell office:value-type="float" office:value="117" calcext:value-type="float">
            <text:p>117</text:p>
          </table:table-cell>
          <table:table-cell office:value-type="float" office:value="105" calcext:value-type="float">
            <text:p>105</text:p>
          </table:table-cell>
          <table:table-cell office:value-type="float" office:value="103" calcext:value-type="float">
            <text:p>103</text:p>
          </table:table-cell>
          <table:table-cell office:value-type="float" office:value="111" calcext:value-type="float">
            <text:p>111</text:p>
          </table:table-cell>
          <table:table-cell table:number-columns-repeated="2" office:value-type="float" office:value="99" calcext:value-type="float">
            <text:p>99</text:p>
          </table:table-cell>
          <table:table-cell table:number-columns-repeated="3" office:value-type="float" office:value="111" calcext:value-type="float">
            <text:p>111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4" office:value-type="float" office:value="64" calcext:value-type="float">
            <text:p>64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7" office:value-type="float" office:value="29" calcext:value-type="float">
            <text:p>29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7" office:value-type="float" office:value="25" calcext:value-type="float">
            <text:p>25</text:p>
          </table:table-cell>
          <table:table-cell table:number-columns-repeated="4"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1"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3" office:value-type="float" office:value="35" calcext:value-type="float">
            <text:p>35</text:p>
          </table:table-cell>
          <table:table-cell table:number-columns-repeated="2" office:value-type="float" office:value="34" calcext:value-type="float">
            <text:p>34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7" office:value-type="float" office:value="33" calcext:value-type="float">
            <text:p>33</text:p>
          </table:table-cell>
          <table:table-cell table:number-columns-repeated="5" office:value-type="float" office:value="35" calcext:value-type="float">
            <text:p>35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7" office:value-type="float" office:value="33" calcext:value-type="float">
            <text:p>33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3" office:value-type="float" office:value="34" calcext:value-type="float">
            <text:p>34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1" office:value-type="float" office:value="2" calcext:value-type="float">
            <text:p>2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44" calcext:value-type="float">
            <text:p>44</text:p>
          </table:table-cell>
          <table:table-cell table:number-columns-repeated="2" office:value-type="float" office:value="41" calcext:value-type="float">
            <text:p>41</text:p>
          </table:table-cell>
          <table:table-cell table:number-columns-repeated="7" office:value-type="float" office:value="45" calcext:value-type="float">
            <text:p>45</text:p>
          </table:table-cell>
          <table:table-cell table:number-columns-repeated="2" office:value-type="float" office:value="41" calcext:value-type="float">
            <text:p>41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3"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4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79" calcext:value-type="float">
            <text:p>79</text:p>
          </table:table-cell>
          <table:table-cell office:value-type="float" office:value="74" calcext:value-type="float">
            <text:p>74</text:p>
          </table:table-cell>
          <table:table-cell office:value-type="float" office:value="97" calcext:value-type="float">
            <text:p>97</text:p>
          </table:table-cell>
          <table:table-cell office:value-type="float" office:value="110" calcext:value-type="float">
            <text:p>110</text:p>
          </table:table-cell>
          <table:table-cell office:value-type="float" office:value="86" calcext:value-type="float">
            <text:p>86</text:p>
          </table:table-cell>
          <table:table-cell office:value-type="float" office:value="98" calcext:value-type="float">
            <text:p>98</text:p>
          </table:table-cell>
          <table:table-cell office:value-type="float" office:value="92" calcext:value-type="float">
            <text:p>92</text:p>
          </table:table-cell>
          <table:table-cell office:value-type="float" office:value="87" calcext:value-type="float">
            <text:p>87</text:p>
          </table:table-cell>
          <table:table-cell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83" calcext:value-type="float">
            <text:p>83</text:p>
          </table:table-cell>
          <table:table-cell table:number-columns-repeated="3" office:value-type="float" office:value="96" calcext:value-type="float">
            <text:p>96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7" office:value-type="float" office:value="30" calcext:value-type="float">
            <text:p>30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3" office:value-type="float" office:value="24" calcext:value-type="float">
            <text:p>24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2" office:value-type="float" office:value="34" calcext:value-type="float">
            <text:p>34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7" office:value-type="float" office:value="32" calcext:value-type="float">
            <text:p>32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1"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office:value-type="float" office:value="111" calcext:value-type="float">
            <text:p>11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12" calcext:value-type="float">
            <text:p>112</text:p>
          </table:table-cell>
          <table:table-cell office:value-type="float" office:value="111" calcext:value-type="float">
            <text:p>111</text:p>
          </table:table-cell>
          <table:table-cell office:value-type="float" office:value="105" calcext:value-type="float">
            <text:p>105</text:p>
          </table:table-cell>
          <table:table-cell office:value-type="float" office:value="113" calcext:value-type="float">
            <text:p>113</text:p>
          </table:table-cell>
          <table:table-cell office:value-type="float" office:value="112" calcext:value-type="float">
            <text:p>112</text:p>
          </table:table-cell>
          <table:table-cell office:value-type="float" office:value="101" calcext:value-type="float">
            <text:p>101</text:p>
          </table:table-cell>
          <table:table-cell office:value-type="float" office:value="104" calcext:value-type="float">
            <text:p>104</text:p>
          </table:table-cell>
          <table:table-cell office:value-type="float" office:value="109" calcext:value-type="float">
            <text:p>109</text:p>
          </table:table-cell>
          <table:table-cell office:value-type="float" office:value="106" calcext:value-type="float">
            <text:p>106</text:p>
          </table:table-cell>
          <table:table-cell office:value-type="float" office:value="105" calcext:value-type="float">
            <text:p>105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107" calcext:value-type="float">
            <text:p>107</text:p>
          </table:table-cell>
          <table:table-cell table:number-columns-repeated="3" office:value-type="float" office:value="104" calcext:value-type="float">
            <text:p>104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7" office:value-type="float" office:value="25" calcext:value-type="float">
            <text:p>2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9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22"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7" office:value-type="float" office:value="34" calcext:value-type="float">
            <text:p>34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2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7" office:value-type="float" office:value="33" calcext:value-type="float">
            <text:p>33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3" office:value-type="float" office:value="34" calcext:value-type="float">
            <text:p>34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table:number-columns-repeated="21"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1"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88" calcext:value-type="float">
            <text:p>88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79" calcext:value-type="float">
            <text:p>79</text:p>
          </table:table-cell>
          <table:table-cell office:value-type="float" office:value="84" calcext:value-type="float">
            <text:p>84</text:p>
          </table:table-cell>
          <table:table-cell office:value-type="float" office:value="81" calcext:value-type="float">
            <text:p>81</text:p>
          </table:table-cell>
          <table:table-cell office:value-type="float" office:value="86" calcext:value-type="float">
            <text:p>86</text:p>
          </table:table-cell>
          <table:table-cell office:value-type="float" office:value="83" calcext:value-type="float">
            <text:p>83</text:p>
          </table:table-cell>
          <table:table-cell office:value-type="float" office:value="80" calcext:value-type="float">
            <text:p>80</text:p>
          </table:table-cell>
          <table:table-cell office:value-type="float" office:value="83" calcext:value-type="float">
            <text:p>83</text:p>
          </table:table-cell>
          <table:table-cell office:value-type="float" office:value="80" calcext:value-type="float">
            <text:p>80</text:p>
          </table:table-cell>
          <table:table-cell office:value-type="float" office:value="83" calcext:value-type="float">
            <text:p>83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3" office:value-type="float" office:value="86" calcext:value-type="float">
            <text:p>86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21"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2" office:value-type="float" office:value="41" calcext:value-type="float">
            <text:p>41</text:p>
          </table:table-cell>
          <table:table-cell table:number-columns-repeated="7" office:value-type="float" office:value="46" calcext:value-type="float">
            <text:p>46</text:p>
          </table:table-cell>
          <table:table-cell table:number-columns-repeated="2" office:value-type="float" office:value="41" calcext:value-type="float">
            <text:p>41</text:p>
          </table:table-cell>
          <table:table-cell table:number-columns-repeated="3" office:value-type="float" office:value="43" calcext:value-type="float">
            <text:p>43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42" calcext:value-type="float">
            <text:p>42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41" calcext:value-type="float">
            <text:p>41</text:p>
          </table:table-cell>
          <table:table-cell table:number-columns-repeated="2" office:value-type="float" office:value="53" calcext:value-type="float">
            <text:p>53</text:p>
          </table:table-cell>
          <table:table-cell table:number-columns-repeated="7" office:value-type="float" office:value="42" calcext:value-type="float">
            <text:p>42</text:p>
          </table:table-cell>
          <table:table-cell table:number-columns-repeated="2" office:value-type="float" office:value="58" calcext:value-type="float">
            <text:p>58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45" calcext:value-type="float">
            <text:p>45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4" calcext:value-type="float">
            <text:p>34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34" calcext:value-type="float">
            <text:p>34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6"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34" calcext:value-type="float">
            <text:p>34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7" office:value-type="float" office:value="32" calcext:value-type="float">
            <text:p>32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9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08" calcext:value-type="float">
            <text:p>208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34" calcext:value-type="float">
            <text:p>34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7" office:value-type="float" office:value="34" calcext:value-type="float">
            <text:p>34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3" office:value-type="float" office:value="35" calcext:value-type="float">
            <text:p>35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41" calcext:value-type="float">
            <text:p>41</text:p>
          </table:table-cell>
          <table:table-cell table:number-columns-repeated="2" office:value-type="float" office:value="39" calcext:value-type="float">
            <text:p>39</text:p>
          </table:table-cell>
          <table:table-cell table:number-columns-repeated="3" office:value-type="float" office:value="40" calcext:value-type="float">
            <text:p>40</text:p>
          </table:table-cell>
          <table:table-cell table:number-columns-repeated="2" office:value-type="float" office:value="39" calcext:value-type="float">
            <text:p>39</text:p>
          </table:table-cell>
          <table:table-cell table:number-columns-repeated="7" office:value-type="float" office:value="41" calcext:value-type="float">
            <text:p>41</text:p>
          </table:table-cell>
          <table:table-cell table:number-columns-repeated="2" office:value-type="float" office:value="39" calcext:value-type="float">
            <text:p>39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4" calcext:value-type="float">
            <text:p>44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7" office:value-type="float" office:value="44" calcext:value-type="float">
            <text:p>44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2" office:value-type="float" office:value="39" calcext:value-type="float">
            <text:p>39</text:p>
          </table:table-cell>
          <table:table-cell table:number-columns-repeated="7" office:value-type="float" office:value="47" calcext:value-type="float">
            <text:p>47</text:p>
          </table:table-cell>
          <table:table-cell table:number-columns-repeated="2" office:value-type="float" office:value="39" calcext:value-type="float">
            <text:p>39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14" calcext:value-type="float">
            <text:p>214</text:p>
          </table:table-cell>
          <table:table-cell office:value-type="float" office:value="178" calcext:value-type="float">
            <text:p>178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44" calcext:value-type="float">
            <text:p>44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7" office:value-type="float" office:value="43" calcext:value-type="float">
            <text:p>43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65" calcext:value-type="float">
            <text:p>65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88" calcext:value-type="float">
            <text:p>188</text:p>
          </table:table-cell>
          <table:table-cell office:value-type="float" office:value="167" calcext:value-type="float">
            <text:p>167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7" office:value-type="float" office:value="26" calcext:value-type="float">
            <text:p>26</text:p>
          </table:table-cell>
          <table:table-cell table:number-columns-repeated="5" office:value-type="float" office:value="27" calcext:value-type="float">
            <text:p>27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13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3" office:value-type="float" office:value="35" calcext:value-type="float">
            <text:p>35</text:p>
          </table:table-cell>
          <table:table-cell table:number-columns-repeated="2" office:value-type="float" office:value="34" calcext:value-type="float">
            <text:p>34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7" office:value-type="float" office:value="33" calcext:value-type="float">
            <text:p>33</text:p>
          </table:table-cell>
          <table:table-cell table:number-columns-repeated="4"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7"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3" office:value-type="float" office:value="20" calcext:value-type="float">
            <text:p>20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65" calcext:value-type="float">
            <text:p>165</text:p>
          </table:table-cell>
          <table:table-cell office:value-type="float" office:value="143" calcext:value-type="float">
            <text:p>143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4" calcext:value-type="float">
            <text:p>34</text:p>
          </table:table-cell>
          <table:table-cell table:number-columns-repeated="2" office:value-type="float" office:value="37" calcext:value-type="float">
            <text:p>37</text:p>
          </table:table-cell>
          <table:table-cell table:number-columns-repeated="7" office:value-type="float" office:value="35" calcext:value-type="float">
            <text:p>35</text:p>
          </table:table-cell>
          <table:table-cell table:number-columns-repeated="2" office:value-type="float" office:value="37" calcext:value-type="float">
            <text:p>37</text:p>
          </table:table-cell>
          <table:table-cell table:number-columns-repeated="3" office:value-type="float" office:value="36" calcext:value-type="float">
            <text:p>36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7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38" calcext:value-type="float">
            <text:p>38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8" calcext:value-type="float">
            <text:p>38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7" office:value-type="float" office:value="38" calcext:value-type="float">
            <text:p>38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3" office:value-type="float" office:value="34" calcext:value-type="float">
            <text:p>34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34" calcext:value-type="float">
            <text:p>34</text:p>
          </table:table-cell>
          <table:table-cell table:number-columns-repeated="7" office:value-type="float" office:value="32" calcext:value-type="float">
            <text:p>32</text:p>
          </table:table-cell>
          <table:table-cell table:number-columns-repeated="5" office:value-type="float" office:value="34" calcext:value-type="float">
            <text:p>34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22"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office:value-type="float" office:value="94" calcext:value-type="float">
            <text:p>94</text:p>
          </table:table-cell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float" office:value="83" calcext:value-type="float">
            <text:p>83</text:p>
          </table:table-cell>
          <table:table-cell office:value-type="float" office:value="104" calcext:value-type="float">
            <text:p>104</text:p>
          </table:table-cell>
          <table:table-cell office:value-type="float" office:value="125" calcext:value-type="float">
            <text:p>125</text:p>
          </table:table-cell>
          <table:table-cell office:value-type="float" office:value="93" calcext:value-type="float">
            <text:p>93</text:p>
          </table:table-cell>
          <table:table-cell office:value-type="float" office:value="107" calcext:value-type="float">
            <text:p>107</text:p>
          </table:table-cell>
          <table:table-cell office:value-type="float" office:value="106" calcext:value-type="float">
            <text:p>106</text:p>
          </table:table-cell>
          <table:table-cell office:value-type="float" office:value="102" calcext:value-type="float">
            <text:p>102</text:p>
          </table:table-cell>
          <table:table-cell office:value-type="float" office:value="108" calcext:value-type="float">
            <text:p>108</text:p>
          </table:table-cell>
          <table:table-cell office:value-type="float" office:value="112" calcext:value-type="float">
            <text:p>112</text:p>
          </table:table-cell>
          <table:table-cell office:value-type="float" office:value="109" calcext:value-type="float">
            <text:p>109</text:p>
          </table:table-cell>
          <table:table-cell office:value-type="float" office:value="113" calcext:value-type="float">
            <text:p>113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3" office:value-type="float" office:value="110" calcext:value-type="float">
            <text:p>110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3" office:value-type="float" office:value="34" calcext:value-type="float">
            <text:p>34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34" calcext:value-type="float">
            <text:p>34</text:p>
          </table:table-cell>
          <table:table-cell table:number-columns-repeated="7" office:value-type="float" office:value="32" calcext:value-type="float">
            <text:p>32</text:p>
          </table:table-cell>
          <table:table-cell table:number-columns-repeated="5" office:value-type="float" office:value="34" calcext:value-type="float">
            <text:p>34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7" office:value-type="float" office:value="26" calcext:value-type="float">
            <text:p>26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3" office:value-type="float" office:value="20" calcext:value-type="float">
            <text:p>2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1" calcext:value-type="float">
            <text:p>71</text:p>
          </table:table-cell>
          <table:table-cell table:number-columns-repeated="3"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office:value-type="float" office:value="69" calcext:value-type="float">
            <text:p>69</text:p>
          </table:table-cell>
          <table:table-cell office:value-type="float" office:value="74" calcext:value-type="float">
            <text:p>74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71" calcext:value-type="float">
            <text:p>71</text:p>
          </table:table-cell>
          <table:table-cell table:number-columns-repeated="3" office:value-type="float" office:value="73" calcext:value-type="float">
            <text:p>73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41" calcext:value-type="float">
            <text:p>41</text:p>
          </table:table-cell>
          <table:table-cell table:number-columns-repeated="2" office:value-type="float" office:value="39" calcext:value-type="float">
            <text:p>39</text:p>
          </table:table-cell>
          <table:table-cell table:number-columns-repeated="3" office:value-type="float" office:value="40" calcext:value-type="float">
            <text:p>40</text:p>
          </table:table-cell>
          <table:table-cell table:number-columns-repeated="2" office:value-type="float" office:value="39" calcext:value-type="float">
            <text:p>39</text:p>
          </table:table-cell>
          <table:table-cell table:number-columns-repeated="7" office:value-type="float" office:value="41" calcext:value-type="float">
            <text:p>41</text:p>
          </table:table-cell>
          <table:table-cell table:number-columns-repeated="2" office:value-type="float" office:value="39" calcext:value-type="float">
            <text:p>39</text:p>
          </table:table-cell>
          <table:table-cell table:number-columns-repeated="3" office:value-type="float" office:value="40" calcext:value-type="float">
            <text:p>40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7" office:value-type="float" office:value="24" calcext:value-type="float">
            <text:p>24</text:p>
          </table:table-cell>
          <table:table-cell table:number-columns-repeated="5" office:value-type="float" office:value="25" calcext:value-type="float">
            <text:p>25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5"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4" calcext:value-type="float">
            <text:p>34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4" calcext:value-type="float">
            <text:p>34</text:p>
          </table:table-cell>
          <table:table-cell table:number-columns-repeated="2" office:value-type="float" office:value="37" calcext:value-type="float">
            <text:p>37</text:p>
          </table:table-cell>
          <table:table-cell table:number-columns-repeated="7" office:value-type="float" office:value="34" calcext:value-type="float">
            <text:p>34</text:p>
          </table:table-cell>
          <table:table-cell table:number-columns-repeated="2" office:value-type="float" office:value="37" calcext:value-type="float">
            <text:p>37</text:p>
          </table:table-cell>
          <table:table-cell table:number-columns-repeated="3" office:value-type="float" office:value="36" calcext:value-type="float">
            <text:p>36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8" calcext:value-type="float">
            <text:p>38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7" office:value-type="float" office:value="38" calcext:value-type="float">
            <text:p>38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1"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7" office:value-type="float" office:value="26" calcext:value-type="float">
            <text:p>26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7" office:value-type="float" office:value="25" calcext:value-type="float">
            <text:p>25</text:p>
          </table:table-cell>
          <table:table-cell table:number-columns-repeated="4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9" calcext:value-type="float">
            <text:p>39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7" office:value-type="float" office:value="39" calcext:value-type="float">
            <text:p>39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5" office:value-type="float" office:value="35" calcext:value-type="float">
            <text:p>35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3" office:value-type="float" office:value="35" calcext:value-type="float">
            <text:p>35</text:p>
          </table:table-cell>
          <table:table-cell table:number-columns-repeated="2" office:value-type="float" office:value="34" calcext:value-type="float">
            <text:p>34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7" office:value-type="float" office:value="33" calcext:value-type="float">
            <text:p>33</text:p>
          </table:table-cell>
          <table:table-cell table:number-columns-repeated="4"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21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7" office:value-type="float" office:value="33" calcext:value-type="float">
            <text:p>33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3" office:value-type="float" office:value="34" calcext:value-type="float">
            <text:p>34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7" office:value-type="float" office:value="24" calcext:value-type="float">
            <text:p>24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3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4" calcext:value-type="float">
            <text:p>44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44" calcext:value-type="float">
            <text:p>44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7" office:value-type="float" office:value="44" calcext:value-type="float">
            <text:p>44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21" office:value-type="float" office:value="2" calcext:value-type="float">
            <text:p>2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41" calcext:value-type="float">
            <text:p>41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41" calcext:value-type="float">
            <text:p>41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7" office:value-type="float" office:value="41" calcext:value-type="float">
            <text:p>41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2" office:value-type="float" office:value="41" calcext:value-type="float">
            <text:p>41</text:p>
          </table:table-cell>
          <table:table-cell table:number-columns-repeated="7" office:value-type="float" office:value="47" calcext:value-type="float">
            <text:p>47</text:p>
          </table:table-cell>
          <table:table-cell table:number-columns-repeated="4"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office:value-type="float" office:value="154" calcext:value-type="float">
            <text:p>154</text:p>
          </table:table-cell>
          <table:table-cell office:value-type="float" office:value="147" calcext:value-type="float">
            <text:p>147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143" calcext:value-type="float">
            <text:p>143</text:p>
          </table:table-cell>
          <table:table-cell office:value-type="float" office:value="146" calcext:value-type="float">
            <text:p>146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148" calcext:value-type="float">
            <text:p>148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table:number-columns-repeated="3" office:value-type="float" office:value="151" calcext:value-type="float">
            <text:p>151</text:p>
          </table:table-cell>
          <table:table-cell table:number-columns-repeated="2" office:value-type="float" office:value="148" calcext:value-type="float">
            <text:p>148</text:p>
          </table:table-cell>
          <table:table-cell office:value-type="float" office:value="150" calcext:value-type="float">
            <text:p>150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7" office:value-type="float" office:value="27" calcext:value-type="float">
            <text:p>27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7" office:value-type="float" office:value="26" calcext:value-type="float">
            <text:p>26</text:p>
          </table:table-cell>
          <table:table-cell table:number-columns-repeated="4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51" calcext:value-type="float">
            <text:p>151</text:p>
          </table:table-cell>
          <table:table-cell office:value-type="float" office:value="121" calcext:value-type="float">
            <text:p>121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101" calcext:value-type="float">
            <text:p>101</text:p>
          </table:table-cell>
          <table:table-cell office:value-type="float" office:value="105" calcext:value-type="float">
            <text:p>105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13" calcext:value-type="float">
            <text:p>113</text:p>
          </table:table-cell>
          <table:table-cell table:number-columns-repeated="2" office:value-type="float" office:value="107" calcext:value-type="float">
            <text:p>107</text:p>
          </table:table-cell>
          <table:table-cell office:value-type="float" office:value="109" calcext:value-type="float">
            <text:p>109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8" office:value-type="float" office:value="35" calcext:value-type="float">
            <text:p>35</text:p>
          </table:table-cell>
          <table:table-cell table:number-columns-repeated="3" office:value-type="float" office:value="36" calcext:value-type="float">
            <text:p>36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1" calcext:value-type="float">
            <text:p>11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13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22"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4" calcext:value-type="float">
            <text:p>34</text:p>
          </table:table-cell>
          <table:table-cell table:number-columns-repeated="2" office:value-type="float" office:value="37" calcext:value-type="float">
            <text:p>37</text:p>
          </table:table-cell>
          <table:table-cell table:number-columns-repeated="7" office:value-type="float" office:value="35" calcext:value-type="float">
            <text:p>35</text:p>
          </table:table-cell>
          <table:table-cell table:number-columns-repeated="2" office:value-type="float" office:value="37" calcext:value-type="float">
            <text:p>37</text:p>
          </table:table-cell>
          <table:table-cell table:number-columns-repeated="3" office:value-type="float" office:value="36" calcext:value-type="float">
            <text:p>36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2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41" calcext:value-type="float">
            <text:p>41</text:p>
          </table:table-cell>
          <table:table-cell table:number-columns-repeated="2" office:value-type="float" office:value="42" calcext:value-type="float">
            <text:p>42</text:p>
          </table:table-cell>
          <table:table-cell table:number-columns-repeated="3" office:value-type="float" office:value="41" calcext:value-type="float">
            <text:p>41</text:p>
          </table:table-cell>
          <table:table-cell table:number-columns-repeated="2" office:value-type="float" office:value="43" calcext:value-type="float">
            <text:p>43</text:p>
          </table:table-cell>
          <table:table-cell table:number-columns-repeated="7" office:value-type="float" office:value="41" calcext:value-type="float">
            <text:p>41</text:p>
          </table:table-cell>
          <table:table-cell table:number-columns-repeated="2" office:value-type="float" office:value="44" calcext:value-type="float">
            <text:p>44</text:p>
          </table:table-cell>
          <table:table-cell table:number-columns-repeated="3" office:value-type="float" office:value="41" calcext:value-type="float">
            <text:p>41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2" calcext:value-type="float">
            <text:p>2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7" office:value-type="float" office:value="33" calcext:value-type="float">
            <text:p>33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3" office:value-type="float" office:value="34" calcext:value-type="float">
            <text:p>34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42" calcext:value-type="float">
            <text:p>42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3" office:value-type="float" office:value="41" calcext:value-type="float">
            <text:p>41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7" office:value-type="float" office:value="42" calcext:value-type="float">
            <text:p>42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3" office:value-type="float" office:value="41" calcext:value-type="float">
            <text:p>41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7" office:value-type="float" office:value="33" calcext:value-type="float">
            <text:p>33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132" calcext:value-type="float">
            <text:p>132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114" calcext:value-type="float">
            <text:p>114</text:p>
          </table:table-cell>
          <table:table-cell table:number-columns-repeated="2" office:value-type="float" office:value="106" calcext:value-type="float">
            <text:p>106</text:p>
          </table:table-cell>
          <table:table-cell office:value-type="float" office:value="111" calcext:value-type="float">
            <text:p>111</text:p>
          </table:table-cell>
          <table:table-cell table:number-columns-repeated="2" office:value-type="float" office:value="113" calcext:value-type="float">
            <text:p>113</text:p>
          </table:table-cell>
          <table:table-cell office:value-type="float" office:value="111" calcext:value-type="float">
            <text:p>111</text:p>
          </table:table-cell>
          <table:table-cell office:value-type="float" office:value="101" calcext:value-type="float">
            <text:p>101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101" calcext:value-type="float">
            <text:p>101</text:p>
          </table:table-cell>
          <table:table-cell office:value-type="float" office:value="111" calcext:value-type="float">
            <text:p>111</text:p>
          </table:table-cell>
          <table:table-cell table:number-columns-repeated="2" office:value-type="float" office:value="119" calcext:value-type="float">
            <text:p>119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7" office:value-type="float" office:value="25" calcext:value-type="float">
            <text:p>25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4" calcext:value-type="float">
            <text:p>34</text:p>
          </table:table-cell>
          <table:table-cell table:number-columns-repeated="3" office:value-type="float" office:value="36" calcext:value-type="float">
            <text:p>36</text:p>
          </table:table-cell>
          <table:table-cell table:number-columns-repeated="2" office:value-type="float" office:value="34" calcext:value-type="float">
            <text:p>34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7" office:value-type="float" office:value="34" calcext:value-type="float">
            <text:p>34</text:p>
          </table:table-cell>
          <table:table-cell table:number-columns-repeated="5" office:value-type="float" office:value="36" calcext:value-type="float">
            <text:p>36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3" office:value-type="float" office:value="26" calcext:value-type="float">
            <text:p>26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5" office:value-type="float" office:value="33" calcext:value-type="float">
            <text:p>33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2" calcext:value-type="float">
            <text:p>2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7"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41" calcext:value-type="float">
            <text:p>41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5" office:value-type="float" office:value="47" calcext:value-type="float">
            <text:p>47</text:p>
          </table:table-cell>
          <table:table-cell table:number-columns-repeated="2" office:value-type="float" office:value="41" calcext:value-type="float">
            <text:p>41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66" calcext:value-type="float">
            <text:p>66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7" calcext:value-type="float">
            <text:p>57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61" calcext:value-type="float">
            <text:p>61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31" calcext:value-type="float">
            <text:p>131</text:p>
          </table:table-cell>
          <table:table-cell office:value-type="float" office:value="107" calcext:value-type="float">
            <text:p>107</text:p>
          </table:table-cell>
          <table:table-cell table:number-columns-repeated="21" office:value-type="float" office:value="39" calcext:value-type="float">
            <text:p>39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22" office:value-type="float" office:value="2" calcext:value-type="float">
            <text:p>2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table:number-columns-repeated="21" office:value-type="float" office:value="9" calcext:value-type="float">
            <text:p>9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3" office:value-type="float" office:value="26" calcext:value-type="float">
            <text:p>26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5" office:value-type="float" office:value="33" calcext:value-type="float">
            <text:p>33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number-columns-repeated="1000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3" office:value-type="float" office:value="26" calcext:value-type="float">
            <text:p>26</text:p>
          </table:table-cell>
          <table:table-cell table:number-columns-repeated="2" office:value-type="float" office:value="34" calcext:value-type="float">
            <text:p>34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6"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2" office:value-type="float" office:value="34" calcext:value-type="float">
            <text:p>34</text:p>
          </table:table-cell>
          <table:table-cell table:number-columns-repeated="7" office:value-type="float" office:value="32" calcext:value-type="float">
            <text:p>32</text:p>
          </table:table-cell>
          <table:table-cell table:number-columns-repeated="2" office:value-type="float" office:value="34" calcext:value-type="float">
            <text:p>34</text:p>
          </table:table-cell>
          <table:table-cell table:number-columns-repeated="3" office:value-type="float" office:value="33" calcext:value-type="float">
            <text:p>33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73" calcext:value-type="float">
            <text:p>173</text:p>
          </table:table-cell>
          <table:table-cell office:value-type="float" office:value="152" calcext:value-type="float">
            <text:p>152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32" calcext:value-type="float">
            <text:p>132</text:p>
          </table:table-cell>
          <table:table-cell office:value-type="float" office:value="136" calcext:value-type="float">
            <text:p>136</text:p>
          </table:table-cell>
          <table:table-cell office:value-type="float" office:value="122" calcext:value-type="float">
            <text:p>122</text:p>
          </table:table-cell>
          <table:table-cell office:value-type="float" office:value="136" calcext:value-type="float">
            <text:p>136</text:p>
          </table:table-cell>
          <table:table-cell office:value-type="float" office:value="143" calcext:value-type="float">
            <text:p>143</text:p>
          </table:table-cell>
          <table:table-cell office:value-type="float" office:value="116" calcext:value-type="float">
            <text:p>116</text:p>
          </table:table-cell>
          <table:table-cell office:value-type="float" office:value="124" calcext:value-type="float">
            <text:p>124</text:p>
          </table:table-cell>
          <table:table-cell office:value-type="float" office:value="146" calcext:value-type="float">
            <text:p>146</text:p>
          </table:table-cell>
          <table:table-cell office:value-type="float" office:value="136" calcext:value-type="float">
            <text:p>136</text:p>
          </table:table-cell>
          <table:table-cell office:value-type="float" office:value="135" calcext:value-type="float">
            <text:p>135</text:p>
          </table:table-cell>
          <table:table-cell office:value-type="float" office:value="143" calcext:value-type="float">
            <text:p>143</text:p>
          </table:table-cell>
          <table:table-cell table:number-columns-repeated="2" office:value-type="float" office:value="135" calcext:value-type="float">
            <text:p>135</text:p>
          </table:table-cell>
          <table:table-cell office:value-type="float" office:value="137" calcext:value-type="float">
            <text:p>137</text:p>
          </table:table-cell>
          <table:table-cell table:number-columns-repeated="2" office:value-type="float" office:value="146" calcext:value-type="float">
            <text:p>146</text:p>
          </table:table-cell>
          <table:table-cell table:number-columns-repeated="3" office:value-type="float" office:value="133" calcext:value-type="float">
            <text:p>133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table:number-columns-repeated="21" office:value-type="float" office:value="36" calcext:value-type="float">
            <text:p>36</text:p>
          </table:table-cell>
          <table:table-cell table:number-columns-repeated="1000"/>
        </table:table-row>
        <table:table-row table:style-name="ro1">
          <table:table-cell/>
          <table:table-cell table:number-columns-repeated="1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7" office:value-type="float" office:value="16" calcext:value-type="float">
            <text:p>16</text:p>
          </table:table-cell>
          <table:table-cell table:number-columns-repeated="5" office:value-type="float" office:value="12" calcext:value-type="float">
            <text:p>12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7" office:value-type="float" office:value="33" calcext:value-type="float">
            <text:p>33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3" office:value-type="float" office:value="34" calcext:value-type="float">
            <text:p>34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2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21" calcext:value-type="float">
            <text:p>2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7" office:value-type="float" office:value="9" calcext:value-type="float">
            <text:p>9</text:p>
          </table:table-cell>
          <table:table-cell table:number-columns-repeated="5" office:value-type="float" office:value="7" calcext:value-type="float">
            <text:p>7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09" calcext:value-type="float">
            <text:p>209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44" calcext:value-type="float">
            <text:p>44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7" office:value-type="float" office:value="44" calcext:value-type="float">
            <text:p>44</text:p>
          </table:table-cell>
          <table:table-cell table:number-columns-repeated="2" office:value-type="float" office:value="67" calcext:value-type="float">
            <text:p>67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41" calcext:value-type="float">
            <text:p>41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3"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3" office:value-type="float" office:value="41" calcext:value-type="float">
            <text:p>4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7" office:value-type="float" office:value="47" calcext:value-type="float">
            <text:p>47</text:p>
          </table:table-cell>
          <table:table-cell table:number-columns-repeated="4"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1"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36" calcext:value-type="float">
            <text:p>36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3" office:value-type="float" office:value="44" calcext:value-type="float">
            <text:p>44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10" calcext:value-type="float">
            <text:p>110</text:p>
          </table:table-cell>
          <table:table-cell office:value-type="float" office:value="118" calcext:value-type="float">
            <text:p>118</text:p>
          </table:table-cell>
          <table:table-cell office:value-type="float" office:value="103" calcext:value-type="float">
            <text:p>103</text:p>
          </table:table-cell>
          <table:table-cell office:value-type="float" office:value="107" calcext:value-type="float">
            <text:p>107</text:p>
          </table:table-cell>
          <table:table-cell office:value-type="float" office:value="167" calcext:value-type="float">
            <text:p>167</text:p>
          </table:table-cell>
          <table:table-cell office:value-type="float" office:value="106" calcext:value-type="float">
            <text:p>106</text:p>
          </table:table-cell>
          <table:table-cell office:value-type="float" office:value="113" calcext:value-type="float">
            <text:p>113</text:p>
          </table:table-cell>
          <table:table-cell office:value-type="float" office:value="147" calcext:value-type="float">
            <text:p>147</text:p>
          </table:table-cell>
          <table:table-cell office:value-type="float" office:value="144" calcext:value-type="float">
            <text:p>144</text:p>
          </table:table-cell>
          <table:table-cell office:value-type="float" office:value="119" calcext:value-type="float">
            <text:p>119</text:p>
          </table:table-cell>
          <table:table-cell office:value-type="float" office:value="135" calcext:value-type="float">
            <text:p>135</text:p>
          </table:table-cell>
          <table:table-cell office:value-type="float" office:value="155" calcext:value-type="float">
            <text:p>155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158" calcext:value-type="float">
            <text:p>158</text:p>
          </table:table-cell>
          <table:table-cell office:value-type="float" office:value="139" calcext:value-type="float">
            <text:p>139</text:p>
          </table:table-cell>
          <table:table-cell table:number-columns-repeated="2" office:value-type="float" office:value="146" calcext:value-type="float">
            <text:p>146</text:p>
          </table:table-cell>
          <table:table-cell table:number-columns-repeated="3" office:value-type="float" office:value="139" calcext:value-type="float">
            <text:p>139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table:number-columns-repeated="21"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2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3" office:value-type="float" office:value="34" calcext:value-type="float">
            <text:p>34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34" calcext:value-type="float">
            <text:p>34</text:p>
          </table:table-cell>
          <table:table-cell table:number-columns-repeated="7" office:value-type="float" office:value="32" calcext:value-type="float">
            <text:p>32</text:p>
          </table:table-cell>
          <table:table-cell table:number-columns-repeated="5" office:value-type="float" office:value="34" calcext:value-type="float">
            <text:p>34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66" calcext:value-type="float">
            <text:p>66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table:number-columns-repeated="3" office:value-type="float" office:value="68" calcext:value-type="float">
            <text:p>68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13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38" calcext:value-type="float">
            <text:p>38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8" calcext:value-type="float">
            <text:p>38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7" office:value-type="float" office:value="38" calcext:value-type="float">
            <text:p>38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3" office:value-type="float" office:value="32" calcext:value-type="float">
            <text:p>3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7" office:value-type="float" office:value="30" calcext:value-type="float">
            <text:p>30</text:p>
          </table:table-cell>
          <table:table-cell table:number-columns-repeated="5" office:value-type="float" office:value="32" calcext:value-type="float">
            <text:p>32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3" office:value-type="float" office:value="34" calcext:value-type="float">
            <text:p>34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34" calcext:value-type="float">
            <text:p>34</text:p>
          </table:table-cell>
          <table:table-cell table:number-columns-repeated="7" office:value-type="float" office:value="32" calcext:value-type="float">
            <text:p>32</text:p>
          </table:table-cell>
          <table:table-cell table:number-columns-repeated="5" office:value-type="float" office:value="34" calcext:value-type="float">
            <text:p>34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35" calcext:value-type="float">
            <text:p>35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3" office:value-type="float" office:value="31" calcext:value-type="float">
            <text:p>31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3" office:value-type="float" office:value="37" calcext:value-type="float">
            <text:p>37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37" calcext:value-type="float">
            <text:p>37</text:p>
          </table:table-cell>
          <table:table-cell table:number-columns-repeated="7" office:value-type="float" office:value="35" calcext:value-type="float">
            <text:p>35</text:p>
          </table:table-cell>
          <table:table-cell table:number-columns-repeated="5" office:value-type="float" office:value="37" calcext:value-type="float">
            <text:p>37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7" office:value-type="float" office:value="33" calcext:value-type="float">
            <text:p>33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3" office:value-type="float" office:value="34" calcext:value-type="float">
            <text:p>34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1" office:value-type="float" office:value="12" calcext:value-type="float">
            <text:p>12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float" office:value="55" calcext:value-type="float">
            <text:p>55</text:p>
          </table:table-cell>
          <table:table-cell table:number-columns-repeated="4"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13" office:value-type="float" office:value="35" calcext:value-type="float">
            <text:p>35</text:p>
          </table:table-cell>
          <table:table-cell table:number-columns-repeated="3" office:value-type="float" office:value="36" calcext:value-type="float">
            <text:p>36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3" office:value-type="float" office:value="35" calcext:value-type="float">
            <text:p>35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7" office:value-type="float" office:value="33" calcext:value-type="float">
            <text:p>33</text:p>
          </table:table-cell>
          <table:table-cell table:number-columns-repeated="5" office:value-type="float" office:value="35" calcext:value-type="float">
            <text:p>35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22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3"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7" office:value-type="float" office:value="16" calcext:value-type="float">
            <text:p>16</text:p>
          </table:table-cell>
          <table:table-cell table:number-columns-repeated="5" office:value-type="float" office:value="17" calcext:value-type="float">
            <text:p>17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64" calcext:value-type="float">
            <text:p>164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22" calcext:value-type="float">
            <text:p>122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124" calcext:value-type="float">
            <text:p>124</text:p>
          </table:table-cell>
          <table:table-cell table:number-columns-repeated="2" office:value-type="float" office:value="114" calcext:value-type="float">
            <text:p>114</text:p>
          </table:table-cell>
          <table:table-cell office:value-type="float" office:value="116" calcext:value-type="float">
            <text:p>116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2" office:value-type="float" office:value="37" calcext:value-type="float">
            <text:p>37</text:p>
          </table:table-cell>
          <table:table-cell table:number-columns-repeated="7" office:value-type="float" office:value="45" calcext:value-type="float">
            <text:p>45</text:p>
          </table:table-cell>
          <table:table-cell table:number-columns-repeated="2" office:value-type="float" office:value="37" calcext:value-type="float">
            <text:p>37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7" office:value-type="float" office:value="33" calcext:value-type="float">
            <text:p>33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3" office:value-type="float" office:value="34" calcext:value-type="float">
            <text:p>34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7" office:value-type="float" office:value="47" calcext:value-type="float">
            <text:p>47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7" office:value-type="float" office:value="24" calcext:value-type="float">
            <text:p>24</text:p>
          </table:table-cell>
          <table:table-cell table:number-columns-repeated="5" office:value-type="float" office:value="25" calcext:value-type="float">
            <text:p>25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3" office:value-type="float" office:value="35" calcext:value-type="float">
            <text:p>35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7" office:value-type="float" office:value="33" calcext:value-type="float">
            <text:p>33</text:p>
          </table:table-cell>
          <table:table-cell table:number-columns-repeated="4"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4" calcext:value-type="float">
            <text:p>34</text:p>
          </table:table-cell>
          <table:table-cell table:number-columns-repeated="2" office:value-type="float" office:value="37" calcext:value-type="float">
            <text:p>37</text:p>
          </table:table-cell>
          <table:table-cell table:number-columns-repeated="7" office:value-type="float" office:value="35" calcext:value-type="float">
            <text:p>35</text:p>
          </table:table-cell>
          <table:table-cell table:number-columns-repeated="2" office:value-type="float" office:value="37" calcext:value-type="float">
            <text:p>37</text:p>
          </table:table-cell>
          <table:table-cell table:number-columns-repeated="3" office:value-type="float" office:value="36" calcext:value-type="float">
            <text:p>36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13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1" calcext:value-type="float">
            <text:p>11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number-columns-repeated="21"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3" office:value-type="float" office:value="35" calcext:value-type="float">
            <text:p>35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7" office:value-type="float" office:value="33" calcext:value-type="float">
            <text:p>33</text:p>
          </table:table-cell>
          <table:table-cell table:number-columns-repeated="4"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58" calcext:value-type="float">
            <text:p>58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office:value-type="float" office:value="61" calcext:value-type="float">
            <text:p>61</text:p>
          </table:table-cell>
          <table:table-cell office:value-type="float" office:value="58" calcext:value-type="float">
            <text:p>58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52" calcext:value-type="float">
            <text:p>52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2" calcext:value-type="float">
            <text:p>42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43" calcext:value-type="float">
            <text:p>43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7" office:value-type="float" office:value="42" calcext:value-type="float">
            <text:p>42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table:number-columns-repeated="3" office:value-type="float" office:value="34" calcext:value-type="float">
            <text:p>34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table:number-columns-repeated="6"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12" calcext:value-type="float">
            <text:p>12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42" calcext:value-type="float">
            <text:p>42</text:p>
          </table:table-cell>
          <table:table-cell office:value-type="float" office:value="55" calcext:value-type="float">
            <text:p>55</text:p>
          </table:table-cell>
          <table:table-cell office:value-type="float" office:value="51" calcext:value-type="float">
            <text:p>51</text:p>
          </table:table-cell>
          <table:table-cell office:value-type="float" office:value="59" calcext:value-type="float">
            <text:p>59</text:p>
          </table:table-cell>
          <table:table-cell office:value-type="float" office:value="52" calcext:value-type="float">
            <text:p>52</text:p>
          </table:table-cell>
          <table:table-cell office:value-type="float" office:value="30" calcext:value-type="float">
            <text:p>30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56" calcext:value-type="float">
            <text:p>56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3" office:value-type="float" office:value="49" calcext:value-type="float">
            <text:p>49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98" calcext:value-type="float">
            <text:p>198</text:p>
          </table:table-cell>
          <table:table-cell office:value-type="float" office:value="164" calcext:value-type="float">
            <text:p>164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2" office:value-type="float" office:value="62" calcext:value-type="float">
            <text:p>62</text:p>
          </table:table-cell>
          <table:table-cell table:number-columns-repeated="7" office:value-type="float" office:value="47" calcext:value-type="float">
            <text:p>47</text:p>
          </table:table-cell>
          <table:table-cell table:number-columns-repeated="2" office:value-type="float" office:value="67" calcext:value-type="float">
            <text:p>67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44" calcext:value-type="float">
            <text:p>44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number-columns-repeated="21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soma_real</text:p>
          </table:table-cell>
          <table:table-cell table:style-name="ce2" table:formula="of:=SUM([.B2:.B501])" office:value-type="float" office:value="11455" calcext:value-type="float">
            <text:p>11455</text:p>
          </table:table-cell>
          <table:table-cell table:style-name="ce2" table:number-columns-repeated="1022"/>
        </table:table-row>
        <table:table-row table:style-name="ro2">
          <table:table-cell table:style-name="ce2" office:value-type="string" calcext:value-type="string">
            <text:p>SUM</text:p>
          </table:table-cell>
          <table:table-cell table:style-name="ce3" office:value-type="string" calcext:value-type="string">
            <text:p>x</text:p>
          </table:table-cell>
          <table:table-cell table:style-name="ce4" table:number-matrix-columns-spanned="1" table:number-matrix-rows-spanned="1" table:formula="of:=SUM(ABS([.C2:.C501] - [.B2:.B501]))" office:value-type="float" office:value="3184" calcext:value-type="float">
            <text:p>3184</text:p>
          </table:table-cell>
          <table:table-cell table:style-name="ce4" table:number-matrix-columns-spanned="1" table:number-matrix-rows-spanned="1" table:formula="of:=SUM(ABS([.D2:.D501] - [.B2:.B501]))" office:value-type="float" office:value="7248" calcext:value-type="float">
            <text:p>7248</text:p>
          </table:table-cell>
          <table:table-cell table:style-name="ce4" table:number-matrix-columns-spanned="1" table:number-matrix-rows-spanned="1" table:formula="of:=SUM(ABS([.E2:.E501] - [.B2:.B501]))" office:value-type="float" office:value="7215" calcext:value-type="float">
            <text:p>7215</text:p>
          </table:table-cell>
          <table:table-cell table:style-name="ce2" table:number-matrix-columns-spanned="1" table:number-matrix-rows-spanned="1" table:formula="of:=SUM(ABS([.F2:.F501] - [.B2:.B501]))" office:value-type="float" office:value="6525" calcext:value-type="float">
            <text:p>6525</text:p>
          </table:table-cell>
          <table:table-cell table:style-name="ce2" table:number-matrix-columns-spanned="1" table:number-matrix-rows-spanned="1" table:formula="of:=SUM(ABS([.G2:.G501] - [.B2:.B501]))" office:value-type="float" office:value="6491" calcext:value-type="float">
            <text:p>6491</text:p>
          </table:table-cell>
          <table:table-cell table:style-name="ce2" table:number-matrix-columns-spanned="1" table:number-matrix-rows-spanned="1" table:formula="of:=SUM(ABS([.H2:.H501] - [.B2:.B501]))" office:value-type="float" office:value="6517" calcext:value-type="float">
            <text:p>6517</text:p>
          </table:table-cell>
          <table:table-cell table:style-name="ce2" table:number-matrix-columns-spanned="1" table:number-matrix-rows-spanned="1" table:formula="of:=SUM(ABS([.I2:.I501] - [.B2:.B501]))" office:value-type="float" office:value="7200" calcext:value-type="float">
            <text:p>7200</text:p>
          </table:table-cell>
          <table:table-cell table:style-name="ce2" table:number-matrix-columns-spanned="1" table:number-matrix-rows-spanned="1" table:formula="of:=SUM(ABS([.J2:.J501] - [.B2:.B501]))" office:value-type="float" office:value="7186" calcext:value-type="float">
            <text:p>7186</text:p>
          </table:table-cell>
          <table:table-cell table:style-name="ce2" table:number-matrix-columns-spanned="1" table:number-matrix-rows-spanned="1" table:formula="of:=SUM(ABS([.K2:.K501] - [.B2:.B501]))" office:value-type="float" office:value="6461" calcext:value-type="float">
            <text:p>6461</text:p>
          </table:table-cell>
          <table:table-cell table:style-name="ce2" table:number-matrix-columns-spanned="1" table:number-matrix-rows-spanned="1" table:formula="of:=SUM(ABS([.L2:.L501] - [.B2:.B501]))" office:value-type="float" office:value="6463" calcext:value-type="float">
            <text:p>6463</text:p>
          </table:table-cell>
          <table:table-cell table:style-name="ce2" table:number-matrix-columns-spanned="1" table:number-matrix-rows-spanned="1" table:formula="of:=SUM(ABS([.M2:.M501] - [.B2:.B501]))" office:value-type="float" office:value="7080" calcext:value-type="float">
            <text:p>7080</text:p>
          </table:table-cell>
          <table:table-cell table:style-name="ce2" table:number-matrix-columns-spanned="1" table:number-matrix-rows-spanned="1" table:formula="of:=SUM(ABS([.N2:.N501] - [.B2:.B501]))" office:value-type="float" office:value="7061" calcext:value-type="float">
            <text:p>7061</text:p>
          </table:table-cell>
          <table:table-cell table:style-name="ce2" table:number-matrix-columns-spanned="1" table:number-matrix-rows-spanned="1" table:formula="of:=SUM(ABS([.O2:.O501] - [.B2:.B501]))" office:value-type="float" office:value="7095" calcext:value-type="float">
            <text:p>7095</text:p>
          </table:table-cell>
          <table:table-cell table:style-name="ce2" table:number-matrix-columns-spanned="1" table:number-matrix-rows-spanned="1" table:formula="of:=SUM(ABS([.P2:.P501] - [.B2:.B501]))" office:value-type="float" office:value="7049" calcext:value-type="float">
            <text:p>7049</text:p>
          </table:table-cell>
          <table:table-cell table:style-name="ce2" table:number-matrix-columns-spanned="1" table:number-matrix-rows-spanned="1" table:formula="of:=SUM(ABS([.Q2:.Q501] - [.B2:.B501]))" office:value-type="float" office:value="7085" calcext:value-type="float">
            <text:p>7085</text:p>
          </table:table-cell>
          <table:table-cell table:style-name="ce2" table:number-matrix-columns-spanned="1" table:number-matrix-rows-spanned="1" table:formula="of:=SUM(ABS([.R2:.R501] - [.B2:.B501]))" office:value-type="float" office:value="7099" calcext:value-type="float">
            <text:p>7099</text:p>
          </table:table-cell>
          <table:table-cell table:style-name="ce2" table:number-matrix-columns-spanned="1" table:number-matrix-rows-spanned="1" table:formula="of:=SUM(ABS([.S2:.S501] - [.B2:.B501]))" office:value-type="float" office:value="7040" calcext:value-type="float">
            <text:p>7040</text:p>
          </table:table-cell>
          <table:table-cell table:style-name="ce2" table:number-matrix-columns-spanned="1" table:number-matrix-rows-spanned="1" table:formula="of:=SUM(ABS([.T2:.T501] - [.B2:.B501]))" office:value-type="float" office:value="6406" calcext:value-type="float">
            <text:p>6406</text:p>
          </table:table-cell>
          <table:table-cell table:style-name="ce2" table:number-matrix-columns-spanned="1" table:number-matrix-rows-spanned="1" table:formula="of:=SUM(ABS([.U2:.U501] - [.B2:.B501]))" office:value-type="float" office:value="6407" calcext:value-type="float">
            <text:p>6407</text:p>
          </table:table-cell>
          <table:table-cell table:style-name="ce2" table:number-matrix-columns-spanned="1" table:number-matrix-rows-spanned="1" table:formula="of:=SUM(ABS([.V2:.V501] - [.B2:.B501]))" office:value-type="float" office:value="6446" calcext:value-type="float">
            <text:p>6446</text:p>
          </table:table-cell>
          <table:table-cell table:style-name="ce2" table:number-matrix-columns-spanned="1" table:number-matrix-rows-spanned="1" table:formula="of:=SUM(ABS([.W2:.W501] - [.B2:.B501]))" office:value-type="float" office:value="6442" calcext:value-type="float">
            <text:p>6442</text:p>
          </table:table-cell>
          <table:table-cell table:style-name="ce2" table:number-matrix-columns-spanned="1" table:number-matrix-rows-spanned="1" table:formula="of:=SUM(ABS([.X2:.X501] - [.B2:.B501]))" office:value-type="float" office:value="6511" calcext:value-type="float">
            <text:p>6511</text:p>
          </table:table-cell>
          <table:table-cell table:style-name="ce2" table:number-columns-repeated="1000"/>
        </table:table-row>
        <table:table-row table:style-name="ro2">
          <table:table-cell table:style-name="ce2" office:value-type="string" calcext:value-type="string">
            <text:p>ARE</text:p>
          </table:table-cell>
          <table:table-cell table:style-name="ce3" office:value-type="string" calcext:value-type="string">
            <text:p>X</text:p>
          </table:table-cell>
          <table:table-cell table:style-name="ce5" table:formula="of:=[.C503] / [.B502]" office:value-type="float" office:value="0.277957223919686" calcext:value-type="float">
            <text:p>0.277957</text:p>
          </table:table-cell>
          <table:table-cell table:style-name="ce5" table:formula="of:=[.D503] / [.B502]" office:value-type="float" office:value="0.632736796158883" calcext:value-type="float">
            <text:p>0.632737</text:p>
          </table:table-cell>
          <table:table-cell table:style-name="ce5" table:formula="of:=[.E503] / [.B502]" office:value-type="float" office:value="0.629855958096901" calcext:value-type="float">
            <text:p>0.629856</text:p>
          </table:table-cell>
          <table:table-cell table:style-name="ce5" table:formula="of:=[.F503] / [.B502]" office:value-type="float" office:value="0.569620253164557" calcext:value-type="float">
            <text:p>0.569620</text:p>
          </table:table-cell>
          <table:table-cell table:style-name="ce5" table:formula="of:=[.G503] / [.B502]" office:value-type="float" office:value="0.566652116979485" calcext:value-type="float">
            <text:p>0.566652</text:p>
          </table:table-cell>
          <table:table-cell table:style-name="ce5" table:formula="of:=[.H503] / [.B502]" office:value-type="float" office:value="0.568921868179834" calcext:value-type="float">
            <text:p>0.568922</text:p>
          </table:table-cell>
          <table:table-cell table:style-name="ce5" table:formula="of:=[.I503] / [.B502]" office:value-type="float" office:value="0.628546486250546" calcext:value-type="float">
            <text:p>0.628546</text:p>
          </table:table-cell>
          <table:table-cell table:style-name="ce5" table:formula="of:=[.J503] / [.B502]" office:value-type="float" office:value="0.627324312527281" calcext:value-type="float">
            <text:p>0.627324</text:p>
          </table:table-cell>
          <table:table-cell table:style-name="ce5" table:formula="of:=[.K503] / [.B502]" office:value-type="float" office:value="0.564033173286774" calcext:value-type="float">
            <text:p>0.564033</text:p>
          </table:table-cell>
          <table:table-cell table:style-name="ce5" table:formula="of:=[.L503] / [.B502]" office:value-type="float" office:value="0.564207769532955" calcext:value-type="float">
            <text:p>0.564208</text:p>
          </table:table-cell>
          <table:table-cell table:style-name="ce5" table:formula="of:=[.M503] / [.B502]" office:value-type="float" office:value="0.618070711479703" calcext:value-type="float">
            <text:p>0.618071</text:p>
          </table:table-cell>
          <table:table-cell table:style-name="ce5" table:formula="of:=[.N503] / [.B502]" office:value-type="float" office:value="0.616412047140986" calcext:value-type="float">
            <text:p>0.616412</text:p>
          </table:table-cell>
          <table:table-cell table:style-name="ce5" table:formula="of:=[.O503] / [.B502]" office:value-type="float" office:value="0.619380183326058" calcext:value-type="float">
            <text:p>0.619380</text:p>
          </table:table-cell>
          <table:table-cell table:style-name="ce5" table:formula="of:=[.P503] / [.B502]" office:value-type="float" office:value="0.615364469663902" calcext:value-type="float">
            <text:p>0.615364</text:p>
          </table:table-cell>
          <table:table-cell table:style-name="ce5" table:formula="of:=[.Q503] / [.B502]" office:value-type="float" office:value="0.618507202095155" calcext:value-type="float">
            <text:p>0.618507</text:p>
          </table:table-cell>
          <table:table-cell table:style-name="ce5" table:formula="of:=[.R503] / [.B502]" office:value-type="float" office:value="0.61972937581842" calcext:value-type="float">
            <text:p>0.619729</text:p>
          </table:table-cell>
          <table:table-cell table:style-name="ce5" table:formula="of:=[.S503] / [.B502]" office:value-type="float" office:value="0.614578786556089" calcext:value-type="float">
            <text:p>0.614579</text:p>
          </table:table-cell>
          <table:table-cell table:style-name="ce5" table:formula="of:=[.T503] / [.B502]" office:value-type="float" office:value="0.559231776516805" calcext:value-type="float">
            <text:p>0.559232</text:p>
          </table:table-cell>
          <table:table-cell table:style-name="ce5" table:formula="of:=[.U503] / [.B502]" office:value-type="float" office:value="0.559319074639895" calcext:value-type="float">
            <text:p>0.559319</text:p>
          </table:table-cell>
          <table:table-cell table:style-name="ce5" table:formula="of:=[.V503] / [.B502]" office:value-type="float" office:value="0.562723701440419" calcext:value-type="float">
            <text:p>0.562724</text:p>
          </table:table-cell>
          <table:table-cell table:style-name="ce5" table:formula="of:=[.W503] / [.B502]" office:value-type="float" office:value="0.562374508948058" calcext:value-type="float">
            <text:p>0.562375</text:p>
          </table:table-cell>
          <table:table-cell table:style-name="ce5" table:formula="of:=[.X503] / [.B502]" office:value-type="float" office:value="0.568398079441292" calcext:value-type="float">
            <text:p>0.568398</text:p>
          </table:table-cell>
          <table:table-cell table:style-name="ce2" table:number-columns-repeated="1000"/>
        </table:table-row>
        <table:table-row table:style-name="ro2">
          <table:table-cell table:style-name="ce2" office:value-type="string" calcext:value-type="string">
            <text:p>STD</text:p>
          </table:table-cell>
          <table:table-cell table:style-name="ce3" office:value-type="string" calcext:value-type="string">
            <text:p>X</text:p>
          </table:table-cell>
          <table:table-cell table:style-name="ce5" table:number-matrix-columns-spanned="1" table:number-matrix-rows-spanned="1" table:formula="of:=COM.MICROSOFT.STDEV.P(ABS([.C2:.C501] - [.B2:.B501]))" office:value-type="float" office:value="8.86750111361707" calcext:value-type="float">
            <text:p>8.867501</text:p>
          </table:table-cell>
          <table:table-cell table:style-name="ce5" table:number-matrix-columns-spanned="1" table:number-matrix-rows-spanned="1" table:formula="of:=COM.MICROSOFT.STDEV.P(ABS([.D2:.D501] - [.B2:.B501]))" office:value-type="float" office:value="27.5716880876018" calcext:value-type="float">
            <text:p>27.571688</text:p>
          </table:table-cell>
          <table:table-cell table:style-name="ce5" table:number-matrix-columns-spanned="1" table:number-matrix-rows-spanned="1" table:formula="of:=COM.MICROSOFT.STDEV.P(ABS([.E2:.E501] - [.B2:.B501]))" office:value-type="float" office:value="27.4612654478995" calcext:value-type="float">
            <text:p>27.461265</text:p>
          </table:table-cell>
          <table:table-cell table:style-name="ce5" table:number-matrix-columns-spanned="1" table:number-matrix-rows-spanned="1" table:formula="of:=COM.MICROSOFT.STDEV.P(ABS([.F2:.F501] - [.B2:.B501]))" office:value-type="float" office:value="23.432018692379" calcext:value-type="float">
            <text:p>23.432019</text:p>
          </table:table-cell>
          <table:table-cell table:style-name="ce5" table:number-matrix-columns-spanned="1" table:number-matrix-rows-spanned="1" table:formula="of:=COM.MICROSOFT.STDEV.P(ABS([.G2:.G501] - [.B2:.B501]))" office:value-type="float" office:value="23.4482766104462" calcext:value-type="float">
            <text:p>23.448277</text:p>
          </table:table-cell>
          <table:table-cell table:style-name="ce5" table:number-matrix-columns-spanned="1" table:number-matrix-rows-spanned="1" table:formula="of:=COM.MICROSOFT.STDEV.P(ABS([.H2:.H501] - [.B2:.B501]))" office:value-type="float" office:value="23.6736318295272" calcext:value-type="float">
            <text:p>23.673632</text:p>
          </table:table-cell>
          <table:table-cell table:style-name="ce5" table:number-matrix-columns-spanned="1" table:number-matrix-rows-spanned="1" table:formula="of:=COM.MICROSOFT.STDEV.P(ABS([.I2:.I501] - [.B2:.B501]))" office:value-type="float" office:value="27.8053951599325" calcext:value-type="float">
            <text:p>27.805395</text:p>
          </table:table-cell>
          <table:table-cell table:style-name="ce5" table:number-matrix-columns-spanned="1" table:number-matrix-rows-spanned="1" table:formula="of:=COM.MICROSOFT.STDEV.P(ABS([.J2:.J501] - [.B2:.B501]))" office:value-type="float" office:value="27.7217895526245" calcext:value-type="float">
            <text:p>27.721790</text:p>
          </table:table-cell>
          <table:table-cell table:style-name="ce5" table:number-matrix-columns-spanned="1" table:number-matrix-rows-spanned="1" table:formula="of:=COM.MICROSOFT.STDEV.P(ABS([.K2:.K501] - [.B2:.B501]))" office:value-type="float" office:value="23.1101691036652" calcext:value-type="float">
            <text:p>23.110169</text:p>
          </table:table-cell>
          <table:table-cell table:style-name="ce5" table:number-matrix-columns-spanned="1" table:number-matrix-rows-spanned="1" table:formula="of:=COM.MICROSOFT.STDEV.P(ABS([.L2:.L501] - [.B2:.B501]))" office:value-type="float" office:value="23.0338126240533" calcext:value-type="float">
            <text:p>23.033813</text:p>
          </table:table-cell>
          <table:table-cell table:style-name="ce5" table:number-matrix-columns-spanned="1" table:number-matrix-rows-spanned="1" table:formula="of:=COM.MICROSOFT.STDEV.P(ABS([.M2:.M501] - [.B2:.B501]))" office:value-type="float" office:value="27.0719485815114" calcext:value-type="float">
            <text:p>27.071949</text:p>
          </table:table-cell>
          <table:table-cell table:style-name="ce5" table:number-matrix-columns-spanned="1" table:number-matrix-rows-spanned="1" table:formula="of:=COM.MICROSOFT.STDEV.P(ABS([.N2:.N501] - [.B2:.B501]))" office:value-type="float" office:value="27.0219006733427" calcext:value-type="float">
            <text:p>27.021901</text:p>
          </table:table-cell>
          <table:table-cell table:style-name="ce5" table:number-matrix-columns-spanned="1" table:number-matrix-rows-spanned="1" table:formula="of:=COM.MICROSOFT.STDEV.P(ABS([.O2:.O501] - [.B2:.B501]))" office:value-type="float" office:value="26.9488014575787" calcext:value-type="float">
            <text:p>26.948801</text:p>
          </table:table-cell>
          <table:table-cell table:style-name="ce5" table:number-matrix-columns-spanned="1" table:number-matrix-rows-spanned="1" table:formula="of:=COM.MICROSOFT.STDEV.P(ABS([.P2:.P501] - [.B2:.B501]))" office:value-type="float" office:value="27.0337639998577" calcext:value-type="float">
            <text:p>27.033764</text:p>
          </table:table-cell>
          <table:table-cell table:style-name="ce5" table:number-matrix-columns-spanned="1" table:number-matrix-rows-spanned="1" table:formula="of:=COM.MICROSOFT.STDEV.P(ABS([.Q2:.Q501] - [.B2:.B501]))" office:value-type="float" office:value="26.9316375291218" calcext:value-type="float">
            <text:p>26.931638</text:p>
          </table:table-cell>
          <table:table-cell table:style-name="ce5" table:number-matrix-columns-spanned="1" table:number-matrix-rows-spanned="1" table:formula="of:=COM.MICROSOFT.STDEV.P(ABS([.R2:.R501] - [.B2:.B501]))" office:value-type="float" office:value="26.9612090975164" calcext:value-type="float">
            <text:p>26.961209</text:p>
          </table:table-cell>
          <table:table-cell table:style-name="ce5" table:number-matrix-columns-spanned="1" table:number-matrix-rows-spanned="1" table:formula="of:=COM.MICROSOFT.STDEV.P(ABS([.S2:.S501] - [.B2:.B501]))" office:value-type="float" office:value="27.0026220949003" calcext:value-type="float">
            <text:p>27.002622</text:p>
          </table:table-cell>
          <table:table-cell table:style-name="ce5" table:number-matrix-columns-spanned="1" table:number-matrix-rows-spanned="1" table:formula="of:=COM.MICROSOFT.STDEV.P(ABS([.T2:.T501] - [.B2:.B501]))" office:value-type="float" office:value="22.5740704349038" calcext:value-type="float">
            <text:p>22.574070</text:p>
          </table:table-cell>
          <table:table-cell table:style-name="ce5" table:number-matrix-columns-spanned="1" table:number-matrix-rows-spanned="1" table:formula="of:=COM.MICROSOFT.STDEV.P(ABS([.U2:.U501] - [.B2:.B501]))" office:value-type="float" office:value="22.57634611712" calcext:value-type="float">
            <text:p>22.576346</text:p>
          </table:table-cell>
          <table:table-cell table:style-name="ce5" table:number-matrix-columns-spanned="1" table:number-matrix-rows-spanned="1" table:formula="of:=COM.MICROSOFT.STDEV.P(ABS([.V2:.V501] - [.B2:.B501]))" office:value-type="float" office:value="23.5112810369831" calcext:value-type="float">
            <text:p>23.511281</text:p>
          </table:table-cell>
          <table:table-cell table:style-name="ce5" table:number-matrix-columns-spanned="1" table:number-matrix-rows-spanned="1" table:formula="of:=COM.MICROSOFT.STDEV.P(ABS([.W2:.W501] - [.B2:.B501]))" office:value-type="float" office:value="23.5046919571392" calcext:value-type="float">
            <text:p>23.504692</text:p>
          </table:table-cell>
          <table:table-cell table:style-name="ce5" table:number-matrix-columns-spanned="1" table:number-matrix-rows-spanned="1" table:formula="of:=COM.MICROSOFT.STDEV.P(ABS([.X2:.X501] - [.B2:.B501]))" office:value-type="float" office:value="24.148985817214" calcext:value-type="float">
            <text:p>24.148986</text:p>
          </table:table-cell>
          <table:table-cell table:style-name="ce2" table:number-columns-repeated="100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63x23</text:p>
          </table:table-cell>
          <table:table-cell office:value-type="string" calcext:value-type="string">
            <text:p>63x24</text:p>
          </table:table-cell>
          <table:table-cell office:value-type="string" calcext:value-type="string">
            <text:p>64x25</text:p>
          </table:table-cell>
          <table:table-cell office:value-type="string" calcext:value-type="string">
            <text:p>65x26</text:p>
          </table:table-cell>
          <table:table-cell office:value-type="string" calcext:value-type="string">
            <text:p>66x26</text:p>
          </table:table-cell>
          <table:table-cell office:value-type="string" calcext:value-type="string">
            <text:p>61x27</text:p>
          </table:table-cell>
          <table:table-cell office:value-type="string" calcext:value-type="string">
            <text:p>63x28</text:p>
          </table:table-cell>
          <table:table-cell office:value-type="string" calcext:value-type="string">
            <text:p>68x29</text:p>
          </table:table-cell>
          <table:table-cell office:value-type="string" calcext:value-type="string">
            <text:p>70x30</text:p>
          </table:table-cell>
          <table:table-cell table:number-columns-repeated="2" office:value-type="string" calcext:value-type="string">
            <text:p>71x30</text:p>
          </table:table-cell>
          <table:table-cell office:value-type="string" calcext:value-type="string">
            <text:p>73x30</text:p>
          </table:table-cell>
          <table:table-cell office:value-type="string" calcext:value-type="string">
            <text:p>77x32</text:p>
          </table:table-cell>
          <table:table-cell table:number-columns-repeated="2" office:value-type="string" calcext:value-type="string">
            <text:p>79x32</text:p>
          </table:table-cell>
          <table:table-cell office:value-type="string" calcext:value-type="string">
            <text:p>83x33</text:p>
          </table:table-cell>
          <table:table-cell office:value-type="string" calcext:value-type="string">
            <text:p>78x34</text:p>
          </table:table-cell>
          <table:table-cell office:value-type="string" calcext:value-type="string">
            <text:p>80x34</text:p>
          </table:table-cell>
          <table:table-cell office:value-type="string" calcext:value-type="string">
            <text:p>78x34</text:p>
          </table:table-cell>
          <table:table-cell office:value-type="string" calcext:value-type="string">
            <text:p>80x34</text:p>
          </table:table-cell>
          <table:table-cell office:value-type="string" calcext:value-type="string">
            <text:p>85x36</text:p>
          </table:table-cell>
          <table:table-cell table:number-columns-repeated="1000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ARE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ean</text:p>
          </table:table-cell>
          <table:table-cell table:number-columns-repeated="1017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277957" calcext:value-type="float">
            <text:p>0.277957</text:p>
          </table:table-cell>
          <table:table-cell office:value-type="float" office:value="8.867501" calcext:value-type="float">
            <text:p>8.867501</text:p>
          </table:table-cell>
          <table:table-cell office:value-type="float" office:value="3184" calcext:value-type="float">
            <text:p>3184</text:p>
          </table:table-cell>
          <table:table-cell office:value-type="string" calcext:value-type="string">
            <text:p>areaf</text:p>
          </table:table-cell>
          <table:table-cell office:value-type="string" calcext:value-type="string">
            <text:p>municipios.shp</text:p>
          </table:table-cell>
          <table:table-cell office:value-type="float" office:value="6.368" calcext:value-type="float">
            <text:p>6.368</text:p>
          </table:table-cell>
          <table:table-cell table:number-columns-repeated="1017"/>
        </table:table-row>
      </table:table>
      <table:table table:name="municipios200x200_simpli" table:style-name="ta1">
        <table:table-column table:style-name="co1" table:number-columns-repeated="3" table:default-cell-style-name="Default"/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632736796158883" calcext:value-type="float">
            <text:p>0.632736796158883</text:p>
          </table:table-cell>
          <table:table-cell office:value-type="float" office:value="27.5716880876018" calcext:value-type="float">
            <text:p>27.5716880876018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0.629855958096901" calcext:value-type="float">
            <text:p>0.629855958096901</text:p>
          </table:table-cell>
          <table:table-cell office:value-type="float" office:value="27.4612654478995" calcext:value-type="float">
            <text:p>27.4612654478995</text:p>
          </table:table-cell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0.569620253164557" calcext:value-type="float">
            <text:p>0.569620253164557</text:p>
          </table:table-cell>
          <table:table-cell office:value-type="float" office:value="23.432018692379" calcext:value-type="float">
            <text:p>23.432018692379</text:p>
          </table:table-cell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0.566652116979485" calcext:value-type="float">
            <text:p>0.566652116979485</text:p>
          </table:table-cell>
          <table:table-cell office:value-type="float" office:value="23.4482766104462" calcext:value-type="float">
            <text:p>23.4482766104462</text:p>
          </table:table-cell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0.568921868179834" calcext:value-type="float">
            <text:p>0.568921868179834</text:p>
          </table:table-cell>
          <table:table-cell office:value-type="float" office:value="23.6736318295272" calcext:value-type="float">
            <text:p>23.6736318295272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628546486250546" calcext:value-type="float">
            <text:p>0.628546486250546</text:p>
          </table:table-cell>
          <table:table-cell office:value-type="float" office:value="27.8053951599325" calcext:value-type="float">
            <text:p>27.8053951599325</text:p>
          </table:table-cell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0.627324312527281" calcext:value-type="float">
            <text:p>0.627324312527281</text:p>
          </table:table-cell>
          <table:table-cell office:value-type="float" office:value="27.7217895526245" calcext:value-type="float">
            <text:p>27.7217895526245</text:p>
          </table:table-cell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0.564033173286774" calcext:value-type="float">
            <text:p>0.564033173286774</text:p>
          </table:table-cell>
          <table:table-cell office:value-type="float" office:value="23.1101691036652" calcext:value-type="float">
            <text:p>23.1101691036652</text:p>
          </table:table-cell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0.564207769532955" calcext:value-type="float">
            <text:p>0.564207769532955</text:p>
          </table:table-cell>
          <table:table-cell office:value-type="float" office:value="23.0338126240533" calcext:value-type="float">
            <text:p>23.0338126240533</text:p>
          </table:table-cell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0.618070711479703" calcext:value-type="float">
            <text:p>0.618070711479703</text:p>
          </table:table-cell>
          <table:table-cell office:value-type="float" office:value="27.0719485815114" calcext:value-type="float">
            <text:p>27.0719485815114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616412047140986" calcext:value-type="float">
            <text:p>0.616412047140986</text:p>
          </table:table-cell>
          <table:table-cell office:value-type="float" office:value="27.0219006733427" calcext:value-type="float">
            <text:p>27.0219006733427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0.619380183326058" calcext:value-type="float">
            <text:p>0.619380183326058</text:p>
          </table:table-cell>
          <table:table-cell office:value-type="float" office:value="26.9488014575787" calcext:value-type="float">
            <text:p>26.9488014575787</text:p>
          </table:table-cell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0.615364469663902" calcext:value-type="float">
            <text:p>0.615364469663902</text:p>
          </table:table-cell>
          <table:table-cell office:value-type="float" office:value="27.0337639998577" calcext:value-type="float">
            <text:p>27.0337639998577</text:p>
          </table:table-cell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0.618507202095155" calcext:value-type="float">
            <text:p>0.618507202095155</text:p>
          </table:table-cell>
          <table:table-cell office:value-type="float" office:value="26.9316375291218" calcext:value-type="float">
            <text:p>26.9316375291218</text:p>
          </table:table-cell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0.61972937581842" calcext:value-type="float">
            <text:p>0.61972937581842</text:p>
          </table:table-cell>
          <table:table-cell office:value-type="float" office:value="26.9612090975164" calcext:value-type="float">
            <text:p>26.9612090975164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614578786556089" calcext:value-type="float">
            <text:p>0.614578786556089</text:p>
          </table:table-cell>
          <table:table-cell office:value-type="float" office:value="27.0026220949003" calcext:value-type="float">
            <text:p>27.0026220949003</text:p>
          </table:table-cell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0.559231776516805" calcext:value-type="float">
            <text:p>0.559231776516805</text:p>
          </table:table-cell>
          <table:table-cell office:value-type="float" office:value="22.5740704349038" calcext:value-type="float">
            <text:p>22.5740704349038</text:p>
          </table:table-cell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0.559319074639895" calcext:value-type="float">
            <text:p>0.559319074639895</text:p>
          </table:table-cell>
          <table:table-cell office:value-type="float" office:value="22.57634611712" calcext:value-type="float">
            <text:p>22.57634611712</text:p>
          </table:table-cell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0.562723701440419" calcext:value-type="float">
            <text:p>0.562723701440419</text:p>
          </table:table-cell>
          <table:table-cell office:value-type="float" office:value="23.5112810369831" calcext:value-type="float">
            <text:p>23.5112810369831</text:p>
          </table:table-cell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0.562374508948058" calcext:value-type="float">
            <text:p>0.562374508948058</text:p>
          </table:table-cell>
          <table:table-cell office:value-type="float" office:value="23.5046919571392" calcext:value-type="float">
            <text:p>23.5046919571392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568398079441292" calcext:value-type="float">
            <text:p>0.568398079441292</text:p>
          </table:table-cell>
          <table:table-cell office:value-type="float" office:value="24.148985817214" calcext:value-type="float">
            <text:p>24.148985817214</text:p>
          </table:table-cell>
        </table:table-row>
      </table:table>
      <table:table table:name="municipios200x200_ignora_zeros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number-columns-repeated="6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1007" table:default-cell-style-name="Default"/>
        <table:table-row table:style-name="ro1">
          <table:table-cell table:style-name="ce1" office:value-type="string" calcext:value-type="string">
            <text:p>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estimada</text:p>
          </table:table-cell>
          <table:table-cell office:value-type="string" calcext:value-type="string">
            <text:p>estimativaRG-0.50</text:p>
          </table:table-cell>
          <table:table-cell office:value-type="string" calcext:value-type="string">
            <text:p>estimativaRG-0.52</text:p>
          </table:table-cell>
          <table:table-cell office:value-type="string" calcext:value-type="string">
            <text:p>estimativaRG-0.54</text:p>
          </table:table-cell>
          <table:table-cell office:value-type="string" calcext:value-type="string">
            <text:p>estimativaRG-0.56</text:p>
          </table:table-cell>
          <table:table-cell office:value-type="string" calcext:value-type="string">
            <text:p>estimativaRG-0.58</text:p>
          </table:table-cell>
          <table:table-cell office:value-type="string" calcext:value-type="string">
            <text:p>estimativaRG-0.60</text:p>
          </table:table-cell>
          <table:table-cell office:value-type="string" calcext:value-type="string">
            <text:p>estimativaRG-0.62</text:p>
          </table:table-cell>
          <table:table-cell office:value-type="string" calcext:value-type="string">
            <text:p>estimativaRG-0.64</text:p>
          </table:table-cell>
          <table:table-cell office:value-type="string" calcext:value-type="string">
            <text:p>estimativaRG-0.66</text:p>
          </table:table-cell>
          <table:table-cell office:value-type="string" calcext:value-type="string">
            <text:p>estimativaRG-0.68</text:p>
          </table:table-cell>
          <table:table-cell office:value-type="string" calcext:value-type="string">
            <text:p>estimativaRG-0.70</text:p>
          </table:table-cell>
          <table:table-cell office:value-type="string" calcext:value-type="string">
            <text:p>estimativaRG-0.72</text:p>
          </table:table-cell>
          <table:table-cell office:value-type="string" calcext:value-type="string">
            <text:p>estimativaRG-0.74</text:p>
          </table:table-cell>
          <table:table-cell office:value-type="string" calcext:value-type="string">
            <text:p>estimativaRG-0.76</text:p>
          </table:table-cell>
          <table:table-cell office:value-type="string" calcext:value-type="string">
            <text:p>estimativaRG-0.78</text:p>
          </table:table-cell>
          <table:table-cell office:value-type="string" calcext:value-type="string">
            <text:p>EstimativaRG-0.80</text:p>
          </table:table-cell>
          <table:table-cell office:value-type="string" calcext:value-type="string">
            <text:p>estimativaRG-0.82</text:p>
          </table:table-cell>
          <table:table-cell office:value-type="string" calcext:value-type="string">
            <text:p>estimativaRG-0.84</text:p>
          </table:table-cell>
          <table:table-cell office:value-type="string" calcext:value-type="string">
            <text:p>estimativaRG-0.86</text:p>
          </table:table-cell>
          <table:table-cell office:value-type="string" calcext:value-type="string">
            <text:p>estimativaRG-0.88</text:p>
          </table:table-cell>
          <table:table-cell office:value-type="string" calcext:value-type="string">
            <text:p>estimativaRG-0.90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3" office:value-type="float" office:value="31" calcext:value-type="float">
            <text:p>31</text:p>
          </table:table-cell>
          <table:table-cell table:number-columns-repeated="3"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21"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18"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51" calcext:value-type="float">
            <text:p>51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2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31" calcext:value-type="float">
            <text:p>31</text:p>
          </table:table-cell>
          <table:table-cell table:number-columns-repeated="3" office:value-type="float" office:value="34" calcext:value-type="float">
            <text:p>34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64" calcext:value-type="float">
            <text:p>164</text:p>
          </table:table-cell>
          <table:table-cell office:value-type="float" office:value="129" calcext:value-type="float">
            <text:p>129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3"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table:number-columns-repeated="7"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5" office:value-type="float" office:value="15" calcext:value-type="float">
            <text:p>15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34" calcext:value-type="float">
            <text:p>34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9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8"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table:number-columns-repeated="3" office:value-type="float" office:value="53" calcext:value-type="float">
            <text:p>53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43" calcext:value-type="float">
            <text:p>43</text:p>
          </table:table-cell>
          <table:table-cell table:number-columns-repeated="2" office:value-type="float" office:value="44" calcext:value-type="float">
            <text:p>44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2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96" calcext:value-type="float">
            <text:p>96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62" calcext:value-type="float">
            <text:p>62</text:p>
          </table:table-cell>
          <table:table-cell office:value-type="float" office:value="58" calcext:value-type="float">
            <text:p>58</text:p>
          </table:table-cell>
          <table:table-cell table:number-columns-repeated="3" office:value-type="float" office:value="60" calcext:value-type="float">
            <text:p>60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79" calcext:value-type="float">
            <text:p>79</text:p>
          </table:table-cell>
          <table:table-cell table:number-columns-repeated="2" office:value-type="float" office:value="86" calcext:value-type="float">
            <text:p>86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8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18"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3" office:value-type="float" office:value="34" calcext:value-type="float">
            <text:p>34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100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12" calcext:value-type="float">
            <text:p>112</text:p>
          </table:table-cell>
          <table:table-cell office:value-type="float" office:value="89" calcext:value-type="float">
            <text:p>89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8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4"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46" calcext:value-type="float">
            <text:p>46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9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8"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  <table:table-cell table:number-columns-repeated="4" office:value-type="float" office:value="44" calcext:value-type="float">
            <text:p>44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16" calcext:value-type="float">
            <text:p>116</text:p>
          </table:table-cell>
          <table:table-cell office:value-type="float" office:value="86" calcext:value-type="float">
            <text:p>86</text:p>
          </table:table-cell>
          <table:table-cell office:value-type="float" office:value="104" calcext:value-type="float">
            <text:p>104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101" calcext:value-type="float">
            <text:p>101</text:p>
          </table:table-cell>
          <table:table-cell office:value-type="float" office:value="90" calcext:value-type="float">
            <text:p>90</text:p>
          </table:table-cell>
          <table:table-cell office:value-type="float" office:value="76" calcext:value-type="float">
            <text:p>76</text:p>
          </table:table-cell>
          <table:table-cell office:value-type="float" office:value="91" calcext:value-type="float">
            <text:p>91</text:p>
          </table:table-cell>
          <table:table-cell office:value-type="float" office:value="89" calcext:value-type="float">
            <text:p>89</text:p>
          </table:table-cell>
          <table:table-cell office:value-type="float" office:value="92" calcext:value-type="float">
            <text:p>92</text:p>
          </table:table-cell>
          <table:table-cell office:value-type="float" office:value="85" calcext:value-type="float">
            <text:p>85</text:p>
          </table:table-cell>
          <table:table-cell office:value-type="float" office:value="71" calcext:value-type="float">
            <text:p>71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2" office:value-type="float" office:value="88" calcext:value-type="float">
            <text:p>88</text:p>
          </table:table-cell>
          <table:table-cell table:number-columns-repeated="100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table:number-columns-repeated="7"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float" office:value="149" calcext:value-type="float">
            <text:p>149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35" calcext:value-type="float">
            <text:p>35</text:p>
          </table:table-cell>
          <table:table-cell table:number-columns-repeated="3"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3"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3" office:value-type="float" office:value="31" calcext:value-type="float">
            <text:p>31</text:p>
          </table:table-cell>
          <table:table-cell table:number-columns-repeated="3"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126" calcext:value-type="float">
            <text:p>126</text:p>
          </table:table-cell>
          <table:table-cell office:value-type="float" office:value="71" calcext:value-type="float">
            <text:p>71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8" calcext:value-type="float">
            <text:p>88</text:p>
          </table:table-cell>
          <table:table-cell office:value-type="float" office:value="64" calcext:value-type="float">
            <text:p>64</text:p>
          </table:table-cell>
          <table:table-cell office:value-type="float" office:value="61" calcext:value-type="float">
            <text:p>61</text:p>
          </table:table-cell>
          <table:table-cell office:value-type="float" office:value="101" calcext:value-type="float">
            <text:p>101</text:p>
          </table:table-cell>
          <table:table-cell office:value-type="float" office:value="106" calcext:value-type="float">
            <text:p>106</text:p>
          </table:table-cell>
          <table:table-cell office:value-type="float" office:value="116" calcext:value-type="float">
            <text:p>116</text:p>
          </table:table-cell>
          <table:table-cell office:value-type="float" office:value="91" calcext:value-type="float">
            <text:p>91</text:p>
          </table:table-cell>
          <table:table-cell office:value-type="float" office:value="75" calcext:value-type="float">
            <text:p>75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108" calcext:value-type="float">
            <text:p>108</text:p>
          </table:table-cell>
          <table:table-cell table:number-columns-repeated="2" office:value-type="float" office:value="95" calcext:value-type="float">
            <text:p>95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32" calcext:value-type="float">
            <text:p>32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2" office:value-type="float" office:value="34" calcext:value-type="float">
            <text:p>34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3"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28" calcext:value-type="float">
            <text:p>28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3" calcext:value-type="float">
            <text:p>73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  <table:table-cell table:number-columns-repeated="4" office:value-type="float" office:value="44" calcext:value-type="float">
            <text:p>44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number-columns-repeated="7" office:value-type="float" office:value="32" calcext:value-type="float">
            <text:p>32</text:p>
          </table:table-cell>
          <table:table-cell table:number-columns-repeated="4"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table:number-columns-repeated="100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91" calcext:value-type="float">
            <text:p>191</text:p>
          </table:table-cell>
          <table:table-cell office:value-type="float" office:value="164" calcext:value-type="float">
            <text:p>164</text:p>
          </table:table-cell>
          <table:table-cell office:value-type="float" office:value="60" calcext:value-type="float">
            <text:p>60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86" calcext:value-type="float">
            <text:p>86</text:p>
          </table:table-cell>
          <table:table-cell office:value-type="float" office:value="103" calcext:value-type="float">
            <text:p>103</text:p>
          </table:table-cell>
          <table:table-cell office:value-type="float" office:value="84" calcext:value-type="float">
            <text:p>84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99" calcext:value-type="float">
            <text:p>99</text:p>
          </table:table-cell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office:value-type="float" office:value="51" calcext:value-type="float">
            <text:p>51</text:p>
          </table:table-cell>
          <table:table-cell office:value-type="float" office:value="39" calcext:value-type="float">
            <text:p>39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141" calcext:value-type="float">
            <text:p>141</text:p>
          </table:table-cell>
          <table:table-cell office:value-type="float" office:value="67" calcext:value-type="float">
            <text:p>67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82" calcext:value-type="float">
            <text:p>82</text:p>
          </table:table-cell>
          <table:table-cell office:value-type="float" office:value="80" calcext:value-type="float">
            <text:p>8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2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54" calcext:value-type="float">
            <text:p>54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table:number-columns-repeated="5"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float" office:value="49" calcext:value-type="float">
            <text:p>49</text:p>
          </table:table-cell>
          <table:table-cell table:number-columns-repeated="3" office:value-type="float" office:value="43" calcext:value-type="float">
            <text:p>43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3"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0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31" calcext:value-type="float">
            <text:p>31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34" calcext:value-type="float">
            <text:p>34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31" calcext:value-type="float">
            <text:p>31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3"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float" office:value="56" calcext:value-type="float">
            <text:p>56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number-columns-repeated="5"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table:number-columns-repeated="4"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3"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46" calcext:value-type="float">
            <text:p>46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office:value-type="float" office:value="111" calcext:value-type="float">
            <text:p>111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table:number-columns-repeated="4"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2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3"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3" office:value-type="float" office:value="17" calcext:value-type="float">
            <text:p>17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100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9"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3"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1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43" calcext:value-type="float">
            <text:p>143</text:p>
          </table:table-cell>
          <table:table-cell office:value-type="float" office:value="117" calcext:value-type="float">
            <text:p>117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8" office:value-type="float" office:value="6" calcext:value-type="float">
            <text:p>6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39" calcext:value-type="float">
            <text:p>39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35" calcext:value-type="float">
            <text:p>35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33" calcext:value-type="float">
            <text:p>33</text:p>
          </table:table-cell>
          <table:table-cell table:number-columns-repeated="4" office:value-type="float" office:value="34" calcext:value-type="float">
            <text:p>34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table:number-columns-repeated="100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82" calcext:value-type="float">
            <text:p>8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37" calcext:value-type="float">
            <text:p>37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table:number-columns-repeated="4"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34" calcext:value-type="float">
            <text:p>34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31" calcext:value-type="float">
            <text:p>31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95" calcext:value-type="float">
            <text:p>195</text:p>
          </table:table-cell>
          <table:table-cell office:value-type="float" office:value="163" calcext:value-type="float">
            <text:p>163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45" calcext:value-type="float">
            <text:p>45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46" calcext:value-type="float">
            <text:p>46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3" office:value-type="float" office:value="32" calcext:value-type="float">
            <text:p>32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31" calcext:value-type="float">
            <text:p>31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20" calcext:value-type="float">
            <text:p>2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93" calcext:value-type="float">
            <text:p>93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3" office:value-type="float" office:value="32" calcext:value-type="float">
            <text:p>32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3"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table:number-columns-repeated="7"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2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18"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table:number-columns-repeated="5"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3"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float" office:value="137" calcext:value-type="float">
            <text:p>137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31" calcext:value-type="float">
            <text:p>31</text:p>
          </table:table-cell>
          <table:table-cell table:number-columns-repeated="3" office:value-type="float" office:value="34" calcext:value-type="float">
            <text:p>34</text:p>
          </table:table-cell>
          <table:table-cell table:number-columns-repeated="3"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33" calcext:value-type="float">
            <text:p>33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office:value-type="float" office:value="95" calcext:value-type="float">
            <text:p>95</text:p>
          </table:table-cell>
          <table:table-cell office:value-type="float" office:value="127" calcext:value-type="float">
            <text:p>127</text:p>
          </table:table-cell>
          <table:table-cell office:value-type="float" office:value="116" calcext:value-type="float">
            <text:p>116</text:p>
          </table:table-cell>
          <table:table-cell office:value-type="float" office:value="126" calcext:value-type="float">
            <text:p>126</text:p>
          </table:table-cell>
          <table:table-cell office:value-type="float" office:value="130" calcext:value-type="float">
            <text:p>130</text:p>
          </table:table-cell>
          <table:table-cell office:value-type="float" office:value="129" calcext:value-type="float">
            <text:p>129</text:p>
          </table:table-cell>
          <table:table-cell office:value-type="float" office:value="132" calcext:value-type="float">
            <text:p>132</text:p>
          </table:table-cell>
          <table:table-cell office:value-type="float" office:value="131" calcext:value-type="float">
            <text:p>131</text:p>
          </table:table-cell>
          <table:table-cell office:value-type="float" office:value="124" calcext:value-type="float">
            <text:p>124</text:p>
          </table:table-cell>
          <table:table-cell office:value-type="float" office:value="117" calcext:value-type="float">
            <text:p>117</text:p>
          </table:table-cell>
          <table:table-cell office:value-type="float" office:value="111" calcext:value-type="float">
            <text:p>111</text:p>
          </table:table-cell>
          <table:table-cell office:value-type="float" office:value="108" calcext:value-type="float">
            <text:p>108</text:p>
          </table:table-cell>
          <table:table-cell office:value-type="float" office:value="106" calcext:value-type="float">
            <text:p>106</text:p>
          </table:table-cell>
          <table:table-cell office:value-type="float" office:value="113" calcext:value-type="float">
            <text:p>113</text:p>
          </table:table-cell>
          <table:table-cell table:number-columns-repeated="3" office:value-type="float" office:value="107" calcext:value-type="float">
            <text:p>107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15" calcext:value-type="float">
            <text:p>115</text:p>
          </table:table-cell>
          <table:table-cell table:number-columns-repeated="2" office:value-type="float" office:value="112" calcext:value-type="float">
            <text:p>112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1" office:value-type="float" office:value="2" calcext:value-type="float">
            <text:p>2</text:p>
          </table:table-cell>
          <table:table-cell table:number-columns-repeated="100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76" calcext:value-type="float">
            <text:p>76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18"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float" office:value="144" calcext:value-type="float">
            <text:p>144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2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10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10" calcext:value-type="float">
            <text:p>10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05" calcext:value-type="float">
            <text:p>205</text:p>
          </table:table-cell>
          <table:table-cell office:value-type="float" office:value="172" calcext:value-type="float">
            <text:p>172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  <table:table-cell office:value-type="float" office:value="52" calcext:value-type="float">
            <text:p>52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office:value-type="float" office:value="59" calcext:value-type="float">
            <text:p>59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107" calcext:value-type="float">
            <text:p>107</text:p>
          </table:table-cell>
          <table:table-cell office:value-type="float" office:value="38" calcext:value-type="float">
            <text:p>38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41" calcext:value-type="float">
            <text:p>4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46" calcext:value-type="float">
            <text:p>46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46" calcext:value-type="float">
            <text:p>46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16" calcext:value-type="float">
            <text:p>116</text:p>
          </table:table-cell>
          <table:table-cell office:value-type="float" office:value="93" calcext:value-type="float">
            <text:p>93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111" calcext:value-type="float">
            <text:p>111</text:p>
          </table:table-cell>
          <table:table-cell office:value-type="float" office:value="117" calcext:value-type="float">
            <text:p>117</text:p>
          </table:table-cell>
          <table:table-cell office:value-type="float" office:value="113" calcext:value-type="float">
            <text:p>113</text:p>
          </table:table-cell>
          <table:table-cell office:value-type="float" office:value="116" calcext:value-type="float">
            <text:p>116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  <table:table-cell office:value-type="float" office:value="108" calcext:value-type="float">
            <text:p>108</text:p>
          </table:table-cell>
          <table:table-cell office:value-type="float" office:value="105" calcext:value-type="float">
            <text:p>105</text:p>
          </table:table-cell>
          <table:table-cell office:value-type="float" office:value="102" calcext:value-type="float">
            <text:p>102</text:p>
          </table:table-cell>
          <table:table-cell office:value-type="float" office:value="104" calcext:value-type="float">
            <text:p>104</text:p>
          </table:table-cell>
          <table:table-cell table:number-columns-repeated="3" office:value-type="float" office:value="105" calcext:value-type="float">
            <text:p>105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94" calcext:value-type="float">
            <text:p>94</text:p>
          </table:table-cell>
          <table:table-cell table:number-columns-repeated="2" office:value-type="float" office:value="92" calcext:value-type="float">
            <text:p>92</text:p>
          </table:table-cell>
          <table:table-cell table:number-columns-repeated="100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64" calcext:value-type="float">
            <text:p>64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6" calcext:value-type="float">
            <text:p>76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69" calcext:value-type="float">
            <text:p>69</text:p>
          </table:table-cell>
          <table:table-cell office:value-type="float" office:value="61" calcext:value-type="float">
            <text:p>61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table:number-columns-repeated="4" office:value-type="float" office:value="65" calcext:value-type="float">
            <text:p>65</text:p>
          </table:table-cell>
          <table:table-cell table:number-columns-repeated="3" office:value-type="float" office:value="71" calcext:value-type="float">
            <text:p>71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32" calcext:value-type="float">
            <text:p>32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float" office:value="33" calcext:value-type="float">
            <text:p>33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float" office:value="62" calcext:value-type="float">
            <text:p>62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33" calcext:value-type="float">
            <text:p>33</text:p>
          </table:table-cell>
          <table:table-cell table:number-columns-repeated="4" office:value-type="float" office:value="34" calcext:value-type="float">
            <text:p>34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9" calcext:value-type="float">
            <text:p>9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3" office:value-type="float" office:value="31" calcext:value-type="float">
            <text:p>31</text:p>
          </table:table-cell>
          <table:table-cell table:number-columns-repeated="3"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2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3"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42" calcext:value-type="float">
            <text:p>42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table:number-columns-repeated="4"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31" calcext:value-type="float">
            <text:p>31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table:number-columns-repeated="2" office:value-type="float" office:value="34" calcext:value-type="float">
            <text:p>34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3"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22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office:value-type="float" office:value="92" calcext:value-type="float">
            <text:p>92</text:p>
          </table:table-cell>
          <table:table-cell office:value-type="float" office:value="94" calcext:value-type="float">
            <text:p>94</text:p>
          </table:table-cell>
          <table:table-cell office:value-type="float" office:value="101" calcext:value-type="float">
            <text:p>101</text:p>
          </table:table-cell>
          <table:table-cell office:value-type="float" office:value="98" calcext:value-type="float">
            <text:p>98</text:p>
          </table:table-cell>
          <table:table-cell office:value-type="float" office:value="101" calcext:value-type="float">
            <text:p>101</text:p>
          </table:table-cell>
          <table:table-cell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  <table:table-cell office:value-type="float" office:value="106" calcext:value-type="float">
            <text:p>106</text:p>
          </table:table-cell>
          <table:table-cell office:value-type="float" office:value="103" calcext:value-type="float">
            <text:p>103</text:p>
          </table:table-cell>
          <table:table-cell office:value-type="float" office:value="102" calcext:value-type="float">
            <text:p>102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88" calcext:value-type="float">
            <text:p>88</text:p>
          </table:table-cell>
          <table:table-cell table:number-columns-repeated="2" office:value-type="float" office:value="81" calcext:value-type="float">
            <text:p>8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35" calcext:value-type="float">
            <text:p>35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35" calcext:value-type="float">
            <text:p>35</text:p>
          </table:table-cell>
          <table:table-cell table:number-columns-repeated="3"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34" calcext:value-type="float">
            <text:p>34</text:p>
          </table:table-cell>
          <table:table-cell table:number-columns-repeated="3"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80" calcext:value-type="float">
            <text:p>80</text:p>
          </table:table-cell>
          <table:table-cell office:value-type="float" office:value="66" calcext:value-type="float">
            <text:p>66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106" calcext:value-type="float">
            <text:p>106</text:p>
          </table:table-cell>
          <table:table-cell office:value-type="float" office:value="77" calcext:value-type="float">
            <text:p>77</text:p>
          </table:table-cell>
          <table:table-cell office:value-type="float" office:value="63" calcext:value-type="float">
            <text:p>63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97" calcext:value-type="float">
            <text:p>97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106" calcext:value-type="float">
            <text:p>106</text:p>
          </table:table-cell>
          <table:table-cell table:number-columns-repeated="2" office:value-type="float" office:value="92" calcext:value-type="float">
            <text:p>92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37" calcext:value-type="float">
            <text:p>37</text:p>
          </table:table-cell>
          <table:table-cell table:number-columns-repeated="3" office:value-type="float" office:value="38" calcext:value-type="float">
            <text:p>38</text:p>
          </table:table-cell>
          <table:table-cell table:number-columns-repeated="3"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2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3" office:value-type="float" office:value="31" calcext:value-type="float">
            <text:p>31</text:p>
          </table:table-cell>
          <table:table-cell table:number-columns-repeated="3"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88" calcext:value-type="float">
            <text:p>88</text:p>
          </table:table-cell>
          <table:table-cell office:value-type="float" office:value="70" calcext:value-type="float">
            <text:p>70</text:p>
          </table:table-cell>
          <table:table-cell office:value-type="float" office:value="76" calcext:value-type="float">
            <text:p>76</text:p>
          </table:table-cell>
          <table:table-cell office:value-type="float" office:value="72" calcext:value-type="float">
            <text:p>72</text:p>
          </table:table-cell>
          <table:table-cell office:value-type="float" office:value="65" calcext:value-type="float">
            <text:p>65</text:p>
          </table:table-cell>
          <table:table-cell office:value-type="float" office:value="59" calcext:value-type="float">
            <text:p>59</text:p>
          </table:table-cell>
          <table:table-cell table:number-columns-repeated="3"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table:number-columns-repeated="4" office:value-type="float" office:value="79" calcext:value-type="float">
            <text:p>79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18"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2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33" calcext:value-type="float">
            <text:p>33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5" office:value-type="float" office:value="34" calcext:value-type="float">
            <text:p>34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table:number-columns-repeated="4" office:value-type="float" office:value="44" calcext:value-type="float">
            <text:p>44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float" office:value="115" calcext:value-type="float">
            <text:p>115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table:number-columns-repeated="4"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38" calcext:value-type="float">
            <text:p>38</text:p>
          </table:table-cell>
          <table:table-cell table:number-columns-repeated="3"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35" calcext:value-type="float">
            <text:p>35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4" calcext:value-type="float">
            <text:p>34</text:p>
          </table:table-cell>
          <table:table-cell table:number-columns-repeated="3"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78" calcext:value-type="float">
            <text:p>78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4" calcext:value-type="float">
            <text:p>34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3"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table:number-columns-repeated="4" office:value-type="float" office:value="35" calcext:value-type="float">
            <text:p>35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8"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08" calcext:value-type="float">
            <text:p>208</text:p>
          </table:table-cell>
          <table:table-cell office:value-type="float" office:value="170" calcext:value-type="float">
            <text:p>170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2" office:value-type="float" office:value="34" calcext:value-type="float">
            <text:p>34</text:p>
          </table:table-cell>
          <table:table-cell table:number-columns-repeated="3"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22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table:number-columns-repeated="4"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46" calcext:value-type="float">
            <text:p>46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46" calcext:value-type="float">
            <text:p>46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14" calcext:value-type="float">
            <text:p>214</text:p>
          </table:table-cell>
          <table:table-cell office:value-type="float" office:value="178" calcext:value-type="float">
            <text:p>178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43" calcext:value-type="float">
            <text:p>43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46" calcext:value-type="float">
            <text:p>46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88" calcext:value-type="float">
            <text:p>188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18"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33" calcext:value-type="float">
            <text:p>33</text:p>
          </table:table-cell>
          <table:table-cell table:number-columns-repeated="3" office:value-type="float" office:value="32" calcext:value-type="float">
            <text:p>32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33" calcext:value-type="float">
            <text:p>33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3"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100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65" calcext:value-type="float">
            <text:p>165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56" calcext:value-type="float">
            <text:p>5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table:number-columns-repeated="7"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3" office:value-type="float" office:value="32" calcext:value-type="float">
            <text:p>32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3" office:value-type="float" office:value="31" calcext:value-type="float">
            <text:p>31</text:p>
          </table:table-cell>
          <table:table-cell table:number-columns-repeated="3"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office:value-type="float" office:value="94" calcext:value-type="float">
            <text:p>94</text:p>
          </table:table-cell>
          <table:table-cell office:value-type="float" office:value="74" calcext:value-type="float">
            <text:p>74</text:p>
          </table:table-cell>
          <table:table-cell office:value-type="float" office:value="91" calcext:value-type="float">
            <text:p>91</text:p>
          </table:table-cell>
          <table:table-cell office:value-type="float" office:value="94" calcext:value-type="float">
            <text:p>94</text:p>
          </table:table-cell>
          <table:table-cell office:value-type="float" office:value="106" calcext:value-type="float">
            <text:p>106</text:p>
          </table:table-cell>
          <table:table-cell office:value-type="float" office:value="105" calcext:value-type="float">
            <text:p>105</text:p>
          </table:table-cell>
          <table:table-cell office:value-type="float" office:value="109" calcext:value-type="float">
            <text:p>109</text:p>
          </table:table-cell>
          <table:table-cell office:value-type="float" office:value="103" calcext:value-type="float">
            <text:p>103</text:p>
          </table:table-cell>
          <table:table-cell office:value-type="float" office:value="108" calcext:value-type="float">
            <text:p>108</text:p>
          </table:table-cell>
          <table:table-cell office:value-type="float" office:value="118" calcext:value-type="float">
            <text:p>118</text:p>
          </table:table-cell>
          <table:table-cell office:value-type="float" office:value="116" calcext:value-type="float">
            <text:p>116</text:p>
          </table:table-cell>
          <table:table-cell office:value-type="float" office:value="115" calcext:value-type="float">
            <text:p>115</text:p>
          </table:table-cell>
          <table:table-cell office:value-type="float" office:value="113" calcext:value-type="float">
            <text:p>113</text:p>
          </table:table-cell>
          <table:table-cell office:value-type="float" office:value="110" calcext:value-type="float">
            <text:p>110</text:p>
          </table:table-cell>
          <table:table-cell table:number-columns-repeated="3" office:value-type="float" office:value="113" calcext:value-type="float">
            <text:p>113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102" calcext:value-type="float">
            <text:p>102</text:p>
          </table:table-cell>
          <table:table-cell table:number-columns-repeated="2" office:value-type="float" office:value="97" calcext:value-type="float">
            <text:p>97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6" calcext:value-type="float">
            <text:p>6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3" office:value-type="float" office:value="33" calcext:value-type="float">
            <text:p>33</text:p>
          </table:table-cell>
          <table:table-cell table:number-columns-repeated="3"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32" calcext:value-type="float">
            <text:p>32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52" calcext:value-type="float">
            <text:p>52</text:p>
          </table:table-cell>
          <table:table-cell table:number-columns-repeated="2" office:value-type="float" office:value="51" calcext:value-type="float">
            <text:p>51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68" calcext:value-type="float">
            <text:p>68</text:p>
          </table:table-cell>
          <table:table-cell table:number-columns-repeated="2" office:value-type="float" office:value="72" calcext:value-type="float">
            <text:p>72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4"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table:number-columns-repeated="7"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61" calcext:value-type="float">
            <text:p>61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33" calcext:value-type="float">
            <text:p>33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3"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100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21"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0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32" calcext:value-type="float">
            <text:p>32</text:p>
          </table:table-cell>
          <table:table-cell table:number-columns-repeated="3" office:value-type="float" office:value="31" calcext:value-type="float">
            <text:p>31</text:p>
          </table:table-cell>
          <table:table-cell table:number-columns-repeated="3"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table:number-columns-repeated="100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8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46" calcext:value-type="float">
            <text:p>46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42" calcext:value-type="float">
            <text:p>42</text:p>
          </table:table-cell>
          <table:table-cell table:number-columns-repeated="2" office:value-type="float" office:value="41" calcext:value-type="float">
            <text:p>41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office:value-type="float" office:value="154" calcext:value-type="float">
            <text:p>154</text:p>
          </table:table-cell>
          <table:table-cell office:value-type="float" office:value="77" calcext:value-type="float">
            <text:p>77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float" office:value="84" calcext:value-type="float">
            <text:p>84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119" calcext:value-type="float">
            <text:p>119</text:p>
          </table:table-cell>
          <table:table-cell office:value-type="float" office:value="55" calcext:value-type="float">
            <text:p>55</text:p>
          </table:table-cell>
          <table:table-cell office:value-type="float" office:value="42" calcext:value-type="float">
            <text:p>42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129" calcext:value-type="float">
            <text:p>129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84" calcext:value-type="float">
            <text:p>84</text:p>
          </table:table-cell>
          <table:table-cell office:value-type="float" office:value="89" calcext:value-type="float">
            <text:p>89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4" calcext:value-type="float">
            <text:p>34</text:p>
          </table:table-cell>
          <table:table-cell table:number-columns-repeated="3"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100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3"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3" office:value-type="float" office:value="26" calcext:value-type="float">
            <text:p>26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51" calcext:value-type="float">
            <text:p>151</text:p>
          </table:table-cell>
          <table:table-cell office:value-type="float" office:value="121" calcext:value-type="float">
            <text:p>12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18"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2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float" office:value="122" calcext:value-type="float">
            <text:p>122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table:number-columns-repeated="4"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table:number-columns-repeated="100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3" office:value-type="float" office:value="32" calcext:value-type="float">
            <text:p>32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3"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table:number-columns-repeated="7"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52" calcext:value-type="float">
            <text:p>52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table:number-columns-repeated="100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table:number-columns-repeated="6" office:value-type="float" office:value="32" calcext:value-type="float">
            <text:p>32</text:p>
          </table:table-cell>
          <table:table-cell table:number-columns-repeated="3"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132" calcext:value-type="float">
            <text:p>132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float" office:value="73" calcext:value-type="float">
            <text:p>73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72" calcext:value-type="float">
            <text:p>72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49" calcext:value-type="float">
            <text:p>49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34" calcext:value-type="float">
            <text:p>34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100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2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9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45" calcext:value-type="float">
            <text:p>45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66" calcext:value-type="float">
            <text:p>6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31" calcext:value-type="float">
            <text:p>131</text:p>
          </table:table-cell>
          <table:table-cell office:value-type="float" office:value="107" calcext:value-type="float">
            <text:p>107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39" calcext:value-type="float">
            <text:p>39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2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2" calcext:value-type="float">
            <text:p>2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34" calcext:value-type="float">
            <text:p>34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34" calcext:value-type="float">
            <text:p>34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100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2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73" calcext:value-type="float">
            <text:p>173</text:p>
          </table:table-cell>
          <table:table-cell office:value-type="float" office:value="152" calcext:value-type="float">
            <text:p>152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75" calcext:value-type="float">
            <text:p>75</text:p>
          </table:table-cell>
          <table:table-cell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  <table:table-cell office:value-type="float" office:value="103" calcext:value-type="float">
            <text:p>103</text:p>
          </table:table-cell>
          <table:table-cell office:value-type="float" office:value="102" calcext:value-type="float">
            <text:p>102</text:p>
          </table:table-cell>
          <table:table-cell office:value-type="float" office:value="99" calcext:value-type="float">
            <text:p>99</text:p>
          </table:table-cell>
          <table:table-cell office:value-type="float" office:value="97" calcext:value-type="float">
            <text:p>97</text:p>
          </table:table-cell>
          <table:table-cell office:value-type="float" office:value="94" calcext:value-type="float">
            <text:p>94</text:p>
          </table:table-cell>
          <table:table-cell office:value-type="float" office:value="99" calcext:value-type="float">
            <text:p>99</text:p>
          </table:table-cell>
          <table:table-cell office:value-type="float" office:value="93" calcext:value-type="float">
            <text:p>93</text:p>
          </table:table-cell>
          <table:table-cell table:number-columns-repeated="3" office:value-type="float" office:value="95" calcext:value-type="float">
            <text:p>95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132" calcext:value-type="float">
            <text:p>132</text:p>
          </table:table-cell>
          <table:table-cell table:number-columns-repeated="2" office:value-type="float" office:value="136" calcext:value-type="float">
            <text:p>136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table:number-columns-repeated="4"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3" office:value-type="float" office:value="20" calcext:value-type="float">
            <text:p>20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31" calcext:value-type="float">
            <text:p>31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4"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table:number-columns-repeated="4"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2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table:number-columns-repeated="4" office:value-type="float" office:value="31" calcext:value-type="float">
            <text:p>31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8"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12" calcext:value-type="float">
            <text:p>12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09" calcext:value-type="float">
            <text:p>209</text:p>
          </table:table-cell>
          <table:table-cell office:value-type="float" office:value="170" calcext:value-type="float">
            <text:p>170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46" calcext:value-type="float">
            <text:p>46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2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41" calcext:value-type="float">
            <text:p>41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51" calcext:value-type="float">
            <text:p>51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46" calcext:value-type="float">
            <text:p>46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71" calcext:value-type="float">
            <text:p>71</text:p>
          </table:table-cell>
          <table:table-cell office:value-type="float" office:value="83" calcext:value-type="float">
            <text:p>83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104" calcext:value-type="float">
            <text:p>104</text:p>
          </table:table-cell>
          <table:table-cell office:value-type="float" office:value="103" calcext:value-type="float">
            <text:p>103</text:p>
          </table:table-cell>
          <table:table-cell office:value-type="float" office:value="118" calcext:value-type="float">
            <text:p>118</text:p>
          </table:table-cell>
          <table:table-cell office:value-type="float" office:value="140" calcext:value-type="float">
            <text:p>140</text:p>
          </table:table-cell>
          <table:table-cell office:value-type="float" office:value="146" calcext:value-type="float">
            <text:p>146</text:p>
          </table:table-cell>
          <table:table-cell table:number-columns-repeated="2" office:value-type="float" office:value="153" calcext:value-type="float">
            <text:p>153</text:p>
          </table:table-cell>
          <table:table-cell office:value-type="float" office:value="147" calcext:value-type="float">
            <text:p>147</text:p>
          </table:table-cell>
          <table:table-cell table:number-columns-repeated="3" office:value-type="float" office:value="149" calcext:value-type="float">
            <text:p>149</text:p>
          </table:table-cell>
          <table:table-cell office:value-type="float" office:value="153" calcext:value-type="float">
            <text:p>153</text:p>
          </table:table-cell>
          <table:table-cell table:number-columns-repeated="2" office:value-type="float" office:value="142" calcext:value-type="float">
            <text:p>142</text:p>
          </table:table-cell>
          <table:table-cell table:number-columns-repeated="2" office:value-type="float" office:value="141" calcext:value-type="float">
            <text:p>14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2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float" office:value="144" calcext:value-type="float">
            <text:p>144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3" office:value-type="float" office:value="31" calcext:value-type="float">
            <text:p>31</text:p>
          </table:table-cell>
          <table:table-cell table:number-columns-repeated="3"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table:number-columns-repeated="100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68" calcext:value-type="float">
            <text:p>68</text:p>
          </table:table-cell>
          <table:table-cell office:value-type="float" office:value="77" calcext:value-type="float">
            <text:p>77</text:p>
          </table:table-cell>
          <table:table-cell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  <table:table-cell office:value-type="float" office:value="64" calcext:value-type="float">
            <text:p>64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58" calcext:value-type="float">
            <text:p>58</text:p>
          </table:table-cell>
          <table:table-cell table:number-columns-repeated="3"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4"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18"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table:number-columns-repeated="5"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float" office:value="59" calcext:value-type="float">
            <text:p>59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8" calcext:value-type="float">
            <text:p>38</text:p>
          </table:table-cell>
          <table:table-cell table:number-columns-repeated="3" office:value-type="float" office:value="34" calcext:value-type="float">
            <text:p>34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4" calcext:value-type="float">
            <text:p>34</text:p>
          </table:table-cell>
          <table:table-cell table:number-columns-repeated="3" office:value-type="float" office:value="35" calcext:value-type="float">
            <text:p>35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table:number-columns-repeated="100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3"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table:number-columns-repeated="4"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4" office:value-type="float" office:value="24" calcext:value-type="float">
            <text:p>24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number-columns-repeated="5"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table:number-columns-repeated="4"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float" office:value="55" calcext:value-type="float">
            <text:p>55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5" office:value-type="float" office:value="35" calcext:value-type="float">
            <text:p>35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table:number-columns-repeated="4"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33" calcext:value-type="float">
            <text:p>33</text:p>
          </table:table-cell>
          <table:table-cell table:number-columns-repeated="3"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22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64" calcext:value-type="float">
            <text:p>164</text:p>
          </table:table-cell>
          <table:table-cell office:value-type="float" office:value="133" calcext:value-type="float">
            <text:p>133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4"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46" calcext:value-type="float">
            <text:p>46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32" calcext:value-type="float">
            <text:p>32</text:p>
          </table:table-cell>
          <table:table-cell table:number-columns-repeated="3" office:value-type="float" office:value="31" calcext:value-type="float">
            <text:p>31</text:p>
          </table:table-cell>
          <table:table-cell table:number-columns-repeated="3"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100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39" calcext:value-type="float">
            <text:p>39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table:number-columns-repeated="4"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3" office:value-type="float" office:value="32" calcext:value-type="float">
            <text:p>32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3"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table:number-columns-repeated="7"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1" office:value-type="float" office:value="2" calcext:value-type="float">
            <text:p>2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3"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9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8"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float" office:value="60" calcext:value-type="float">
            <text:p>60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number-columns-repeated="7" office:value-type="float" office:value="32" calcext:value-type="float">
            <text:p>32</text:p>
          </table:table-cell>
          <table:table-cell table:number-columns-repeated="4"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48" calcext:value-type="float">
            <text:p>48</text:p>
          </table:table-cell>
          <table:table-cell office:value-type="float" office:value="87" calcext:value-type="float">
            <text:p>87</text:p>
          </table:table-cell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office:value-type="float" office:value="81" calcext:value-type="float">
            <text:p>81</text:p>
          </table:table-cell>
          <table:table-cell office:value-type="float" office:value="79" calcext:value-type="float">
            <text:p>79</text:p>
          </table:table-cell>
          <table:table-cell office:value-type="float" office:value="75" calcext:value-type="float">
            <text:p>75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58" calcext:value-type="float">
            <text:p>58</text:p>
          </table:table-cell>
          <table:table-cell table:number-columns-repeated="4" office:value-type="float" office:value="53" calcext:value-type="float">
            <text:p>53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46" calcext:value-type="float">
            <text:p>46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1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38" calcext:value-type="float">
            <text:p>38</text:p>
          </table:table-cell>
          <table:table-cell table:number-columns-repeated="3" office:value-type="float" office:value="34" calcext:value-type="float">
            <text:p>34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table:number-columns-repeated="5"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100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8" calcext:value-type="float">
            <text:p>38</text:p>
          </table:table-cell>
          <table:table-cell table:number-columns-repeated="2" office:value-type="float" office:value="39" calcext:value-type="float">
            <text:p>39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98" calcext:value-type="float">
            <text:p>198</text:p>
          </table:table-cell>
          <table:table-cell office:value-type="float" office:value="164" calcext:value-type="float">
            <text:p>164</text:p>
          </table:table-cell>
          <table:table-cell table:number-columns-repeated="2" office:value-type="float" office:value="39" calcext:value-type="float">
            <text:p>39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8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soma_real</text:p>
          </table:table-cell>
          <table:table-cell table:style-name="ce2" table:formula="of:=SUM([.B2:.B501])" office:value-type="float" office:value="11455" calcext:value-type="float">
            <text:p>11455</text:p>
          </table:table-cell>
          <table:table-cell table:style-name="ce2" table:number-columns-repeated="1022"/>
        </table:table-row>
        <table:table-row table:style-name="ro2">
          <table:table-cell table:style-name="ce2" office:value-type="string" calcext:value-type="string">
            <text:p>SUM</text:p>
          </table:table-cell>
          <table:table-cell table:style-name="ce3" office:value-type="string" calcext:value-type="string">
            <text:p>x</text:p>
          </table:table-cell>
          <table:table-cell table:style-name="ce4" table:number-matrix-columns-spanned="1" table:number-matrix-rows-spanned="1" table:formula="of:=SUM(ABS([.C2:.C501] - [.B2:.B501]))" office:value-type="float" office:value="3184" calcext:value-type="float">
            <text:p>3184</text:p>
          </table:table-cell>
          <table:table-cell table:style-name="ce4" table:number-matrix-columns-spanned="1" table:number-matrix-rows-spanned="1" table:formula="of:=SUM(ABS([.D2:.D501] - [.B2:.B501]))" office:value-type="float" office:value="8170" calcext:value-type="float">
            <text:p>8170</text:p>
          </table:table-cell>
          <table:table-cell table:style-name="ce4" table:number-matrix-columns-spanned="1" table:number-matrix-rows-spanned="1" table:formula="of:=SUM(ABS([.E2:.E501] - [.B2:.B501]))" office:value-type="float" office:value="8429" calcext:value-type="float">
            <text:p>8429</text:p>
          </table:table-cell>
          <table:table-cell table:style-name="ce2" table:number-matrix-columns-spanned="1" table:number-matrix-rows-spanned="1" table:formula="of:=SUM(ABS([.F2:.F501] - [.B2:.B501]))" office:value-type="float" office:value="8372" calcext:value-type="float">
            <text:p>8372</text:p>
          </table:table-cell>
          <table:table-cell table:style-name="ce2" table:number-matrix-columns-spanned="1" table:number-matrix-rows-spanned="1" table:formula="of:=SUM(ABS([.G2:.G501] - [.B2:.B501]))" office:value-type="float" office:value="7819" calcext:value-type="float">
            <text:p>7819</text:p>
          </table:table-cell>
          <table:table-cell table:style-name="ce2" table:number-matrix-columns-spanned="1" table:number-matrix-rows-spanned="1" table:formula="of:=SUM(ABS([.H2:.H501] - [.B2:.B501]))" office:value-type="float" office:value="7817" calcext:value-type="float">
            <text:p>7817</text:p>
          </table:table-cell>
          <table:table-cell table:style-name="ce2" table:number-matrix-columns-spanned="1" table:number-matrix-rows-spanned="1" table:formula="of:=SUM(ABS([.I2:.I501] - [.B2:.B501]))" office:value-type="float" office:value="7829" calcext:value-type="float">
            <text:p>7829</text:p>
          </table:table-cell>
          <table:table-cell table:style-name="ce2" table:number-matrix-columns-spanned="1" table:number-matrix-rows-spanned="1" table:formula="of:=SUM(ABS([.J2:.J501] - [.B2:.B501]))" office:value-type="float" office:value="8137" calcext:value-type="float">
            <text:p>8137</text:p>
          </table:table-cell>
          <table:table-cell table:style-name="ce2" table:number-matrix-columns-spanned="1" table:number-matrix-rows-spanned="1" table:formula="of:=SUM(ABS([.K2:.K501] - [.B2:.B501]))" office:value-type="float" office:value="8184" calcext:value-type="float">
            <text:p>8184</text:p>
          </table:table-cell>
          <table:table-cell table:style-name="ce2" table:number-matrix-columns-spanned="1" table:number-matrix-rows-spanned="1" table:formula="of:=SUM(ABS([.L2:.L501] - [.B2:.B501]))" office:value-type="float" office:value="7690" calcext:value-type="float">
            <text:p>7690</text:p>
          </table:table-cell>
          <table:table-cell table:style-name="ce2" table:number-matrix-columns-spanned="1" table:number-matrix-rows-spanned="1" table:formula="of:=SUM(ABS([.M2:.M501] - [.B2:.B501]))" office:value-type="float" office:value="7669" calcext:value-type="float">
            <text:p>7669</text:p>
          </table:table-cell>
          <table:table-cell table:style-name="ce2" table:number-matrix-columns-spanned="1" table:number-matrix-rows-spanned="1" table:formula="of:=SUM(ABS([.N2:.N501] - [.B2:.B501]))" office:value-type="float" office:value="7637" calcext:value-type="float">
            <text:p>7637</text:p>
          </table:table-cell>
          <table:table-cell table:style-name="ce2" table:number-matrix-columns-spanned="1" table:number-matrix-rows-spanned="1" table:formula="of:=SUM(ABS([.O2:.O501] - [.B2:.B501]))" office:value-type="float" office:value="7946" calcext:value-type="float">
            <text:p>7946</text:p>
          </table:table-cell>
          <table:table-cell table:style-name="ce2" table:number-matrix-columns-spanned="1" table:number-matrix-rows-spanned="1" table:formula="of:=SUM(ABS([.P2:.P501] - [.B2:.B501]))" office:value-type="float" office:value="8093" calcext:value-type="float">
            <text:p>8093</text:p>
          </table:table-cell>
          <table:table-cell table:style-name="ce2" table:number-matrix-columns-spanned="1" table:number-matrix-rows-spanned="1" table:formula="of:=SUM(ABS([.Q2:.Q501] - [.B2:.B501]))" office:value-type="float" office:value="7276" calcext:value-type="float">
            <text:p>7276</text:p>
          </table:table-cell>
          <table:table-cell table:style-name="ce2" table:number-matrix-columns-spanned="1" table:number-matrix-rows-spanned="1" table:formula="of:=SUM(ABS([.R2:.R501] - [.B2:.B501]))" office:value-type="float" office:value="7361" calcext:value-type="float">
            <text:p>7361</text:p>
          </table:table-cell>
          <table:table-cell table:style-name="ce2" table:number-matrix-columns-spanned="1" table:number-matrix-rows-spanned="1" table:formula="of:=SUM(ABS([.S2:.S501] - [.B2:.B501]))" office:value-type="float" office:value="7361" calcext:value-type="float">
            <text:p>7361</text:p>
          </table:table-cell>
          <table:table-cell table:style-name="ce2" table:number-matrix-columns-spanned="1" table:number-matrix-rows-spanned="1" table:formula="of:=SUM(ABS([.T2:.T501] - [.B2:.B501]))" office:value-type="float" office:value="7884" calcext:value-type="float">
            <text:p>7884</text:p>
          </table:table-cell>
          <table:table-cell table:style-name="ce2" table:number-matrix-columns-spanned="1" table:number-matrix-rows-spanned="1" table:formula="of:=SUM(ABS([.U2:.U501] - [.B2:.B501]))" office:value-type="float" office:value="7738" calcext:value-type="float">
            <text:p>7738</text:p>
          </table:table-cell>
          <table:table-cell table:style-name="ce2" table:number-matrix-columns-spanned="1" table:number-matrix-rows-spanned="1" table:formula="of:=SUM(ABS([.V2:.V501] - [.B2:.B501]))" office:value-type="float" office:value="7732" calcext:value-type="float">
            <text:p>7732</text:p>
          </table:table-cell>
          <table:table-cell table:style-name="ce2" table:number-matrix-columns-spanned="1" table:number-matrix-rows-spanned="1" table:formula="of:=SUM(ABS([.W2:.W501] - [.B2:.B501]))" office:value-type="float" office:value="8062" calcext:value-type="float">
            <text:p>8062</text:p>
          </table:table-cell>
          <table:table-cell table:style-name="ce2" table:number-matrix-columns-spanned="1" table:number-matrix-rows-spanned="1" table:formula="of:=SUM(ABS([.X2:.X501] - [.B2:.B501]))" office:value-type="float" office:value="7841" calcext:value-type="float">
            <text:p>7841</text:p>
          </table:table-cell>
          <table:table-cell table:style-name="ce2" table:number-columns-repeated="1000"/>
        </table:table-row>
        <table:table-row table:style-name="ro2">
          <table:table-cell table:style-name="ce2" office:value-type="string" calcext:value-type="string">
            <text:p>ARE</text:p>
          </table:table-cell>
          <table:table-cell table:style-name="ce3" office:value-type="string" calcext:value-type="string">
            <text:p>X</text:p>
          </table:table-cell>
          <table:table-cell table:style-name="ce5" table:formula="of:=[.C503] / [.B502]" office:value-type="float" office:value="0.277957223919686" calcext:value-type="float">
            <text:p>0.277957</text:p>
          </table:table-cell>
          <table:table-cell table:style-name="ce5" table:formula="of:=[.D503] / [.B502]" office:value-type="float" office:value="0.713225665648189" calcext:value-type="float">
            <text:p>0.713226</text:p>
          </table:table-cell>
          <table:table-cell table:style-name="ce5" table:formula="of:=[.E503] / [.B502]" office:value-type="float" office:value="0.73583587952859" calcext:value-type="float">
            <text:p>0.735836</text:p>
          </table:table-cell>
          <table:table-cell table:style-name="ce5" table:formula="of:=[.F503] / [.B502]" office:value-type="float" office:value="0.73085988651244" calcext:value-type="float">
            <text:p>0.730860</text:p>
          </table:table-cell>
          <table:table-cell table:style-name="ce5" table:formula="of:=[.G503] / [.B502]" office:value-type="float" office:value="0.682584024443474" calcext:value-type="float">
            <text:p>0.682584</text:p>
          </table:table-cell>
          <table:table-cell table:style-name="ce5" table:formula="of:=[.H503] / [.B502]" office:value-type="float" office:value="0.682409428197294" calcext:value-type="float">
            <text:p>0.682409</text:p>
          </table:table-cell>
          <table:table-cell table:style-name="ce5" table:formula="of:=[.I503] / [.B502]" office:value-type="float" office:value="0.683457005674378" calcext:value-type="float">
            <text:p>0.683457</text:p>
          </table:table-cell>
          <table:table-cell table:style-name="ce5" table:formula="of:=[.J503] / [.B502]" office:value-type="float" office:value="0.710344827586207" calcext:value-type="float">
            <text:p>0.710345</text:p>
          </table:table-cell>
          <table:table-cell table:style-name="ce5" table:formula="of:=[.K503] / [.B502]" office:value-type="float" office:value="0.714447839371454" calcext:value-type="float">
            <text:p>0.714448</text:p>
          </table:table-cell>
          <table:table-cell table:style-name="ce5" table:formula="of:=[.L503] / [.B502]" office:value-type="float" office:value="0.671322566564819" calcext:value-type="float">
            <text:p>0.671323</text:p>
          </table:table-cell>
          <table:table-cell table:style-name="ce5" table:formula="of:=[.M503] / [.B502]" office:value-type="float" office:value="0.669489305979921" calcext:value-type="float">
            <text:p>0.669489</text:p>
          </table:table-cell>
          <table:table-cell table:style-name="ce5" table:formula="of:=[.N503] / [.B502]" office:value-type="float" office:value="0.66669576604103" calcext:value-type="float">
            <text:p>0.666696</text:p>
          </table:table-cell>
          <table:table-cell table:style-name="ce5" table:formula="of:=[.O503] / [.B502]" office:value-type="float" office:value="0.693670886075949" calcext:value-type="float">
            <text:p>0.693671</text:p>
          </table:table-cell>
          <table:table-cell table:style-name="ce5" table:formula="of:=[.P503] / [.B502]" office:value-type="float" office:value="0.706503710170231" calcext:value-type="float">
            <text:p>0.706504</text:p>
          </table:table-cell>
          <table:table-cell table:style-name="ce5" table:formula="of:=[.Q503] / [.B502]" office:value-type="float" office:value="0.635181143605412" calcext:value-type="float">
            <text:p>0.635181</text:p>
          </table:table-cell>
          <table:table-cell table:style-name="ce5" table:formula="of:=[.R503] / [.B502]" office:value-type="float" office:value="0.642601484068093" calcext:value-type="float">
            <text:p>0.642601</text:p>
          </table:table-cell>
          <table:table-cell table:style-name="ce5" table:formula="of:=[.S503] / [.B502]" office:value-type="float" office:value="0.642601484068093" calcext:value-type="float">
            <text:p>0.642601</text:p>
          </table:table-cell>
          <table:table-cell table:style-name="ce5" table:formula="of:=[.T503] / [.B502]" office:value-type="float" office:value="0.688258402444347" calcext:value-type="float">
            <text:p>0.688258</text:p>
          </table:table-cell>
          <table:table-cell table:style-name="ce5" table:formula="of:=[.U503] / [.B502]" office:value-type="float" office:value="0.675512876473156" calcext:value-type="float">
            <text:p>0.675513</text:p>
          </table:table-cell>
          <table:table-cell table:style-name="ce5" table:formula="of:=[.V503] / [.B502]" office:value-type="float" office:value="0.674989087734614" calcext:value-type="float">
            <text:p>0.674989</text:p>
          </table:table-cell>
          <table:table-cell table:style-name="ce5" table:formula="of:=[.W503] / [.B502]" office:value-type="float" office:value="0.70379746835443" calcext:value-type="float">
            <text:p>0.703797</text:p>
          </table:table-cell>
          <table:table-cell table:style-name="ce5" table:formula="of:=[.X503] / [.B502]" office:value-type="float" office:value="0.684504583151462" calcext:value-type="float">
            <text:p>0.684505</text:p>
          </table:table-cell>
          <table:table-cell table:style-name="ce2" table:number-columns-repeated="1000"/>
        </table:table-row>
        <table:table-row table:style-name="ro2">
          <table:table-cell table:style-name="ce2" office:value-type="string" calcext:value-type="string">
            <text:p>STD</text:p>
          </table:table-cell>
          <table:table-cell table:style-name="ce3" office:value-type="string" calcext:value-type="string">
            <text:p>X</text:p>
          </table:table-cell>
          <table:table-cell table:style-name="ce5" table:number-matrix-columns-spanned="1" table:number-matrix-rows-spanned="1" table:formula="of:=COM.MICROSOFT.STDEV.P(ABS([.C2:.C501] - [.B2:.B501]))" office:value-type="float" office:value="8.86750111361707" calcext:value-type="float">
            <text:p>8.867501</text:p>
          </table:table-cell>
          <table:table-cell table:style-name="ce5" table:number-matrix-columns-spanned="1" table:number-matrix-rows-spanned="1" table:formula="of:=COM.MICROSOFT.STDEV.P(ABS([.D2:.D501] - [.B2:.B501]))" office:value-type="float" office:value="31.4401717552561" calcext:value-type="float">
            <text:p>31.440172</text:p>
          </table:table-cell>
          <table:table-cell table:style-name="ce5" table:number-matrix-columns-spanned="1" table:number-matrix-rows-spanned="1" table:formula="of:=COM.MICROSOFT.STDEV.P(ABS([.E2:.E501] - [.B2:.B501]))" office:value-type="float" office:value="32.4067560240145" calcext:value-type="float">
            <text:p>32.406756</text:p>
          </table:table-cell>
          <table:table-cell table:style-name="ce5" table:number-matrix-columns-spanned="1" table:number-matrix-rows-spanned="1" table:formula="of:=COM.MICROSOFT.STDEV.P(ABS([.F2:.F501] - [.B2:.B501]))" office:value-type="float" office:value="32.3094794758443" calcext:value-type="float">
            <text:p>32.309479</text:p>
          </table:table-cell>
          <table:table-cell table:style-name="ce5" table:number-matrix-columns-spanned="1" table:number-matrix-rows-spanned="1" table:formula="of:=COM.MICROSOFT.STDEV.P(ABS([.G2:.G501] - [.B2:.B501]))" office:value-type="float" office:value="30.028235978825" calcext:value-type="float">
            <text:p>30.028236</text:p>
          </table:table-cell>
          <table:table-cell table:style-name="ce5" table:number-matrix-columns-spanned="1" table:number-matrix-rows-spanned="1" table:formula="of:=COM.MICROSOFT.STDEV.P(ABS([.H2:.H501] - [.B2:.B501]))" office:value-type="float" office:value="29.770926152876" calcext:value-type="float">
            <text:p>29.770926</text:p>
          </table:table-cell>
          <table:table-cell table:style-name="ce5" table:number-matrix-columns-spanned="1" table:number-matrix-rows-spanned="1" table:formula="of:=COM.MICROSOFT.STDEV.P(ABS([.I2:.I501] - [.B2:.B501]))" office:value-type="float" office:value="29.9565190901747" calcext:value-type="float">
            <text:p>29.956519</text:p>
          </table:table-cell>
          <table:table-cell table:style-name="ce5" table:number-matrix-columns-spanned="1" table:number-matrix-rows-spanned="1" table:formula="of:=COM.MICROSOFT.STDEV.P(ABS([.J2:.J501] - [.B2:.B501]))" office:value-type="float" office:value="31.3134942796232" calcext:value-type="float">
            <text:p>31.313494</text:p>
          </table:table-cell>
          <table:table-cell table:style-name="ce5" table:number-matrix-columns-spanned="1" table:number-matrix-rows-spanned="1" table:formula="of:=COM.MICROSOFT.STDEV.P(ABS([.K2:.K501] - [.B2:.B501]))" office:value-type="float" office:value="31.3882872422182" calcext:value-type="float">
            <text:p>31.388287</text:p>
          </table:table-cell>
          <table:table-cell table:style-name="ce5" table:number-matrix-columns-spanned="1" table:number-matrix-rows-spanned="1" table:formula="of:=COM.MICROSOFT.STDEV.P(ABS([.L2:.L501] - [.B2:.B501]))" office:value-type="float" office:value="29.2153315914778" calcext:value-type="float">
            <text:p>29.215332</text:p>
          </table:table-cell>
          <table:table-cell table:style-name="ce5" table:number-matrix-columns-spanned="1" table:number-matrix-rows-spanned="1" table:formula="of:=COM.MICROSOFT.STDEV.P(ABS([.M2:.M501] - [.B2:.B501]))" office:value-type="float" office:value="29.2346328179439" calcext:value-type="float">
            <text:p>29.234633</text:p>
          </table:table-cell>
          <table:table-cell table:style-name="ce5" table:number-matrix-columns-spanned="1" table:number-matrix-rows-spanned="1" table:formula="of:=COM.MICROSOFT.STDEV.P(ABS([.N2:.N501] - [.B2:.B501]))" office:value-type="float" office:value="29.3560713311574" calcext:value-type="float">
            <text:p>29.356071</text:p>
          </table:table-cell>
          <table:table-cell table:style-name="ce5" table:number-matrix-columns-spanned="1" table:number-matrix-rows-spanned="1" table:formula="of:=COM.MICROSOFT.STDEV.P(ABS([.O2:.O501] - [.B2:.B501]))" office:value-type="float" office:value="30.8803551793045" calcext:value-type="float">
            <text:p>30.880355</text:p>
          </table:table-cell>
          <table:table-cell table:style-name="ce5" table:number-matrix-columns-spanned="1" table:number-matrix-rows-spanned="1" table:formula="of:=COM.MICROSOFT.STDEV.P(ABS([.P2:.P501] - [.B2:.B501]))" office:value-type="float" office:value="31.2814866015028" calcext:value-type="float">
            <text:p>31.281487</text:p>
          </table:table-cell>
          <table:table-cell table:style-name="ce5" table:number-matrix-columns-spanned="1" table:number-matrix-rows-spanned="1" table:formula="of:=COM.MICROSOFT.STDEV.P(ABS([.Q2:.Q501] - [.B2:.B501]))" office:value-type="float" office:value="27.5006781007305" calcext:value-type="float">
            <text:p>27.500678</text:p>
          </table:table-cell>
          <table:table-cell table:style-name="ce5" table:number-matrix-columns-spanned="1" table:number-matrix-rows-spanned="1" table:formula="of:=COM.MICROSOFT.STDEV.P(ABS([.R2:.R501] - [.B2:.B501]))" office:value-type="float" office:value="27.8993318199558" calcext:value-type="float">
            <text:p>27.899332</text:p>
          </table:table-cell>
          <table:table-cell table:style-name="ce5" table:number-matrix-columns-spanned="1" table:number-matrix-rows-spanned="1" table:formula="of:=COM.MICROSOFT.STDEV.P(ABS([.S2:.S501] - [.B2:.B501]))" office:value-type="float" office:value="27.8993318199558" calcext:value-type="float">
            <text:p>27.899332</text:p>
          </table:table-cell>
          <table:table-cell table:style-name="ce5" table:number-matrix-columns-spanned="1" table:number-matrix-rows-spanned="1" table:formula="of:=COM.MICROSOFT.STDEV.P(ABS([.T2:.T501] - [.B2:.B501]))" office:value-type="float" office:value="30.3576378527711" calcext:value-type="float">
            <text:p>30.357638</text:p>
          </table:table-cell>
          <table:table-cell table:style-name="ce5" table:number-matrix-columns-spanned="1" table:number-matrix-rows-spanned="1" table:formula="of:=COM.MICROSOFT.STDEV.P(ABS([.U2:.U501] - [.B2:.B501]))" office:value-type="float" office:value="29.5083958222063" calcext:value-type="float">
            <text:p>29.508396</text:p>
          </table:table-cell>
          <table:table-cell table:style-name="ce5" table:number-matrix-columns-spanned="1" table:number-matrix-rows-spanned="1" table:formula="of:=COM.MICROSOFT.STDEV.P(ABS([.V2:.V501] - [.B2:.B501]))" office:value-type="float" office:value="29.510145780731" calcext:value-type="float">
            <text:p>29.510146</text:p>
          </table:table-cell>
          <table:table-cell table:style-name="ce5" table:number-matrix-columns-spanned="1" table:number-matrix-rows-spanned="1" table:formula="of:=COM.MICROSOFT.STDEV.P(ABS([.W2:.W501] - [.B2:.B501]))" office:value-type="float" office:value="30.5101396915846" calcext:value-type="float">
            <text:p>30.510140</text:p>
          </table:table-cell>
          <table:table-cell table:style-name="ce5" table:number-matrix-columns-spanned="1" table:number-matrix-rows-spanned="1" table:formula="of:=COM.MICROSOFT.STDEV.P(ABS([.X2:.X501] - [.B2:.B501]))" office:value-type="float" office:value="30.0064805667042" calcext:value-type="float">
            <text:p>30.006481</text:p>
          </table:table-cell>
          <table:table-cell table:style-name="ce2" table:number-columns-repeated="100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10x5</text:p>
          </table:table-cell>
          <table:table-cell office:value-type="string" calcext:value-type="string">
            <text:p>10x4</text:p>
          </table:table-cell>
          <table:table-cell office:value-type="string" calcext:value-type="string">
            <text:p>11x4</text:p>
          </table:table-cell>
          <table:table-cell table:number-columns-repeated="5" office:value-type="string" calcext:value-type="string">
            <text:p>12x5</text:p>
          </table:table-cell>
          <table:table-cell office:value-type="string" calcext:value-type="string">
            <text:p>13x6</text:p>
          </table:table-cell>
          <table:table-cell table:number-columns-repeated="4" office:value-type="string" calcext:value-type="string">
            <text:p>14x6</text:p>
          </table:table-cell>
          <table:table-cell table:number-columns-repeated="2" office:value-type="string" calcext:value-type="string">
            <text:p>15x7</text:p>
          </table:table-cell>
          <table:table-cell/>
          <table:table-cell office:value-type="string" calcext:value-type="string">
            <text:p>10x7</text:p>
          </table:table-cell>
          <table:table-cell office:value-type="string" calcext:value-type="string">
            <text:p>15x7</text:p>
          </table:table-cell>
          <table:table-cell office:value-type="string" calcext:value-type="string">
            <text:p>15x8</text:p>
          </table:table-cell>
          <table:table-cell office:value-type="string" calcext:value-type="string">
            <text:p>16x8</text:p>
          </table:table-cell>
          <table:table-cell office:value-type="string" calcext:value-type="string">
            <text:p>11x8</text:p>
          </table:table-cell>
          <table:table-cell table:number-columns-repeated="1000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ARE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ean</text:p>
          </table:table-cell>
          <table:table-cell table:number-columns-repeated="1017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277957" calcext:value-type="float">
            <text:p>0.277957</text:p>
          </table:table-cell>
          <table:table-cell office:value-type="float" office:value="8.867501" calcext:value-type="float">
            <text:p>8.867501</text:p>
          </table:table-cell>
          <table:table-cell office:value-type="float" office:value="3184" calcext:value-type="float">
            <text:p>3184</text:p>
          </table:table-cell>
          <table:table-cell office:value-type="string" calcext:value-type="string">
            <text:p>areaf</text:p>
          </table:table-cell>
          <table:table-cell office:value-type="string" calcext:value-type="string">
            <text:p>municipios.shp</text:p>
          </table:table-cell>
          <table:table-cell office:value-type="float" office:value="6.368" calcext:value-type="float">
            <text:p>6.368</text:p>
          </table:table-cell>
          <table:table-cell table:number-columns-repeated="1017"/>
        </table:table-row>
      </table:table>
      <table:table table:name="municipios200x200_ignora_zeros_simpli" table:style-name="ta1">
        <office:forms form:automatic-focus="false" form:apply-design-mode="false"/>
        <table:table-column table:style-name="co1" table:number-columns-repeated="3" table:default-cell-style-name="Default"/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713225665648189" calcext:value-type="float">
            <text:p>0.713225665648189</text:p>
          </table:table-cell>
          <table:table-cell office:value-type="float" office:value="31.4401717552561" calcext:value-type="float">
            <text:p>31.4401717552561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0.73583587952859" calcext:value-type="float">
            <text:p>0.73583587952859</text:p>
          </table:table-cell>
          <table:table-cell office:value-type="float" office:value="32.4067560240145" calcext:value-type="float">
            <text:p>32.4067560240145</text:p>
          </table:table-cell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0.73085988651244" calcext:value-type="float">
            <text:p>0.73085988651244</text:p>
          </table:table-cell>
          <table:table-cell office:value-type="float" office:value="32.3094794758443" calcext:value-type="float">
            <text:p>32.3094794758443</text:p>
          </table:table-cell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0.682584024443474" calcext:value-type="float">
            <text:p>0.682584024443474</text:p>
          </table:table-cell>
          <table:table-cell office:value-type="float" office:value="30.028235978825" calcext:value-type="float">
            <text:p>30.028235978825</text:p>
          </table:table-cell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0.682409428197294" calcext:value-type="float">
            <text:p>0.682409428197294</text:p>
          </table:table-cell>
          <table:table-cell office:value-type="float" office:value="29.770926152876" calcext:value-type="float">
            <text:p>29.770926152876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683457005674378" calcext:value-type="float">
            <text:p>0.683457005674378</text:p>
          </table:table-cell>
          <table:table-cell office:value-type="float" office:value="29.9565190901747" calcext:value-type="float">
            <text:p>29.9565190901747</text:p>
          </table:table-cell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0.710344827586207" calcext:value-type="float">
            <text:p>0.710344827586207</text:p>
          </table:table-cell>
          <table:table-cell office:value-type="float" office:value="31.3134942796232" calcext:value-type="float">
            <text:p>31.3134942796232</text:p>
          </table:table-cell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0.714447839371454" calcext:value-type="float">
            <text:p>0.714447839371454</text:p>
          </table:table-cell>
          <table:table-cell office:value-type="float" office:value="31.3882872422182" calcext:value-type="float">
            <text:p>31.3882872422182</text:p>
          </table:table-cell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0.671322566564819" calcext:value-type="float">
            <text:p>0.671322566564819</text:p>
          </table:table-cell>
          <table:table-cell office:value-type="float" office:value="29.2153315914778" calcext:value-type="float">
            <text:p>29.2153315914778</text:p>
          </table:table-cell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0.669489305979921" calcext:value-type="float">
            <text:p>0.669489305979921</text:p>
          </table:table-cell>
          <table:table-cell office:value-type="float" office:value="29.2346328179439" calcext:value-type="float">
            <text:p>29.2346328179439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66669576604103" calcext:value-type="float">
            <text:p>0.66669576604103</text:p>
          </table:table-cell>
          <table:table-cell office:value-type="float" office:value="29.3560713311574" calcext:value-type="float">
            <text:p>29.3560713311574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0.693670886075949" calcext:value-type="float">
            <text:p>0.693670886075949</text:p>
          </table:table-cell>
          <table:table-cell office:value-type="float" office:value="30.8803551793045" calcext:value-type="float">
            <text:p>30.8803551793045</text:p>
          </table:table-cell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0.706503710170231" calcext:value-type="float">
            <text:p>0.706503710170231</text:p>
          </table:table-cell>
          <table:table-cell office:value-type="float" office:value="31.2814866015028" calcext:value-type="float">
            <text:p>31.2814866015028</text:p>
          </table:table-cell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0.635181143605412" calcext:value-type="float">
            <text:p>0.635181143605412</text:p>
          </table:table-cell>
          <table:table-cell office:value-type="float" office:value="27.5006781007305" calcext:value-type="float">
            <text:p>27.5006781007305</text:p>
          </table:table-cell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0.642601484068093" calcext:value-type="float">
            <text:p>0.642601484068093</text:p>
          </table:table-cell>
          <table:table-cell office:value-type="float" office:value="27.8993318199558" calcext:value-type="float">
            <text:p>27.8993318199558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642601484068093" calcext:value-type="float">
            <text:p>0.642601484068093</text:p>
          </table:table-cell>
          <table:table-cell office:value-type="float" office:value="27.8993318199558" calcext:value-type="float">
            <text:p>27.8993318199558</text:p>
          </table:table-cell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0.688258402444347" calcext:value-type="float">
            <text:p>0.688258402444347</text:p>
          </table:table-cell>
          <table:table-cell office:value-type="float" office:value="30.3576378527711" calcext:value-type="float">
            <text:p>30.3576378527711</text:p>
          </table:table-cell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0.675512876473156" calcext:value-type="float">
            <text:p>0.675512876473156</text:p>
          </table:table-cell>
          <table:table-cell office:value-type="float" office:value="29.5083958222063" calcext:value-type="float">
            <text:p>29.5083958222063</text:p>
          </table:table-cell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0.674989087734614" calcext:value-type="float">
            <text:p>0.674989087734614</text:p>
          </table:table-cell>
          <table:table-cell office:value-type="float" office:value="29.510145780731" calcext:value-type="float">
            <text:p>29.510145780731</text:p>
          </table:table-cell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0.70379746835443" calcext:value-type="float">
            <text:p>0.70379746835443</text:p>
          </table:table-cell>
          <table:table-cell office:value-type="float" office:value="30.5101396915846" calcext:value-type="float">
            <text:p>30.5101396915846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684504583151462" calcext:value-type="float">
            <text:p>0.684504583151462</text:p>
          </table:table-cell>
          <table:table-cell office:value-type="float" office:value="30.0064805667042" calcext:value-type="float">
            <text:p>30.0064805667042</text:p>
          </table:table-cell>
        </table:table-row>
      </table:table>
      <table:table table:name="vegeta150x150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number-columns-repeated="6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1007" table:default-cell-style-name="Default"/>
        <table:table-row table:style-name="ro1">
          <table:table-cell table:style-name="ce1" office:value-type="string" calcext:value-type="string">
            <text:p>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estimada</text:p>
          </table:table-cell>
          <table:table-cell office:value-type="string" calcext:value-type="string">
            <text:p>estimativaRG-0.50-5x3</text:p>
          </table:table-cell>
          <table:table-cell office:value-type="string" calcext:value-type="string">
            <text:p>estimativaRG-0.52-4x3</text:p>
          </table:table-cell>
          <table:table-cell office:value-type="string" calcext:value-type="string">
            <text:p>estimativaRG-0.54-7x4</text:p>
          </table:table-cell>
          <table:table-cell office:value-type="string" calcext:value-type="string">
            <text:p>estimativaRG-0.56-6x4</text:p>
          </table:table-cell>
          <table:table-cell office:value-type="string" calcext:value-type="string">
            <text:p>estimativaRG-0.58-5x5</text:p>
          </table:table-cell>
          <table:table-cell office:value-type="string" calcext:value-type="string">
            <text:p>estimativaRG-0.60-6x5</text:p>
          </table:table-cell>
          <table:table-cell office:value-type="string" calcext:value-type="string">
            <text:p>estimativaRG-0.62-6x5</text:p>
          </table:table-cell>
          <table:table-cell office:value-type="string" calcext:value-type="string">
            <text:p>estimativaRG-0.64-6x5</text:p>
          </table:table-cell>
          <table:table-cell office:value-type="string" calcext:value-type="string">
            <text:p>estimativaRG-0.66-9x5</text:p>
          </table:table-cell>
          <table:table-cell office:value-type="string" calcext:value-type="string">
            <text:p>estimativaRG-0.68-7x5</text:p>
          </table:table-cell>
          <table:table-cell office:value-type="string" calcext:value-type="string">
            <text:p>estimativaRG-0.70-8x5</text:p>
          </table:table-cell>
          <table:table-cell office:value-type="string" calcext:value-type="string">
            <text:p>estimativaRG-0.72-9x5</text:p>
          </table:table-cell>
          <table:table-cell office:value-type="string" calcext:value-type="string">
            <text:p>estimativaRG-0.74-9x5</text:p>
          </table:table-cell>
          <table:table-cell office:value-type="string" calcext:value-type="string">
            <text:p>estimativaRG-0.76-9x5</text:p>
          </table:table-cell>
          <table:table-cell office:value-type="string" calcext:value-type="string">
            <text:p>estimativaRG-0.78-10x5</text:p>
          </table:table-cell>
          <table:table-cell office:value-type="string" calcext:value-type="string">
            <text:p>estimativaRG-0.80-10x5</text:p>
          </table:table-cell>
          <table:table-cell office:value-type="string" calcext:value-type="string">
            <text:p>estimativaRG-0.82-11x6</text:p>
          </table:table-cell>
          <table:table-cell office:value-type="string" calcext:value-type="string">
            <text:p>estimativaRG-0.84-13x6</text:p>
          </table:table-cell>
          <table:table-cell office:value-type="string" calcext:value-type="string">
            <text:p>estimativaRG-0.86-12x6</text:p>
          </table:table-cell>
          <table:table-cell office:value-type="string" calcext:value-type="string">
            <text:p>estimativaRG-0.88-13x6</text:p>
          </table:table-cell>
          <table:table-cell office:value-type="string" calcext:value-type="string">
            <text:p>estimativaRG-0.90-13x6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8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8" office:value-type="float" office:value="6" calcext:value-type="float">
            <text:p>6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8" office:value-type="float" office:value="9" calcext:value-type="float">
            <text:p>9</text:p>
          </table:table-cell>
          <table:table-cell table:number-columns-repeated="4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4" office:value-type="float" office:value="11" calcext:value-type="float">
            <text:p>11</text:p>
          </table:table-cell>
          <table:table-cell table:number-columns-repeated="5" office:value-type="float" office:value="12" calcext:value-type="float">
            <text:p>12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7" office:value-type="float" office:value="7" calcext:value-type="float">
            <text:p>7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7" calcext:value-type="float">
            <text:p>7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6" office:value-type="float" office:value="7" calcext:value-type="float">
            <text:p>7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9" office:value-type="float" office:value="7" calcext:value-type="float">
            <text:p>7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8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5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8" office:value-type="float" office:value="7" calcext:value-type="float">
            <text:p>7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8" office:value-type="float" office:value="9" calcext:value-type="float">
            <text:p>9</text:p>
          </table:table-cell>
          <table:table-cell table:number-columns-repeated="4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4" office:value-type="float" office:value="9" calcext:value-type="float">
            <text:p>9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8" calcext:value-type="float">
            <text:p>8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7" calcext:value-type="float">
            <text:p>7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6" office:value-type="float" office:value="9" calcext:value-type="float">
            <text:p>9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8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8" office:value-type="float" office:value="9" calcext:value-type="float">
            <text:p>9</text:p>
          </table:table-cell>
          <table:table-cell table:number-columns-repeated="4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8" office:value-type="float" office:value="9" calcext:value-type="float">
            <text:p>9</text:p>
          </table:table-cell>
          <table:table-cell table:number-columns-repeated="4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4" office:value-type="float" office:value="9" calcext:value-type="float">
            <text:p>9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100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8" office:value-type="float" office:value="9" calcext:value-type="float">
            <text:p>9</text:p>
          </table:table-cell>
          <table:table-cell table:number-columns-repeated="5" office:value-type="float" office:value="10" calcext:value-type="float">
            <text:p>1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7" calcext:value-type="float">
            <text:p>7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4" office:value-type="float" office:value="9" calcext:value-type="float">
            <text:p>9</text:p>
          </table:table-cell>
          <table:table-cell table:number-columns-repeated="3"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8" office:value-type="float" office:value="9" calcext:value-type="float">
            <text:p>9</text:p>
          </table:table-cell>
          <table:table-cell table:number-columns-repeated="4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7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7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7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8" office:value-type="float" office:value="9" calcext:value-type="float">
            <text:p>9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1000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8" calcext:value-type="float">
            <text:p>8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8" office:value-type="float" office:value="9" calcext:value-type="float">
            <text:p>9</text:p>
          </table:table-cell>
          <table:table-cell table:number-columns-repeated="4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9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4" office:value-type="float" office:value="9" calcext:value-type="float">
            <text:p>9</text:p>
          </table:table-cell>
          <table:table-cell table:number-columns-repeated="4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4" office:value-type="float" office:value="9" calcext:value-type="float">
            <text:p>9</text:p>
          </table:table-cell>
          <table:table-cell table:number-columns-repeated="4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9"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4" office:value-type="float" office:value="9" calcext:value-type="float">
            <text:p>9</text:p>
          </table:table-cell>
          <table:table-cell table:number-columns-repeated="3"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0" office:value-type="float" office:value="5" calcext:value-type="float">
            <text:p>5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5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7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5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5" office:value-type="float" office:value="8" calcext:value-type="float">
            <text:p>8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4" office:value-type="float" office:value="9" calcext:value-type="float">
            <text:p>9</text:p>
          </table:table-cell>
          <table:table-cell table:number-columns-repeated="4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6"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4" office:value-type="float" office:value="9" calcext:value-type="float">
            <text:p>9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8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8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4" office:value-type="float" office:value="9" calcext:value-type="float">
            <text:p>9</text:p>
          </table:table-cell>
          <table:table-cell table:number-columns-repeated="3"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4" office:value-type="float" office:value="9" calcext:value-type="float">
            <text:p>9</text:p>
          </table:table-cell>
          <table:table-cell table:number-columns-repeated="4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6" office:value-type="float" office:value="7" calcext:value-type="float">
            <text:p>7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4" office:value-type="float" office:value="9" calcext:value-type="float">
            <text:p>9</text:p>
          </table:table-cell>
          <table:table-cell table:number-columns-repeated="4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5" office:value-type="float" office:value="10" calcext:value-type="float">
            <text:p>10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00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3" office:value-type="float" office:value="14" calcext:value-type="float">
            <text:p>14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6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1000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8" office:value-type="float" office:value="9" calcext:value-type="float">
            <text:p>9</text:p>
          </table:table-cell>
          <table:table-cell table:number-columns-repeated="4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1000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5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5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8" office:value-type="float" office:value="9" calcext:value-type="float">
            <text:p>9</text:p>
          </table:table-cell>
          <table:table-cell table:number-columns-repeated="4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5"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8" office:value-type="float" office:value="9" calcext:value-type="float">
            <text:p>9</text:p>
          </table:table-cell>
          <table:table-cell table:number-columns-repeated="4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3"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8" office:value-type="float" office:value="9" calcext:value-type="float">
            <text:p>9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8" office:value-type="float" office:value="9" calcext:value-type="float">
            <text:p>9</text:p>
          </table:table-cell>
          <table:table-cell table:number-columns-repeated="5" office:value-type="float" office:value="10" calcext:value-type="float">
            <text:p>1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7"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100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float" office:value="8" calcext:value-type="float">
            <text:p>8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4" office:value-type="float" office:value="9" calcext:value-type="float">
            <text:p>9</text:p>
          </table:table-cell>
          <table:table-cell table:number-columns-repeated="3"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6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4" office:value-type="float" office:value="11" calcext:value-type="float">
            <text:p>11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8" office:value-type="float" office:value="9" calcext:value-type="float">
            <text:p>9</text:p>
          </table:table-cell>
          <table:table-cell table:number-columns-repeated="4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9" calcext:value-type="float">
            <text:p>9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4" office:value-type="float" office:value="11" calcext:value-type="float">
            <text:p>11</text:p>
          </table:table-cell>
          <table:table-cell table:number-columns-repeated="5" office:value-type="float" office:value="12" calcext:value-type="float">
            <text:p>12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8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6" office:value-type="float" office:value="9" calcext:value-type="float">
            <text:p>9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5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5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5" office:value-type="float" office:value="8" calcext:value-type="float">
            <text:p>8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9" office:value-type="float" office:value="7" calcext:value-type="float">
            <text:p>7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5"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100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9" calcext:value-type="float">
            <text:p>9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float" office:value="8" calcext:value-type="float">
            <text:p>8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4" office:value-type="float" office:value="9" calcext:value-type="float">
            <text:p>9</text:p>
          </table:table-cell>
          <table:table-cell table:number-columns-repeated="3"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8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8"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5" office:value-type="float" office:value="8" calcext:value-type="float">
            <text:p>8</text:p>
          </table:table-cell>
          <table:table-cell table:number-columns-repeated="5" office:value-type="float" office:value="7" calcext:value-type="float">
            <text:p>7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0" office:value-type="float" office:value="5" calcext:value-type="float">
            <text:p>5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7" calcext:value-type="float">
            <text:p>7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7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1000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4" office:value-type="float" office:value="9" calcext:value-type="float">
            <text:p>9</text:p>
          </table:table-cell>
          <table:table-cell table:number-columns-repeated="4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5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9" calcext:value-type="float">
            <text:p>9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6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9" calcext:value-type="float">
            <text:p>9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9" calcext:value-type="float">
            <text:p>9</text:p>
          </table:table-cell>
          <table:table-cell table:number-columns-repeated="4" office:value-type="float" office:value="11" calcext:value-type="float">
            <text:p>11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8" office:value-type="float" office:value="9" calcext:value-type="float">
            <text:p>9</text:p>
          </table:table-cell>
          <table:table-cell table:number-columns-repeated="4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8" office:value-type="float" office:value="9" calcext:value-type="float">
            <text:p>9</text:p>
          </table:table-cell>
          <table:table-cell table:number-columns-repeated="4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8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 office:value-type="float" office:value="9" calcext:value-type="float">
            <text:p>9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8" office:value-type="float" office:value="9" calcext:value-type="float">
            <text:p>9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1000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4" office:value-type="float" office:value="12" calcext:value-type="float">
            <text:p>12</text:p>
          </table:table-cell>
          <table:table-cell table:number-columns-repeated="8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8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5" calcext:value-type="float">
            <text:p>5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8" office:value-type="float" office:value="9" calcext:value-type="float">
            <text:p>9</text:p>
          </table:table-cell>
          <table:table-cell table:number-columns-repeated="3"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5"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8" office:value-type="float" office:value="9" calcext:value-type="float">
            <text:p>9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1000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7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4"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8" office:value-type="float" office:value="9" calcext:value-type="float">
            <text:p>9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9" office:value-type="float" office:value="7" calcext:value-type="float">
            <text:p>7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4" office:value-type="float" office:value="9" calcext:value-type="float">
            <text:p>9</text:p>
          </table:table-cell>
          <table:table-cell table:number-columns-repeated="3"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7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4"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8" office:value-type="float" office:value="9" calcext:value-type="float">
            <text:p>9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8" office:value-type="float" office:value="9" calcext:value-type="float">
            <text:p>9</text:p>
          </table:table-cell>
          <table:table-cell table:number-columns-repeated="4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7"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8"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4"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4" office:value-type="float" office:value="9" calcext:value-type="float">
            <text:p>9</text:p>
          </table:table-cell>
          <table:table-cell table:number-columns-repeated="3"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5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8" calcext:value-type="float">
            <text:p>8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9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float" office:value="8" calcext:value-type="float">
            <text:p>8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8" office:value-type="float" office:value="6" calcext:value-type="float">
            <text:p>6</text:p>
          </table:table-cell>
          <table:table-cell table:number-columns-repeated="100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7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7" calcext:value-type="float">
            <text:p>7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8" calcext:value-type="float">
            <text:p>8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4"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4" office:value-type="float" office:value="9" calcext:value-type="float">
            <text:p>9</text:p>
          </table:table-cell>
          <table:table-cell table:number-columns-repeated="4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8" office:value-type="float" office:value="6" calcext:value-type="float">
            <text:p>6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8" office:value-type="float" office:value="9" calcext:value-type="float">
            <text:p>9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6" office:value-type="float" office:value="12" calcext:value-type="float">
            <text:p>12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5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9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4" office:value-type="float" office:value="9" calcext:value-type="float">
            <text:p>9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8" office:value-type="float" office:value="9" calcext:value-type="float">
            <text:p>9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8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9" office:value-type="float" office:value="9" calcext:value-type="float">
            <text:p>9</text:p>
          </table:table-cell>
          <table:table-cell table:number-columns-repeated="5" office:value-type="float" office:value="10" calcext:value-type="float">
            <text:p>1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7"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4" office:value-type="float" office:value="14" calcext:value-type="float">
            <text:p>1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8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100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8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5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4"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5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7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6" office:value-type="float" office:value="9" calcext:value-type="float">
            <text:p>9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5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4" office:value-type="float" office:value="12" calcext:value-type="float">
            <text:p>12</text:p>
          </table:table-cell>
          <table:table-cell table:number-columns-repeated="8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4" office:value-type="float" office:value="9" calcext:value-type="float">
            <text:p>9</text:p>
          </table:table-cell>
          <table:table-cell table:number-columns-repeated="4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soma_real</text:p>
          </table:table-cell>
          <table:table-cell table:style-name="ce2" table:formula="of:=SUM([.B2:.B501])" office:value-type="float" office:value="5342" calcext:value-type="float">
            <text:p>5342</text:p>
          </table:table-cell>
          <table:table-cell table:style-name="ce2" table:number-columns-repeated="1022"/>
        </table:table-row>
        <table:table-row table:style-name="ro2">
          <table:table-cell table:style-name="ce2" office:value-type="string" calcext:value-type="string">
            <text:p>SUM</text:p>
          </table:table-cell>
          <table:table-cell table:style-name="ce3" office:value-type="string" calcext:value-type="string">
            <text:p>x</text:p>
          </table:table-cell>
          <table:table-cell table:style-name="ce4" table:number-matrix-columns-spanned="1" table:number-matrix-rows-spanned="1" table:formula="of:=SUM(ABS([.C2:.C501] - [.B2:.B501]))" office:value-type="float" office:value="2535" calcext:value-type="float">
            <text:p>2535</text:p>
          </table:table-cell>
          <table:table-cell table:style-name="ce4" table:number-matrix-columns-spanned="1" table:number-matrix-rows-spanned="1" table:formula="of:=SUM(ABS([.D2:.D501] - [.B2:.B501]))" office:value-type="float" office:value="3945" calcext:value-type="float">
            <text:p>3945</text:p>
          </table:table-cell>
          <table:table-cell table:style-name="ce4" table:number-matrix-columns-spanned="1" table:number-matrix-rows-spanned="1" table:formula="of:=SUM(ABS([.E2:.E501] - [.B2:.B501]))" office:value-type="float" office:value="3999" calcext:value-type="float">
            <text:p>3999</text:p>
          </table:table-cell>
          <table:table-cell table:style-name="ce2" table:number-matrix-columns-spanned="1" table:number-matrix-rows-spanned="1" table:formula="of:=SUM(ABS([.F2:.F501] - [.B2:.B501]))" office:value-type="float" office:value="3886" calcext:value-type="float">
            <text:p>3886</text:p>
          </table:table-cell>
          <table:table-cell table:style-name="ce2" table:number-matrix-columns-spanned="1" table:number-matrix-rows-spanned="1" table:formula="of:=SUM(ABS([.G2:.G501] - [.B2:.B501]))" office:value-type="float" office:value="3945" calcext:value-type="float">
            <text:p>3945</text:p>
          </table:table-cell>
          <table:table-cell table:style-name="ce2" table:number-matrix-columns-spanned="1" table:number-matrix-rows-spanned="1" table:formula="of:=SUM(ABS([.H2:.H501] - [.B2:.B501]))" office:value-type="float" office:value="3496" calcext:value-type="float">
            <text:p>3496</text:p>
          </table:table-cell>
          <table:table-cell table:style-name="ce2" table:number-matrix-columns-spanned="1" table:number-matrix-rows-spanned="1" table:formula="of:=SUM(ABS([.I2:.I501] - [.B2:.B501]))" office:value-type="float" office:value="3341" calcext:value-type="float">
            <text:p>3341</text:p>
          </table:table-cell>
          <table:table-cell table:style-name="ce2" table:number-matrix-columns-spanned="1" table:number-matrix-rows-spanned="1" table:formula="of:=SUM(ABS([.J2:.J501] - [.B2:.B501]))" office:value-type="float" office:value="3490" calcext:value-type="float">
            <text:p>3490</text:p>
          </table:table-cell>
          <table:table-cell table:style-name="ce2" table:number-matrix-columns-spanned="1" table:number-matrix-rows-spanned="1" table:formula="of:=SUM(ABS([.K2:.K501] - [.B2:.B501]))" office:value-type="float" office:value="3480" calcext:value-type="float">
            <text:p>3480</text:p>
          </table:table-cell>
          <table:table-cell table:style-name="ce2" table:number-matrix-columns-spanned="1" table:number-matrix-rows-spanned="1" table:formula="of:=SUM(ABS([.L2:.L501] - [.B2:.B501]))" office:value-type="float" office:value="3335" calcext:value-type="float">
            <text:p>3335</text:p>
          </table:table-cell>
          <table:table-cell table:style-name="ce2" table:number-matrix-columns-spanned="1" table:number-matrix-rows-spanned="1" table:formula="of:=SUM(ABS([.M2:.M501] - [.B2:.B501]))" office:value-type="float" office:value="3415" calcext:value-type="float">
            <text:p>3415</text:p>
          </table:table-cell>
          <table:table-cell table:style-name="ce2" table:number-matrix-columns-spanned="1" table:number-matrix-rows-spanned="1" table:formula="of:=SUM(ABS([.N2:.N501] - [.B2:.B501]))" office:value-type="float" office:value="3343" calcext:value-type="float">
            <text:p>3343</text:p>
          </table:table-cell>
          <table:table-cell table:style-name="ce2" table:number-matrix-columns-spanned="1" table:number-matrix-rows-spanned="1" table:formula="of:=SUM(ABS([.O2:.O501] - [.B2:.B501]))" office:value-type="float" office:value="3311" calcext:value-type="float">
            <text:p>3311</text:p>
          </table:table-cell>
          <table:table-cell table:style-name="ce2" table:number-matrix-columns-spanned="1" table:number-matrix-rows-spanned="1" table:formula="of:=SUM(ABS([.P2:.P501] - [.B2:.B501]))" office:value-type="float" office:value="3290" calcext:value-type="float">
            <text:p>3290</text:p>
          </table:table-cell>
          <table:table-cell table:style-name="ce2" table:number-matrix-columns-spanned="1" table:number-matrix-rows-spanned="1" table:formula="of:=SUM(ABS([.Q2:.Q501] - [.B2:.B501]))" office:value-type="float" office:value="3318" calcext:value-type="float">
            <text:p>3318</text:p>
          </table:table-cell>
          <table:table-cell table:style-name="ce2" table:number-matrix-columns-spanned="1" table:number-matrix-rows-spanned="1" table:formula="of:=SUM(ABS([.R2:.R501] - [.B2:.B501]))" office:value-type="float" office:value="3292" calcext:value-type="float">
            <text:p>3292</text:p>
          </table:table-cell>
          <table:table-cell table:style-name="ce2" table:number-matrix-columns-spanned="1" table:number-matrix-rows-spanned="1" table:formula="of:=SUM(ABS([.S2:.S501] - [.B2:.B501]))" office:value-type="float" office:value="3322" calcext:value-type="float">
            <text:p>3322</text:p>
          </table:table-cell>
          <table:table-cell table:style-name="ce2" table:number-matrix-columns-spanned="1" table:number-matrix-rows-spanned="1" table:formula="of:=SUM(ABS([.T2:.T501] - [.B2:.B501]))" office:value-type="float" office:value="3194" calcext:value-type="float">
            <text:p>3194</text:p>
          </table:table-cell>
          <table:table-cell table:style-name="ce2" table:number-matrix-columns-spanned="1" table:number-matrix-rows-spanned="1" table:formula="of:=SUM(ABS([.U2:.U501] - [.B2:.B501]))" office:value-type="float" office:value="3205" calcext:value-type="float">
            <text:p>3205</text:p>
          </table:table-cell>
          <table:table-cell table:style-name="ce2" table:number-matrix-columns-spanned="1" table:number-matrix-rows-spanned="1" table:formula="of:=SUM(ABS([.V2:.V501] - [.B2:.B501]))" office:value-type="float" office:value="3194" calcext:value-type="float">
            <text:p>3194</text:p>
          </table:table-cell>
          <table:table-cell table:style-name="ce2" table:number-matrix-columns-spanned="1" table:number-matrix-rows-spanned="1" table:formula="of:=SUM(ABS([.W2:.W501] - [.B2:.B501]))" office:value-type="float" office:value="3217" calcext:value-type="float">
            <text:p>3217</text:p>
          </table:table-cell>
          <table:table-cell table:style-name="ce2" table:number-matrix-columns-spanned="1" table:number-matrix-rows-spanned="1" table:formula="of:=SUM(ABS([.X2:.X501] - [.B2:.B501]))" office:value-type="float" office:value="3228" calcext:value-type="float">
            <text:p>3228</text:p>
          </table:table-cell>
          <table:table-cell table:style-name="ce2" table:number-columns-repeated="1000"/>
        </table:table-row>
        <table:table-row table:style-name="ro2">
          <table:table-cell table:style-name="ce2" office:value-type="string" calcext:value-type="string">
            <text:p>ARE</text:p>
          </table:table-cell>
          <table:table-cell table:style-name="ce3" office:value-type="string" calcext:value-type="string">
            <text:p>X</text:p>
          </table:table-cell>
          <table:table-cell table:style-name="ce5" table:formula="of:=[.C503] / [.B502]" office:value-type="float" office:value="0.474541370273306" calcext:value-type="float">
            <text:p>0.474541</text:p>
          </table:table-cell>
          <table:table-cell table:style-name="ce5" table:formula="of:=[.D503] / [.B502]" office:value-type="float" office:value="0.738487457880944" calcext:value-type="float">
            <text:p>0.738487</text:p>
          </table:table-cell>
          <table:table-cell table:style-name="ce5" table:formula="of:=[.E503] / [.B502]" office:value-type="float" office:value="0.748596031448896" calcext:value-type="float">
            <text:p>0.748596</text:p>
          </table:table-cell>
          <table:table-cell table:style-name="ce5" table:formula="of:=[.F503] / [.B502]" office:value-type="float" office:value="0.727442905278922" calcext:value-type="float">
            <text:p>0.727443</text:p>
          </table:table-cell>
          <table:table-cell table:style-name="ce5" table:formula="of:=[.G503] / [.B502]" office:value-type="float" office:value="0.738487457880944" calcext:value-type="float">
            <text:p>0.738487</text:p>
          </table:table-cell>
          <table:table-cell table:style-name="ce5" table:formula="of:=[.H503] / [.B502]" office:value-type="float" office:value="0.65443654062149" calcext:value-type="float">
            <text:p>0.654437</text:p>
          </table:table-cell>
          <table:table-cell table:style-name="ce5" table:formula="of:=[.I503] / [.B502]" office:value-type="float" office:value="0.625421190565331" calcext:value-type="float">
            <text:p>0.625421</text:p>
          </table:table-cell>
          <table:table-cell table:style-name="ce5" table:formula="of:=[.J503] / [.B502]" office:value-type="float" office:value="0.653313365780607" calcext:value-type="float">
            <text:p>0.653313</text:p>
          </table:table-cell>
          <table:table-cell table:style-name="ce5" table:formula="of:=[.K503] / [.B502]" office:value-type="float" office:value="0.651441407712467" calcext:value-type="float">
            <text:p>0.651441</text:p>
          </table:table-cell>
          <table:table-cell table:style-name="ce5" table:formula="of:=[.L503] / [.B502]" office:value-type="float" office:value="0.624298015724448" calcext:value-type="float">
            <text:p>0.624298</text:p>
          </table:table-cell>
          <table:table-cell table:style-name="ce5" table:formula="of:=[.M503] / [.B502]" office:value-type="float" office:value="0.639273680269562" calcext:value-type="float">
            <text:p>0.639274</text:p>
          </table:table-cell>
          <table:table-cell table:style-name="ce5" table:formula="of:=[.N503] / [.B502]" office:value-type="float" office:value="0.625795582178959" calcext:value-type="float">
            <text:p>0.625796</text:p>
          </table:table-cell>
          <table:table-cell table:style-name="ce5" table:formula="of:=[.O503] / [.B502]" office:value-type="float" office:value="0.619805316360914" calcext:value-type="float">
            <text:p>0.619805</text:p>
          </table:table-cell>
          <table:table-cell table:style-name="ce5" table:formula="of:=[.P503] / [.B502]" office:value-type="float" office:value="0.615874204417821" calcext:value-type="float">
            <text:p>0.615874</text:p>
          </table:table-cell>
          <table:table-cell table:style-name="ce5" table:formula="of:=[.Q503] / [.B502]" office:value-type="float" office:value="0.621115687008611" calcext:value-type="float">
            <text:p>0.621116</text:p>
          </table:table-cell>
          <table:table-cell table:style-name="ce5" table:formula="of:=[.R503] / [.B502]" office:value-type="float" office:value="0.616248596031449" calcext:value-type="float">
            <text:p>0.616249</text:p>
          </table:table-cell>
          <table:table-cell table:style-name="ce5" table:formula="of:=[.S503] / [.B502]" office:value-type="float" office:value="0.621864470235867" calcext:value-type="float">
            <text:p>0.621864</text:p>
          </table:table-cell>
          <table:table-cell table:style-name="ce5" table:formula="of:=[.T503] / [.B502]" office:value-type="float" office:value="0.597903406963684" calcext:value-type="float">
            <text:p>0.597903</text:p>
          </table:table-cell>
          <table:table-cell table:style-name="ce5" table:formula="of:=[.U503] / [.B502]" office:value-type="float" office:value="0.599962560838637" calcext:value-type="float">
            <text:p>0.599963</text:p>
          </table:table-cell>
          <table:table-cell table:style-name="ce5" table:formula="of:=[.V503] / [.B502]" office:value-type="float" office:value="0.597903406963684" calcext:value-type="float">
            <text:p>0.597903</text:p>
          </table:table-cell>
          <table:table-cell table:style-name="ce5" table:formula="of:=[.W503] / [.B502]" office:value-type="float" office:value="0.602208910520404" calcext:value-type="float">
            <text:p>0.602209</text:p>
          </table:table-cell>
          <table:table-cell table:style-name="ce5" table:formula="of:=[.X503] / [.B502]" office:value-type="float" office:value="0.604268064395358" calcext:value-type="float">
            <text:p>0.604268</text:p>
          </table:table-cell>
          <table:table-cell table:style-name="ce2" table:number-columns-repeated="1000"/>
        </table:table-row>
        <table:table-row table:style-name="ro2">
          <table:table-cell table:style-name="ce2" office:value-type="string" calcext:value-type="string">
            <text:p>STD</text:p>
          </table:table-cell>
          <table:table-cell table:style-name="ce3" office:value-type="string" calcext:value-type="string">
            <text:p>X</text:p>
          </table:table-cell>
          <table:table-cell table:style-name="ce5" table:number-matrix-columns-spanned="1" table:number-matrix-rows-spanned="1" table:formula="of:=COM.MICROSOFT.STDEV.P(ABS([.C2:.C501] - [.B2:.B501]))" office:value-type="float" office:value="5.00650576749893" calcext:value-type="float">
            <text:p>5.006506</text:p>
          </table:table-cell>
          <table:table-cell table:style-name="ce5" table:number-matrix-columns-spanned="1" table:number-matrix-rows-spanned="1" table:formula="of:=COM.MICROSOFT.STDEV.P(ABS([.D2:.D501] - [.B2:.B501]))" office:value-type="float" office:value="8.31948916701021" calcext:value-type="float">
            <text:p>8.319489</text:p>
          </table:table-cell>
          <table:table-cell table:style-name="ce5" table:number-matrix-columns-spanned="1" table:number-matrix-rows-spanned="1" table:formula="of:=COM.MICROSOFT.STDEV.P(ABS([.E2:.E501] - [.B2:.B501]))" office:value-type="float" office:value="8.26692179713827" calcext:value-type="float">
            <text:p>8.266922</text:p>
          </table:table-cell>
          <table:table-cell table:style-name="ce5" table:number-matrix-columns-spanned="1" table:number-matrix-rows-spanned="1" table:formula="of:=COM.MICROSOFT.STDEV.P(ABS([.F2:.F501] - [.B2:.B501]))" office:value-type="float" office:value="8.31673108859485" calcext:value-type="float">
            <text:p>8.316731</text:p>
          </table:table-cell>
          <table:table-cell table:style-name="ce5" table:number-matrix-columns-spanned="1" table:number-matrix-rows-spanned="1" table:formula="of:=COM.MICROSOFT.STDEV.P(ABS([.G2:.G501] - [.B2:.B501]))" office:value-type="float" office:value="8.32189281353708" calcext:value-type="float">
            <text:p>8.321893</text:p>
          </table:table-cell>
          <table:table-cell table:style-name="ce5" table:number-matrix-columns-spanned="1" table:number-matrix-rows-spanned="1" table:formula="of:=COM.MICROSOFT.STDEV.P(ABS([.H2:.H501] - [.B2:.B501]))" office:value-type="float" office:value="7.96617448967821" calcext:value-type="float">
            <text:p>7.966174</text:p>
          </table:table-cell>
          <table:table-cell table:style-name="ce5" table:number-matrix-columns-spanned="1" table:number-matrix-rows-spanned="1" table:formula="of:=COM.MICROSOFT.STDEV.P(ABS([.I2:.I501] - [.B2:.B501]))" office:value-type="float" office:value="7.79030654082367" calcext:value-type="float">
            <text:p>7.790307</text:p>
          </table:table-cell>
          <table:table-cell table:style-name="ce5" table:number-matrix-columns-spanned="1" table:number-matrix-rows-spanned="1" table:formula="of:=COM.MICROSOFT.STDEV.P(ABS([.J2:.J501] - [.B2:.B501]))" office:value-type="float" office:value="7.73457173992198" calcext:value-type="float">
            <text:p>7.734572</text:p>
          </table:table-cell>
          <table:table-cell table:style-name="ce5" table:number-matrix-columns-spanned="1" table:number-matrix-rows-spanned="1" table:formula="of:=COM.MICROSOFT.STDEV.P(ABS([.K2:.K501] - [.B2:.B501]))" office:value-type="float" office:value="7.74147272810542" calcext:value-type="float">
            <text:p>7.741473</text:p>
          </table:table-cell>
          <table:table-cell table:style-name="ce5" table:number-matrix-columns-spanned="1" table:number-matrix-rows-spanned="1" table:formula="of:=COM.MICROSOFT.STDEV.P(ABS([.L2:.L501] - [.B2:.B501]))" office:value-type="float" office:value="7.73906325080756" calcext:value-type="float">
            <text:p>7.739063</text:p>
          </table:table-cell>
          <table:table-cell table:style-name="ce5" table:number-matrix-columns-spanned="1" table:number-matrix-rows-spanned="1" table:formula="of:=COM.MICROSOFT.STDEV.P(ABS([.M2:.M501] - [.B2:.B501]))" office:value-type="float" office:value="7.75094187824939" calcext:value-type="float">
            <text:p>7.750942</text:p>
          </table:table-cell>
          <table:table-cell table:style-name="ce5" table:number-matrix-columns-spanned="1" table:number-matrix-rows-spanned="1" table:formula="of:=COM.MICROSOFT.STDEV.P(ABS([.N2:.N501] - [.B2:.B501]))" office:value-type="float" office:value="7.75083247141879" calcext:value-type="float">
            <text:p>7.750832</text:p>
          </table:table-cell>
          <table:table-cell table:style-name="ce5" table:number-matrix-columns-spanned="1" table:number-matrix-rows-spanned="1" table:formula="of:=COM.MICROSOFT.STDEV.P(ABS([.O2:.O501] - [.B2:.B501]))" office:value-type="float" office:value="7.72859081592498" calcext:value-type="float">
            <text:p>7.728591</text:p>
          </table:table-cell>
          <table:table-cell table:style-name="ce5" table:number-matrix-columns-spanned="1" table:number-matrix-rows-spanned="1" table:formula="of:=COM.MICROSOFT.STDEV.P(ABS([.P2:.P501] - [.B2:.B501]))" office:value-type="float" office:value="7.67043675418811" calcext:value-type="float">
            <text:p>7.670437</text:p>
          </table:table-cell>
          <table:table-cell table:style-name="ce5" table:number-matrix-columns-spanned="1" table:number-matrix-rows-spanned="1" table:formula="of:=COM.MICROSOFT.STDEV.P(ABS([.Q2:.Q501] - [.B2:.B501]))" office:value-type="float" office:value="7.60286156654191" calcext:value-type="float">
            <text:p>7.602862</text:p>
          </table:table-cell>
          <table:table-cell table:style-name="ce5" table:number-matrix-columns-spanned="1" table:number-matrix-rows-spanned="1" table:formula="of:=COM.MICROSOFT.STDEV.P(ABS([.R2:.R501] - [.B2:.B501]))" office:value-type="float" office:value="7.55982433658348" calcext:value-type="float">
            <text:p>7.559824</text:p>
          </table:table-cell>
          <table:table-cell table:style-name="ce5" table:number-matrix-columns-spanned="1" table:number-matrix-rows-spanned="1" table:formula="of:=COM.MICROSOFT.STDEV.P(ABS([.S2:.S501] - [.B2:.B501]))" office:value-type="float" office:value="7.55309631872917" calcext:value-type="float">
            <text:p>7.553096</text:p>
          </table:table-cell>
          <table:table-cell table:style-name="ce5" table:number-matrix-columns-spanned="1" table:number-matrix-rows-spanned="1" table:formula="of:=COM.MICROSOFT.STDEV.P(ABS([.T2:.T501] - [.B2:.B501]))" office:value-type="float" office:value="7.52658328858453" calcext:value-type="float">
            <text:p>7.526583</text:p>
          </table:table-cell>
          <table:table-cell table:style-name="ce5" table:number-matrix-columns-spanned="1" table:number-matrix-rows-spanned="1" table:formula="of:=COM.MICROSOFT.STDEV.P(ABS([.U2:.U501] - [.B2:.B501]))" office:value-type="float" office:value="7.53776492071756" calcext:value-type="float">
            <text:p>7.537765</text:p>
          </table:table-cell>
          <table:table-cell table:style-name="ce5" table:number-matrix-columns-spanned="1" table:number-matrix-rows-spanned="1" table:formula="of:=COM.MICROSOFT.STDEV.P(ABS([.V2:.V501] - [.B2:.B501]))" office:value-type="float" office:value="7.50076369445138" calcext:value-type="float">
            <text:p>7.500764</text:p>
          </table:table-cell>
          <table:table-cell table:style-name="ce5" table:number-matrix-columns-spanned="1" table:number-matrix-rows-spanned="1" table:formula="of:=COM.MICROSOFT.STDEV.P(ABS([.W2:.W501] - [.B2:.B501]))" office:value-type="float" office:value="7.50717283669426" calcext:value-type="float">
            <text:p>7.507173</text:p>
          </table:table-cell>
          <table:table-cell table:style-name="ce5" table:number-matrix-columns-spanned="1" table:number-matrix-rows-spanned="1" table:formula="of:=COM.MICROSOFT.STDEV.P(ABS([.X2:.X501] - [.B2:.B501]))" office:value-type="float" office:value="7.46110340365285" calcext:value-type="float">
            <text:p>7.461103</text:p>
          </table:table-cell>
          <table:table-cell table:style-name="ce2" table:number-columns-repeated="100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ARE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ean</text:p>
          </table:table-cell>
          <table:table-cell table:number-columns-repeated="1017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474541" calcext:value-type="float">
            <text:p>0.474541</text:p>
          </table:table-cell>
          <table:table-cell office:value-type="float" office:value="5.006506" calcext:value-type="float">
            <text:p>5.006506</text:p>
          </table:table-cell>
          <table:table-cell office:value-type="float" office:value="2535" calcext:value-type="float">
            <text:p>2535</text:p>
          </table:table-cell>
          <table:table-cell office:value-type="string" calcext:value-type="string">
            <text:p>areaf</text:p>
          </table:table-cell>
          <table:table-cell office:value-type="string" calcext:value-type="string">
            <text:p>vegeta.shp</text:p>
          </table:table-cell>
          <table:table-cell office:value-type="float" office:value="5.07" calcext:value-type="float">
            <text:p>5.07</text:p>
          </table:table-cell>
          <table:table-cell table:number-columns-repeated="1017"/>
        </table:table-row>
      </table:table>
      <table:table table:name="Sheet6" table:style-name="ta1">
        <office:forms form:automatic-focus="false" form:apply-design-mode="false"/>
        <table:table-column table:style-name="co1" table:number-columns-repeated="3" table:default-cell-style-name="Default"/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738487457880944" calcext:value-type="float">
            <text:p>0.738487457880944</text:p>
          </table:table-cell>
          <table:table-cell office:value-type="float" office:value="8.31948916701021" calcext:value-type="float">
            <text:p>8.31948916701021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0.748596031448896" calcext:value-type="float">
            <text:p>0.748596031448896</text:p>
          </table:table-cell>
          <table:table-cell office:value-type="float" office:value="8.26692179713827" calcext:value-type="float">
            <text:p>8.26692179713827</text:p>
          </table:table-cell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0.727442905278922" calcext:value-type="float">
            <text:p>0.727442905278922</text:p>
          </table:table-cell>
          <table:table-cell office:value-type="float" office:value="8.31673108859485" calcext:value-type="float">
            <text:p>8.31673108859485</text:p>
          </table:table-cell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0.738487457880944" calcext:value-type="float">
            <text:p>0.738487457880944</text:p>
          </table:table-cell>
          <table:table-cell office:value-type="float" office:value="8.32189281353708" calcext:value-type="float">
            <text:p>8.32189281353708</text:p>
          </table:table-cell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0.65443654062149" calcext:value-type="float">
            <text:p>0.65443654062149</text:p>
          </table:table-cell>
          <table:table-cell office:value-type="float" office:value="7.96617448967821" calcext:value-type="float">
            <text:p>7.96617448967821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625421190565331" calcext:value-type="float">
            <text:p>0.625421190565331</text:p>
          </table:table-cell>
          <table:table-cell office:value-type="float" office:value="7.79030654082367" calcext:value-type="float">
            <text:p>7.79030654082367</text:p>
          </table:table-cell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0.653313365780607" calcext:value-type="float">
            <text:p>0.653313365780607</text:p>
          </table:table-cell>
          <table:table-cell office:value-type="float" office:value="7.73457173992198" calcext:value-type="float">
            <text:p>7.73457173992198</text:p>
          </table:table-cell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0.651441407712467" calcext:value-type="float">
            <text:p>0.651441407712467</text:p>
          </table:table-cell>
          <table:table-cell office:value-type="float" office:value="7.74147272810542" calcext:value-type="float">
            <text:p>7.74147272810542</text:p>
          </table:table-cell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0.624298015724448" calcext:value-type="float">
            <text:p>0.624298015724448</text:p>
          </table:table-cell>
          <table:table-cell office:value-type="float" office:value="7.73906325080756" calcext:value-type="float">
            <text:p>7.73906325080756</text:p>
          </table:table-cell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0.639273680269562" calcext:value-type="float">
            <text:p>0.639273680269562</text:p>
          </table:table-cell>
          <table:table-cell office:value-type="float" office:value="7.75094187824939" calcext:value-type="float">
            <text:p>7.75094187824939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625795582178959" calcext:value-type="float">
            <text:p>0.625795582178959</text:p>
          </table:table-cell>
          <table:table-cell office:value-type="float" office:value="7.75083247141879" calcext:value-type="float">
            <text:p>7.75083247141879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0.619805316360914" calcext:value-type="float">
            <text:p>0.619805316360914</text:p>
          </table:table-cell>
          <table:table-cell office:value-type="float" office:value="7.72859081592498" calcext:value-type="float">
            <text:p>7.72859081592498</text:p>
          </table:table-cell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0.615874204417821" calcext:value-type="float">
            <text:p>0.615874204417821</text:p>
          </table:table-cell>
          <table:table-cell office:value-type="float" office:value="7.67043675418811" calcext:value-type="float">
            <text:p>7.67043675418811</text:p>
          </table:table-cell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0.621115687008611" calcext:value-type="float">
            <text:p>0.621115687008611</text:p>
          </table:table-cell>
          <table:table-cell office:value-type="float" office:value="7.60286156654191" calcext:value-type="float">
            <text:p>7.60286156654191</text:p>
          </table:table-cell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0.616248596031449" calcext:value-type="float">
            <text:p>0.616248596031449</text:p>
          </table:table-cell>
          <table:table-cell office:value-type="float" office:value="7.55982433658348" calcext:value-type="float">
            <text:p>7.55982433658348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621864470235867" calcext:value-type="float">
            <text:p>0.621864470235867</text:p>
          </table:table-cell>
          <table:table-cell office:value-type="float" office:value="7.55309631872917" calcext:value-type="float">
            <text:p>7.55309631872917</text:p>
          </table:table-cell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0.597903406963684" calcext:value-type="float">
            <text:p>0.597903406963684</text:p>
          </table:table-cell>
          <table:table-cell office:value-type="float" office:value="7.52658328858453" calcext:value-type="float">
            <text:p>7.52658328858453</text:p>
          </table:table-cell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0.599962560838637" calcext:value-type="float">
            <text:p>0.599962560838637</text:p>
          </table:table-cell>
          <table:table-cell office:value-type="float" office:value="7.53776492071756" calcext:value-type="float">
            <text:p>7.53776492071756</text:p>
          </table:table-cell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0.597903406963684" calcext:value-type="float">
            <text:p>0.597903406963684</text:p>
          </table:table-cell>
          <table:table-cell office:value-type="float" office:value="7.50076369445138" calcext:value-type="float">
            <text:p>7.50076369445138</text:p>
          </table:table-cell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0.602208910520404" calcext:value-type="float">
            <text:p>0.602208910520404</text:p>
          </table:table-cell>
          <table:table-cell office:value-type="float" office:value="7.50717283669426" calcext:value-type="float">
            <text:p>7.50717283669426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604268064395358" calcext:value-type="float">
            <text:p>0.604268064395358</text:p>
          </table:table-cell>
          <table:table-cell office:value-type="float" office:value="7.46110340365285" calcext:value-type="float">
            <text:p>7.46110340365285</text:p>
          </table:table-cell>
        </table:table-row>
      </table:table>
      <table:table table:name="vegeta200x200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number-columns-repeated="6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1007" table:default-cell-style-name="Default"/>
        <table:table-row table:style-name="ro1">
          <table:table-cell table:style-name="ce1" office:value-type="string" calcext:value-type="string">
            <text:p>X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estimada</text:p>
          </table:table-cell>
          <table:table-cell office:value-type="string" calcext:value-type="string">
            <text:p>estimativaRG-0.50-4x3</text:p>
          </table:table-cell>
          <table:table-cell office:value-type="string" calcext:value-type="string">
            <text:p>estimativaRG-0.52-4x3</text:p>
          </table:table-cell>
          <table:table-cell office:value-type="string" calcext:value-type="string">
            <text:p>estimativaRG-0.54-4x3</text:p>
          </table:table-cell>
          <table:table-cell office:value-type="string" calcext:value-type="string">
            <text:p>estimativaRG-0.56-4x3</text:p>
          </table:table-cell>
          <table:table-cell office:value-type="string" calcext:value-type="string">
            <text:p>estimativaRG-0.58-5x3</text:p>
          </table:table-cell>
          <table:table-cell office:value-type="string" calcext:value-type="string">
            <text:p>estimativaRG-0.60-5x3</text:p>
          </table:table-cell>
          <table:table-cell office:value-type="string" calcext:value-type="string">
            <text:p>estimativaRG-0.62-5x3</text:p>
          </table:table-cell>
          <table:table-cell office:value-type="string" calcext:value-type="string">
            <text:p>estimativaRG-0.64-5x3</text:p>
          </table:table-cell>
          <table:table-cell office:value-type="string" calcext:value-type="string">
            <text:p>estimativaRG-0.66-6x3</text:p>
          </table:table-cell>
          <table:table-cell office:value-type="string" calcext:value-type="string">
            <text:p>estimativaRG-0.68-5x3</text:p>
          </table:table-cell>
          <table:table-cell office:value-type="string" calcext:value-type="string">
            <text:p>estimativaRG-0.70-5x3</text:p>
          </table:table-cell>
          <table:table-cell office:value-type="string" calcext:value-type="string">
            <text:p>estimativaRG-0.72-7x4</text:p>
          </table:table-cell>
          <table:table-cell office:value-type="string" calcext:value-type="string">
            <text:p>estimativaRG-0.74-5x4</text:p>
          </table:table-cell>
          <table:table-cell office:value-type="string" calcext:value-type="string">
            <text:p>estimativaRG-0.76-5x4</text:p>
          </table:table-cell>
          <table:table-cell office:value-type="string" calcext:value-type="string">
            <text:p>estimativaRG-0.78-5x4</text:p>
          </table:table-cell>
          <table:table-cell office:value-type="string" calcext:value-type="string">
            <text:p>estimativaRG-0.80-7x4</text:p>
          </table:table-cell>
          <table:table-cell office:value-type="string" calcext:value-type="string">
            <text:p>estimativaRG-0.82-8x4</text:p>
          </table:table-cell>
          <table:table-cell office:value-type="string" calcext:value-type="string">
            <text:p>estimativaRG-0.84-6x4</text:p>
          </table:table-cell>
          <table:table-cell office:value-type="string" calcext:value-type="string">
            <text:p>estimativaRG-0.86-8x4</text:p>
          </table:table-cell>
          <table:table-cell office:value-type="string" calcext:value-type="string">
            <text:p>estimativaRG-0.88-8x4</text:p>
          </table:table-cell>
          <table:table-cell office:value-type="string" calcext:value-type="string">
            <text:p>estimativaRG-0.90-8x4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5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6" office:value-type="float" office:value="8" calcext:value-type="float">
            <text:p>8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4"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9" calcext:value-type="float">
            <text:p>9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6" office:value-type="float" office:value="9" calcext:value-type="float">
            <text:p>9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6" office:value-type="float" office:value="9" calcext:value-type="float">
            <text:p>9</text:p>
          </table:table-cell>
          <table:table-cell table:number-columns-repeated="6" office:value-type="float" office:value="10" calcext:value-type="float">
            <text:p>10</text:p>
          </table:table-cell>
          <table:table-cell table:number-columns-repeated="4" office:value-type="float" office:value="11" calcext:value-type="float">
            <text:p>11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9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float" office:value="8" calcext:value-type="float">
            <text:p>8</text:p>
          </table:table-cell>
          <table:table-cell table:number-columns-repeated="7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" office:value-type="float" office:value="2" calcext:value-type="float">
            <text:p>2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6" calcext:value-type="float">
            <text:p>6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5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9" calcext:value-type="float">
            <text:p>9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8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7" calcext:value-type="float">
            <text:p>7</text:p>
          </table:table-cell>
          <table:table-cell table:number-columns-repeated="9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6" office:value-type="float" office:value="9" calcext:value-type="float">
            <text:p>9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5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4" office:value-type="float" office:value="9" calcext:value-type="float">
            <text:p>9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4" office:value-type="float" office:value="9" calcext:value-type="float">
            <text:p>9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" office:value-type="float" office:value="2" calcext:value-type="float">
            <text:p>2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6" office:value-type="float" office:value="9" calcext:value-type="float">
            <text:p>9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6" office:value-type="float" office:value="9" calcext:value-type="float">
            <text:p>9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1000"/>
        </table:table-row>
        <table:table-row table:style-name="ro1">
          <table:table-cell/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6"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4" office:value-type="float" office:value="9" calcext:value-type="float">
            <text:p>9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4"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" office:value-type="float" office:value="2" calcext:value-type="float">
            <text:p>2</text:p>
          </table:table-cell>
          <table:table-cell table:number-columns-repeated="1000"/>
        </table:table-row>
        <table:table-row table:style-name="ro1">
          <table:table-cell/>
          <table:table-cell table:number-columns-repeated="16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4" office:value-type="float" office:value="9" calcext:value-type="float">
            <text:p>9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7" office:value-type="float" office:value="9" calcext:value-type="float">
            <text:p>9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7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" office:value-type="float" office:value="8" calcext:value-type="float">
            <text:p>8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4"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000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6" office:value-type="float" office:value="8" calcext:value-type="float">
            <text:p>8</text:p>
          </table:table-cell>
          <table:table-cell table:number-columns-repeated="7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7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5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7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1"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6" office:value-type="float" office:value="9" calcext:value-type="float">
            <text:p>9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6" office:value-type="float" office:value="9" calcext:value-type="float">
            <text:p>9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6" office:value-type="float" office:value="9" calcext:value-type="float">
            <text:p>9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6"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4" office:value-type="float" office:value="9" calcext:value-type="float">
            <text:p>9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1000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1000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5" office:value-type="float" office:value="8" calcext:value-type="float">
            <text:p>8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5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6"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6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5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9" calcext:value-type="float">
            <text:p>9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4" office:value-type="float" office:value="9" calcext:value-type="float">
            <text:p>9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36" calcext:value-type="float">
            <text:p>36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5"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6" office:value-type="float" office:value="9" calcext:value-type="float">
            <text:p>9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5" office:value-type="float" office:value="8" calcext:value-type="float">
            <text:p>8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1000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7" office:value-type="float" office:value="9" calcext:value-type="float">
            <text:p>9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6" office:value-type="float" office:value="9" calcext:value-type="float">
            <text:p>9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000"/>
        </table:table-row>
        <table:table-row table:style-name="ro1">
          <table:table-cell/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5" office:value-type="float" office:value="8" calcext:value-type="float">
            <text:p>8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6" calcext:value-type="float">
            <text:p>6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8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100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6" office:value-type="float" office:value="9" calcext:value-type="float">
            <text:p>9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5"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5" office:value-type="float" office:value="8" calcext:value-type="float">
            <text:p>8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6" calcext:value-type="float">
            <text:p>6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9" calcext:value-type="float">
            <text:p>9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6" office:value-type="float" office:value="9" calcext:value-type="float">
            <text:p>9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4"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4" office:value-type="float" office:value="9" calcext:value-type="float">
            <text:p>9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5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000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1000"/>
        </table:table-row>
        <table:table-row table:style-name="ro1">
          <table:table-cell/>
          <table:table-cell table:number-columns-repeated="1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3" office:value-type="float" office:value="14" calcext:value-type="float">
            <text:p>14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000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8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1000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5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6"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1" calcext:value-type="float">
            <text:p>11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3" office:value-type="float" office:value="11" calcext:value-type="float">
            <text:p>1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5" office:value-type="float" office:value="8" calcext:value-type="float">
            <text:p>8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6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10" calcext:value-type="float">
            <text:p>10</text:p>
          </table:table-cell>
          <table:table-cell table:number-columns-repeated="4" office:value-type="float" office:value="11" calcext:value-type="float">
            <text:p>1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4" office:value-type="float" office:value="9" calcext:value-type="float">
            <text:p>9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5" office:value-type="float" office:value="8" calcext:value-type="float">
            <text:p>8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5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5" office:value-type="float" office:value="8" calcext:value-type="float">
            <text:p>8</text:p>
          </table:table-cell>
          <table:table-cell table:number-columns-repeated="6" office:value-type="float" office:value="7" calcext:value-type="float">
            <text:p>7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4"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5"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1000"/>
        </table:table-row>
        <table:table-row table:style-name="ro1">
          <table:table-cell/>
          <table:table-cell table:number-columns-repeated="9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6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5" office:value-type="float" office:value="8" calcext:value-type="float">
            <text:p>8</text:p>
          </table:table-cell>
          <table:table-cell table:number-columns-repeated="5" office:value-type="float" office:value="7" calcext:value-type="float">
            <text:p>7</text:p>
          </table:table-cell>
          <table:table-cell table:number-columns-repeated="5" office:value-type="float" office:value="8" calcext:value-type="float">
            <text:p>8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7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4" office:value-type="float" office:value="9" calcext:value-type="float">
            <text:p>9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6"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1000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8" calcext:value-type="float">
            <text:p>8</text:p>
          </table:table-cell>
          <table:table-cell table:number-columns-repeated="6"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4" office:value-type="float" office:value="9" calcext:value-type="float">
            <text:p>9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5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5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4" office:value-type="float" office:value="9" calcext:value-type="float">
            <text:p>9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4" office:value-type="float" office:value="9" calcext:value-type="float">
            <text:p>9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4" office:value-type="float" office:value="9" calcext:value-type="float">
            <text:p>9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6" office:value-type="float" office:value="9" calcext:value-type="float">
            <text:p>9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9" calcext:value-type="float">
            <text:p>9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7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9" calcext:value-type="float">
            <text:p>9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5" office:value-type="float" office:value="8" calcext:value-type="float">
            <text:p>8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6" office:value-type="float" office:value="8" calcext:value-type="float">
            <text:p>8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3" office:value-type="float" office:value="14" calcext:value-type="float">
            <text:p>14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5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9" calcext:value-type="float">
            <text:p>9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36" calcext:value-type="float">
            <text:p>36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6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6"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6" office:value-type="float" office:value="9" calcext:value-type="float">
            <text:p>9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7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4"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4" office:value-type="float" office:value="9" calcext:value-type="float">
            <text:p>9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1000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4"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1000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6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6" office:value-type="float" office:value="9" calcext:value-type="float">
            <text:p>9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4" office:value-type="float" office:value="9" calcext:value-type="float">
            <text:p>9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4" office:value-type="float" office:value="9" calcext:value-type="float">
            <text:p>9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4" office:value-type="float" office:value="9" calcext:value-type="float">
            <text:p>9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6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1000"/>
        </table:table-row>
        <table:table-row table:style-name="ro1">
          <table:table-cell/>
          <table:table-cell table:number-columns-repeated="1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3" office:value-type="float" office:value="14" calcext:value-type="float">
            <text:p>14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6" office:value-type="float" office:value="9" calcext:value-type="float">
            <text:p>9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5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17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5"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6"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4"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8" calcext:value-type="float">
            <text:p>8</text:p>
          </table:table-cell>
          <table:table-cell table:number-columns-repeated="7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5" office:value-type="float" office:value="8" calcext:value-type="float">
            <text:p>8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6" office:value-type="float" office:value="8" calcext:value-type="float">
            <text:p>8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4" office:value-type="float" office:value="9" calcext:value-type="float">
            <text:p>9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6"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4" office:value-type="float" office:value="9" calcext:value-type="float">
            <text:p>9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5" office:value-type="float" office:value="8" calcext:value-type="float">
            <text:p>8</text:p>
          </table:table-cell>
          <table:table-cell table:number-columns-repeated="5" office:value-type="float" office:value="7" calcext:value-type="float">
            <text:p>7</text:p>
          </table:table-cell>
          <table:table-cell table:number-columns-repeated="5" office:value-type="float" office:value="8" calcext:value-type="float">
            <text:p>8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5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8" calcext:value-type="float">
            <text:p>8</text:p>
          </table:table-cell>
          <table:table-cell table:number-columns-repeated="6"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8" calcext:value-type="float">
            <text:p>8</text:p>
          </table:table-cell>
          <table:table-cell table:number-columns-repeated="6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9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/>
          <table:table-cell table:number-columns-repeated="1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1000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7"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4" office:value-type="float" office:value="9" calcext:value-type="float">
            <text:p>9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5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6" office:value-type="float" office:value="9" calcext:value-type="float">
            <text:p>9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" office:value-type="float" office:value="2" calcext:value-type="float">
            <text:p>2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4"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6" office:value-type="float" office:value="9" calcext:value-type="float">
            <text:p>9</text:p>
          </table:table-cell>
          <table:table-cell table:number-columns-repeated="3"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11" calcext:value-type="float">
            <text:p>1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5" office:value-type="float" office:value="8" calcext:value-type="float">
            <text:p>8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1000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6" calcext:value-type="float">
            <text:p>6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5"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9" calcext:value-type="float">
            <text:p>9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1000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5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8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8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1000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6" office:value-type="float" office:value="6" calcext:value-type="float">
            <text:p>6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1000"/>
        </table:table-row>
        <table:table-row table:style-name="ro1">
          <table:table-cell/>
          <table:table-cell table:number-columns-repeated="9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4" office:value-type="float" office:value="9" calcext:value-type="float">
            <text:p>9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7" calcext:value-type="float">
            <text:p>7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7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4" office:value-type="float" office:value="9" calcext:value-type="float">
            <text:p>9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38" calcext:value-type="float">
            <text:p>38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6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13" calcext:value-type="float">
            <text:p>13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5" office:value-type="float" office:value="8" calcext:value-type="float">
            <text:p>8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4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6" office:value-type="float" office:value="7" calcext:value-type="float">
            <text:p>7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4" office:value-type="float" office:value="9" calcext:value-type="float">
            <text:p>9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1000"/>
        </table:table-row>
        <table:table-row table:style-name="ro1"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5"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4" office:value-type="float" office:value="9" calcext:value-type="float">
            <text:p>9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10" office:value-type="float" office:value="2" calcext:value-type="float">
            <text:p>2</text:p>
          </table:table-cell>
          <table:table-cell table:number-columns-repeated="1000"/>
        </table:table-row>
        <table:table-row table:style-name="ro1">
          <table:table-cell/>
          <table:table-cell table:number-columns-repeated="23" office:value-type="float" office:value="0" calcext:value-type="float">
            <text:p>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8" calcext:value-type="float">
            <text:p>8</text:p>
          </table:table-cell>
          <table:table-cell table:number-columns-repeated="7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100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6"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1000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6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soma_real</text:p>
          </table:table-cell>
          <table:table-cell table:style-name="ce2" table:formula="of:=SUM([.B2:.B501])" office:value-type="float" office:value="5342" calcext:value-type="float">
            <text:p>5342</text:p>
          </table:table-cell>
          <table:table-cell table:style-name="ce2" table:number-columns-repeated="1022"/>
        </table:table-row>
        <table:table-row table:style-name="ro2">
          <table:table-cell table:style-name="ce2" office:value-type="string" calcext:value-type="string">
            <text:p>SUM</text:p>
          </table:table-cell>
          <table:table-cell table:style-name="ce3" office:value-type="string" calcext:value-type="string">
            <text:p>x</text:p>
          </table:table-cell>
          <table:table-cell table:style-name="ce4" table:number-matrix-columns-spanned="1" table:number-matrix-rows-spanned="1" table:formula="of:=SUM(ABS([.C2:.C501] - [.B2:.B501]))" office:value-type="float" office:value="2525" calcext:value-type="float">
            <text:p>2525</text:p>
          </table:table-cell>
          <table:table-cell table:style-name="ce4" table:number-matrix-columns-spanned="1" table:number-matrix-rows-spanned="1" table:formula="of:=SUM(ABS([.D2:.D501] - [.B2:.B501]))" office:value-type="float" office:value="3949" calcext:value-type="float">
            <text:p>3949</text:p>
          </table:table-cell>
          <table:table-cell table:style-name="ce4" table:number-matrix-columns-spanned="1" table:number-matrix-rows-spanned="1" table:formula="of:=SUM(ABS([.E2:.E501] - [.B2:.B501]))" office:value-type="float" office:value="4023" calcext:value-type="float">
            <text:p>4023</text:p>
          </table:table-cell>
          <table:table-cell table:style-name="ce2" table:number-matrix-columns-spanned="1" table:number-matrix-rows-spanned="1" table:formula="of:=SUM(ABS([.F2:.F501] - [.B2:.B501]))" office:value-type="float" office:value="3944" calcext:value-type="float">
            <text:p>3944</text:p>
          </table:table-cell>
          <table:table-cell table:style-name="ce2" table:number-matrix-columns-spanned="1" table:number-matrix-rows-spanned="1" table:formula="of:=SUM(ABS([.G2:.G501] - [.B2:.B501]))" office:value-type="float" office:value="3980" calcext:value-type="float">
            <text:p>3980</text:p>
          </table:table-cell>
          <table:table-cell table:style-name="ce2" table:number-matrix-columns-spanned="1" table:number-matrix-rows-spanned="1" table:formula="of:=SUM(ABS([.H2:.H501] - [.B2:.B501]))" office:value-type="float" office:value="4018" calcext:value-type="float">
            <text:p>4018</text:p>
          </table:table-cell>
          <table:table-cell table:style-name="ce2" table:number-matrix-columns-spanned="1" table:number-matrix-rows-spanned="1" table:formula="of:=SUM(ABS([.I2:.I501] - [.B2:.B501]))" office:value-type="float" office:value="3993" calcext:value-type="float">
            <text:p>3993</text:p>
          </table:table-cell>
          <table:table-cell table:style-name="ce2" table:number-matrix-columns-spanned="1" table:number-matrix-rows-spanned="1" table:formula="of:=SUM(ABS([.J2:.J501] - [.B2:.B501]))" office:value-type="float" office:value="3926" calcext:value-type="float">
            <text:p>3926</text:p>
          </table:table-cell>
          <table:table-cell table:style-name="ce2" table:number-matrix-columns-spanned="1" table:number-matrix-rows-spanned="1" table:formula="of:=SUM(ABS([.K2:.K501] - [.B2:.B501]))" office:value-type="float" office:value="3924" calcext:value-type="float">
            <text:p>3924</text:p>
          </table:table-cell>
          <table:table-cell table:style-name="ce2" table:number-matrix-columns-spanned="1" table:number-matrix-rows-spanned="1" table:formula="of:=SUM(ABS([.L2:.L501] - [.B2:.B501]))" office:value-type="float" office:value="3848" calcext:value-type="float">
            <text:p>3848</text:p>
          </table:table-cell>
          <table:table-cell table:style-name="ce2" table:number-matrix-columns-spanned="1" table:number-matrix-rows-spanned="1" table:formula="of:=SUM(ABS([.M2:.M501] - [.B2:.B501]))" office:value-type="float" office:value="3814" calcext:value-type="float">
            <text:p>3814</text:p>
          </table:table-cell>
          <table:table-cell table:style-name="ce2" table:number-matrix-columns-spanned="1" table:number-matrix-rows-spanned="1" table:formula="of:=SUM(ABS([.N2:.N501] - [.B2:.B501]))" office:value-type="float" office:value="3842" calcext:value-type="float">
            <text:p>3842</text:p>
          </table:table-cell>
          <table:table-cell table:style-name="ce2" table:number-matrix-columns-spanned="1" table:number-matrix-rows-spanned="1" table:formula="of:=SUM(ABS([.O2:.O501] - [.B2:.B501]))" office:value-type="float" office:value="3436" calcext:value-type="float">
            <text:p>3436</text:p>
          </table:table-cell>
          <table:table-cell table:style-name="ce2" table:number-matrix-columns-spanned="1" table:number-matrix-rows-spanned="1" table:formula="of:=SUM(ABS([.P2:.P501] - [.B2:.B501]))" office:value-type="float" office:value="3538" calcext:value-type="float">
            <text:p>3538</text:p>
          </table:table-cell>
          <table:table-cell table:style-name="ce2" table:number-matrix-columns-spanned="1" table:number-matrix-rows-spanned="1" table:formula="of:=SUM(ABS([.Q2:.Q501] - [.B2:.B501]))" office:value-type="float" office:value="3532" calcext:value-type="float">
            <text:p>3532</text:p>
          </table:table-cell>
          <table:table-cell table:style-name="ce2" table:number-matrix-columns-spanned="1" table:number-matrix-rows-spanned="1" table:formula="of:=SUM(ABS([.R2:.R501] - [.B2:.B501]))" office:value-type="float" office:value="3507" calcext:value-type="float">
            <text:p>3507</text:p>
          </table:table-cell>
          <table:table-cell table:style-name="ce2" table:number-matrix-columns-spanned="1" table:number-matrix-rows-spanned="1" table:formula="of:=SUM(ABS([.S2:.S501] - [.B2:.B501]))" office:value-type="float" office:value="3325" calcext:value-type="float">
            <text:p>3325</text:p>
          </table:table-cell>
          <table:table-cell table:style-name="ce2" table:number-matrix-columns-spanned="1" table:number-matrix-rows-spanned="1" table:formula="of:=SUM(ABS([.T2:.T501] - [.B2:.B501]))" office:value-type="float" office:value="3322" calcext:value-type="float">
            <text:p>3322</text:p>
          </table:table-cell>
          <table:table-cell table:style-name="ce2" table:number-matrix-columns-spanned="1" table:number-matrix-rows-spanned="1" table:formula="of:=SUM(ABS([.U2:.U501] - [.B2:.B501]))" office:value-type="float" office:value="3402" calcext:value-type="float">
            <text:p>3402</text:p>
          </table:table-cell>
          <table:table-cell table:style-name="ce2" table:number-matrix-columns-spanned="1" table:number-matrix-rows-spanned="1" table:formula="of:=SUM(ABS([.V2:.V501] - [.B2:.B501]))" office:value-type="float" office:value="3332" calcext:value-type="float">
            <text:p>3332</text:p>
          </table:table-cell>
          <table:table-cell table:style-name="ce2" table:number-matrix-columns-spanned="1" table:number-matrix-rows-spanned="1" table:formula="of:=SUM(ABS([.W2:.W501] - [.B2:.B501]))" office:value-type="float" office:value="3335" calcext:value-type="float">
            <text:p>3335</text:p>
          </table:table-cell>
          <table:table-cell table:style-name="ce2" table:number-matrix-columns-spanned="1" table:number-matrix-rows-spanned="1" table:formula="of:=SUM(ABS([.X2:.X501] - [.B2:.B501]))" office:value-type="float" office:value="3327" calcext:value-type="float">
            <text:p>3327</text:p>
          </table:table-cell>
          <table:table-cell table:style-name="ce2" table:number-columns-repeated="1000"/>
        </table:table-row>
        <table:table-row table:style-name="ro2">
          <table:table-cell table:style-name="ce2" office:value-type="string" calcext:value-type="string">
            <text:p>ARE</text:p>
          </table:table-cell>
          <table:table-cell table:style-name="ce3" office:value-type="string" calcext:value-type="string">
            <text:p>X</text:p>
          </table:table-cell>
          <table:table-cell table:style-name="ce5" table:formula="of:=[.C503] / [.B502]" office:value-type="float" office:value="0.472669412205167" calcext:value-type="float">
            <text:p>0.472669</text:p>
          </table:table-cell>
          <table:table-cell table:style-name="ce5" table:formula="of:=[.D503] / [.B502]" office:value-type="float" office:value="0.739236241108199" calcext:value-type="float">
            <text:p>0.739236</text:p>
          </table:table-cell>
          <table:table-cell table:style-name="ce5" table:formula="of:=[.E503] / [.B502]" office:value-type="float" office:value="0.75308873081243" calcext:value-type="float">
            <text:p>0.753089</text:p>
          </table:table-cell>
          <table:table-cell table:style-name="ce5" table:formula="of:=[.F503] / [.B502]" office:value-type="float" office:value="0.73830026207413" calcext:value-type="float">
            <text:p>0.738300</text:p>
          </table:table-cell>
          <table:table-cell table:style-name="ce5" table:formula="of:=[.G503] / [.B502]" office:value-type="float" office:value="0.745039311119431" calcext:value-type="float">
            <text:p>0.745039</text:p>
          </table:table-cell>
          <table:table-cell table:style-name="ce5" table:formula="of:=[.H503] / [.B502]" office:value-type="float" office:value="0.75215275177836" calcext:value-type="float">
            <text:p>0.752153</text:p>
          </table:table-cell>
          <table:table-cell table:style-name="ce5" table:formula="of:=[.I503] / [.B502]" office:value-type="float" office:value="0.747472856608012" calcext:value-type="float">
            <text:p>0.747473</text:p>
          </table:table-cell>
          <table:table-cell table:style-name="ce5" table:formula="of:=[.J503] / [.B502]" office:value-type="float" office:value="0.734930737551479" calcext:value-type="float">
            <text:p>0.734931</text:p>
          </table:table-cell>
          <table:table-cell table:style-name="ce5" table:formula="of:=[.K503] / [.B502]" office:value-type="float" office:value="0.734556345937851" calcext:value-type="float">
            <text:p>0.734556</text:p>
          </table:table-cell>
          <table:table-cell table:style-name="ce5" table:formula="of:=[.L503] / [.B502]" office:value-type="float" office:value="0.720329464619992" calcext:value-type="float">
            <text:p>0.720329</text:p>
          </table:table-cell>
          <table:table-cell table:style-name="ce5" table:formula="of:=[.M503] / [.B502]" office:value-type="float" office:value="0.713964807188319" calcext:value-type="float">
            <text:p>0.713965</text:p>
          </table:table-cell>
          <table:table-cell table:style-name="ce5" table:formula="of:=[.N503] / [.B502]" office:value-type="float" office:value="0.719206289779109" calcext:value-type="float">
            <text:p>0.719206</text:p>
          </table:table-cell>
          <table:table-cell table:style-name="ce5" table:formula="of:=[.O503] / [.B502]" office:value-type="float" office:value="0.643204792212655" calcext:value-type="float">
            <text:p>0.643205</text:p>
          </table:table-cell>
          <table:table-cell table:style-name="ce5" table:formula="of:=[.P503] / [.B502]" office:value-type="float" office:value="0.662298764507675" calcext:value-type="float">
            <text:p>0.662299</text:p>
          </table:table-cell>
          <table:table-cell table:style-name="ce5" table:formula="of:=[.Q503] / [.B502]" office:value-type="float" office:value="0.661175589666791" calcext:value-type="float">
            <text:p>0.661176</text:p>
          </table:table-cell>
          <table:table-cell table:style-name="ce5" table:formula="of:=[.R503] / [.B502]" office:value-type="float" office:value="0.656495694496443" calcext:value-type="float">
            <text:p>0.656496</text:p>
          </table:table-cell>
          <table:table-cell table:style-name="ce5" table:formula="of:=[.S503] / [.B502]" office:value-type="float" office:value="0.622426057656309" calcext:value-type="float">
            <text:p>0.622426</text:p>
          </table:table-cell>
          <table:table-cell table:style-name="ce5" table:formula="of:=[.T503] / [.B502]" office:value-type="float" office:value="0.621864470235867" calcext:value-type="float">
            <text:p>0.621864</text:p>
          </table:table-cell>
          <table:table-cell table:style-name="ce5" table:formula="of:=[.U503] / [.B502]" office:value-type="float" office:value="0.636840134780981" calcext:value-type="float">
            <text:p>0.636840</text:p>
          </table:table-cell>
          <table:table-cell table:style-name="ce5" table:formula="of:=[.V503] / [.B502]" office:value-type="float" office:value="0.623736428304006" calcext:value-type="float">
            <text:p>0.623736</text:p>
          </table:table-cell>
          <table:table-cell table:style-name="ce5" table:formula="of:=[.W503] / [.B502]" office:value-type="float" office:value="0.624298015724448" calcext:value-type="float">
            <text:p>0.624298</text:p>
          </table:table-cell>
          <table:table-cell table:style-name="ce5" table:formula="of:=[.X503] / [.B502]" office:value-type="float" office:value="0.622800449269936" calcext:value-type="float">
            <text:p>0.622800</text:p>
          </table:table-cell>
          <table:table-cell table:style-name="ce2" table:number-columns-repeated="1000"/>
        </table:table-row>
        <table:table-row table:style-name="ro2">
          <table:table-cell table:style-name="ce2" office:value-type="string" calcext:value-type="string">
            <text:p>STD</text:p>
          </table:table-cell>
          <table:table-cell table:style-name="ce3" office:value-type="string" calcext:value-type="string">
            <text:p>X</text:p>
          </table:table-cell>
          <table:table-cell table:style-name="ce5" table:number-matrix-columns-spanned="1" table:number-matrix-rows-spanned="1" table:formula="of:=COM.MICROSOFT.STDEV.P(ABS([.C2:.C501] - [.B2:.B501]))" office:value-type="float" office:value="4.9811143331588" calcext:value-type="float">
            <text:p>4.981114</text:p>
          </table:table-cell>
          <table:table-cell table:style-name="ce5" table:number-matrix-columns-spanned="1" table:number-matrix-rows-spanned="1" table:formula="of:=COM.MICROSOFT.STDEV.P(ABS([.D2:.D501] - [.B2:.B501]))" office:value-type="float" office:value="8.43680010430494" calcext:value-type="float">
            <text:p>8.436800</text:p>
          </table:table-cell>
          <table:table-cell table:style-name="ce5" table:number-matrix-columns-spanned="1" table:number-matrix-rows-spanned="1" table:formula="of:=COM.MICROSOFT.STDEV.P(ABS([.E2:.E501] - [.B2:.B501]))" office:value-type="float" office:value="8.40879801160666" calcext:value-type="float">
            <text:p>8.408798</text:p>
          </table:table-cell>
          <table:table-cell table:style-name="ce5" table:number-matrix-columns-spanned="1" table:number-matrix-rows-spanned="1" table:formula="of:=COM.MICROSOFT.STDEV.P(ABS([.F2:.F501] - [.B2:.B501]))" office:value-type="float" office:value="8.3299133248792" calcext:value-type="float">
            <text:p>8.329913</text:p>
          </table:table-cell>
          <table:table-cell table:style-name="ce5" table:number-matrix-columns-spanned="1" table:number-matrix-rows-spanned="1" table:formula="of:=COM.MICROSOFT.STDEV.P(ABS([.G2:.G501] - [.B2:.B501]))" office:value-type="float" office:value="8.36100472431394" calcext:value-type="float">
            <text:p>8.361005</text:p>
          </table:table-cell>
          <table:table-cell table:style-name="ce5" table:number-matrix-columns-spanned="1" table:number-matrix-rows-spanned="1" table:formula="of:=COM.MICROSOFT.STDEV.P(ABS([.H2:.H501] - [.B2:.B501]))" office:value-type="float" office:value="8.18844942586811" calcext:value-type="float">
            <text:p>8.188449</text:p>
          </table:table-cell>
          <table:table-cell table:style-name="ce5" table:number-matrix-columns-spanned="1" table:number-matrix-rows-spanned="1" table:formula="of:=COM.MICROSOFT.STDEV.P(ABS([.I2:.I501] - [.B2:.B501]))" office:value-type="float" office:value="8.20864203142029" calcext:value-type="float">
            <text:p>8.208642</text:p>
          </table:table-cell>
          <table:table-cell table:style-name="ce5" table:number-matrix-columns-spanned="1" table:number-matrix-rows-spanned="1" table:formula="of:=COM.MICROSOFT.STDEV.P(ABS([.J2:.J501] - [.B2:.B501]))" office:value-type="float" office:value="8.23104464815979" calcext:value-type="float">
            <text:p>8.231045</text:p>
          </table:table-cell>
          <table:table-cell table:style-name="ce5" table:number-matrix-columns-spanned="1" table:number-matrix-rows-spanned="1" table:formula="of:=COM.MICROSOFT.STDEV.P(ABS([.K2:.K501] - [.B2:.B501]))" office:value-type="float" office:value="8.23850083449652" calcext:value-type="float">
            <text:p>8.238501</text:p>
          </table:table-cell>
          <table:table-cell table:style-name="ce5" table:number-matrix-columns-spanned="1" table:number-matrix-rows-spanned="1" table:formula="of:=COM.MICROSOFT.STDEV.P(ABS([.L2:.L501] - [.B2:.B501]))" office:value-type="float" office:value="8.18581602529644" calcext:value-type="float">
            <text:p>8.185816</text:p>
          </table:table-cell>
          <table:table-cell table:style-name="ce5" table:number-matrix-columns-spanned="1" table:number-matrix-rows-spanned="1" table:formula="of:=COM.MICROSOFT.STDEV.P(ABS([.M2:.M501] - [.B2:.B501]))" office:value-type="float" office:value="8.27052694814546" calcext:value-type="float">
            <text:p>8.270527</text:p>
          </table:table-cell>
          <table:table-cell table:style-name="ce5" table:number-matrix-columns-spanned="1" table:number-matrix-rows-spanned="1" table:formula="of:=COM.MICROSOFT.STDEV.P(ABS([.N2:.N501] - [.B2:.B501]))" office:value-type="float" office:value="8.3381139354173" calcext:value-type="float">
            <text:p>8.338114</text:p>
          </table:table-cell>
          <table:table-cell table:style-name="ce5" table:number-matrix-columns-spanned="1" table:number-matrix-rows-spanned="1" table:formula="of:=COM.MICROSOFT.STDEV.P(ABS([.O2:.O501] - [.B2:.B501]))" office:value-type="float" office:value="7.71230289861595" calcext:value-type="float">
            <text:p>7.712303</text:p>
          </table:table-cell>
          <table:table-cell table:style-name="ce5" table:number-matrix-columns-spanned="1" table:number-matrix-rows-spanned="1" table:formula="of:=COM.MICROSOFT.STDEV.P(ABS([.P2:.P501] - [.B2:.B501]))" office:value-type="float" office:value="7.77780328884705" calcext:value-type="float">
            <text:p>7.777803</text:p>
          </table:table-cell>
          <table:table-cell table:style-name="ce5" table:number-matrix-columns-spanned="1" table:number-matrix-rows-spanned="1" table:formula="of:=COM.MICROSOFT.STDEV.P(ABS([.Q2:.Q501] - [.B2:.B501]))" office:value-type="float" office:value="7.74337807419993" calcext:value-type="float">
            <text:p>7.743378</text:p>
          </table:table-cell>
          <table:table-cell table:style-name="ce5" table:number-matrix-columns-spanned="1" table:number-matrix-rows-spanned="1" table:formula="of:=COM.MICROSOFT.STDEV.P(ABS([.R2:.R501] - [.B2:.B501]))" office:value-type="float" office:value="7.79267630535236" calcext:value-type="float">
            <text:p>7.792676</text:p>
          </table:table-cell>
          <table:table-cell table:style-name="ce5" table:number-matrix-columns-spanned="1" table:number-matrix-rows-spanned="1" table:formula="of:=COM.MICROSOFT.STDEV.P(ABS([.S2:.S501] - [.B2:.B501]))" office:value-type="float" office:value="7.81764030894233" calcext:value-type="float">
            <text:p>7.817640</text:p>
          </table:table-cell>
          <table:table-cell table:style-name="ce5" table:number-matrix-columns-spanned="1" table:number-matrix-rows-spanned="1" table:formula="of:=COM.MICROSOFT.STDEV.P(ABS([.T2:.T501] - [.B2:.B501]))" office:value-type="float" office:value="7.83564062473517" calcext:value-type="float">
            <text:p>7.835641</text:p>
          </table:table-cell>
          <table:table-cell table:style-name="ce5" table:number-matrix-columns-spanned="1" table:number-matrix-rows-spanned="1" table:formula="of:=COM.MICROSOFT.STDEV.P(ABS([.U2:.U501] - [.B2:.B501]))" office:value-type="float" office:value="7.65359941465453" calcext:value-type="float">
            <text:p>7.653599</text:p>
          </table:table-cell>
          <table:table-cell table:style-name="ce5" table:number-matrix-columns-spanned="1" table:number-matrix-rows-spanned="1" table:formula="of:=COM.MICROSOFT.STDEV.P(ABS([.V2:.V501] - [.B2:.B501]))" office:value-type="float" office:value="7.67900410209554" calcext:value-type="float">
            <text:p>7.679004</text:p>
          </table:table-cell>
          <table:table-cell table:style-name="ce5" table:number-matrix-columns-spanned="1" table:number-matrix-rows-spanned="1" table:formula="of:=COM.MICROSOFT.STDEV.P(ABS([.W2:.W501] - [.B2:.B501]))" office:value-type="float" office:value="7.65016993275313" calcext:value-type="float">
            <text:p>7.650170</text:p>
          </table:table-cell>
          <table:table-cell table:style-name="ce5" table:number-matrix-columns-spanned="1" table:number-matrix-rows-spanned="1" table:formula="of:=COM.MICROSOFT.STDEV.P(ABS([.X2:.X501] - [.B2:.B501]))" office:value-type="float" office:value="7.65756384237179" calcext:value-type="float">
            <text:p>7.657564</text:p>
          </table:table-cell>
          <table:table-cell table:style-name="ce2" table:number-columns-repeated="100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ARE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ean</text:p>
          </table:table-cell>
          <table:table-cell table:number-columns-repeated="1017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474541" calcext:value-type="float">
            <text:p>0.474541</text:p>
          </table:table-cell>
          <table:table-cell office:value-type="float" office:value="5.006506" calcext:value-type="float">
            <text:p>5.006506</text:p>
          </table:table-cell>
          <table:table-cell office:value-type="float" office:value="2535" calcext:value-type="float">
            <text:p>2535</text:p>
          </table:table-cell>
          <table:table-cell office:value-type="string" calcext:value-type="string">
            <text:p>areaf</text:p>
          </table:table-cell>
          <table:table-cell office:value-type="string" calcext:value-type="string">
            <text:p>vegeta.shp</text:p>
          </table:table-cell>
          <table:table-cell office:value-type="float" office:value="5.07" calcext:value-type="float">
            <text:p>5.07</text:p>
          </table:table-cell>
          <table:table-cell table:number-columns-repeated="1017"/>
        </table:table-row>
      </table:table>
      <table:table table:name="Sheet8" table:style-name="ta1">
        <office:forms form:automatic-focus="false" form:apply-design-mode="false"/>
        <table:table-column table:style-name="co1" table:number-columns-repeated="3" table:default-cell-style-name="Default"/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739236241108199" calcext:value-type="float">
            <text:p>0.739236241108199</text:p>
          </table:table-cell>
          <table:table-cell office:value-type="float" office:value="8.43680010430494" calcext:value-type="float">
            <text:p>8.43680010430494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0.75308873081243" calcext:value-type="float">
            <text:p>0.75308873081243</text:p>
          </table:table-cell>
          <table:table-cell office:value-type="float" office:value="8.40879801160666" calcext:value-type="float">
            <text:p>8.40879801160666</text:p>
          </table:table-cell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0.73830026207413" calcext:value-type="float">
            <text:p>0.73830026207413</text:p>
          </table:table-cell>
          <table:table-cell office:value-type="float" office:value="8.3299133248792" calcext:value-type="float">
            <text:p>8.3299133248792</text:p>
          </table:table-cell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0.745039311119431" calcext:value-type="float">
            <text:p>0.745039311119431</text:p>
          </table:table-cell>
          <table:table-cell office:value-type="float" office:value="8.36100472431394" calcext:value-type="float">
            <text:p>8.36100472431394</text:p>
          </table:table-cell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0.75215275177836" calcext:value-type="float">
            <text:p>0.75215275177836</text:p>
          </table:table-cell>
          <table:table-cell office:value-type="float" office:value="8.18844942586811" calcext:value-type="float">
            <text:p>8.18844942586811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747472856608012" calcext:value-type="float">
            <text:p>0.747472856608012</text:p>
          </table:table-cell>
          <table:table-cell office:value-type="float" office:value="8.20864203142029" calcext:value-type="float">
            <text:p>8.20864203142029</text:p>
          </table:table-cell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0.734930737551479" calcext:value-type="float">
            <text:p>0.734930737551479</text:p>
          </table:table-cell>
          <table:table-cell office:value-type="float" office:value="8.23104464815979" calcext:value-type="float">
            <text:p>8.23104464815979</text:p>
          </table:table-cell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0.734556345937851" calcext:value-type="float">
            <text:p>0.734556345937851</text:p>
          </table:table-cell>
          <table:table-cell office:value-type="float" office:value="8.23850083449652" calcext:value-type="float">
            <text:p>8.23850083449652</text:p>
          </table:table-cell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0.720329464619992" calcext:value-type="float">
            <text:p>0.720329464619992</text:p>
          </table:table-cell>
          <table:table-cell office:value-type="float" office:value="8.18581602529644" calcext:value-type="float">
            <text:p>8.18581602529644</text:p>
          </table:table-cell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0.713964807188319" calcext:value-type="float">
            <text:p>0.713964807188319</text:p>
          </table:table-cell>
          <table:table-cell office:value-type="float" office:value="8.27052694814546" calcext:value-type="float">
            <text:p>8.27052694814546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719206289779109" calcext:value-type="float">
            <text:p>0.719206289779109</text:p>
          </table:table-cell>
          <table:table-cell office:value-type="float" office:value="8.3381139354173" calcext:value-type="float">
            <text:p>8.3381139354173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0.643204792212655" calcext:value-type="float">
            <text:p>0.643204792212655</text:p>
          </table:table-cell>
          <table:table-cell office:value-type="float" office:value="7.71230289861595" calcext:value-type="float">
            <text:p>7.71230289861595</text:p>
          </table:table-cell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0.662298764507675" calcext:value-type="float">
            <text:p>0.662298764507675</text:p>
          </table:table-cell>
          <table:table-cell office:value-type="float" office:value="7.77780328884705" calcext:value-type="float">
            <text:p>7.77780328884705</text:p>
          </table:table-cell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0.661175589666791" calcext:value-type="float">
            <text:p>0.661175589666791</text:p>
          </table:table-cell>
          <table:table-cell office:value-type="float" office:value="7.74337807419993" calcext:value-type="float">
            <text:p>7.74337807419993</text:p>
          </table:table-cell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0.656495694496443" calcext:value-type="float">
            <text:p>0.656495694496443</text:p>
          </table:table-cell>
          <table:table-cell office:value-type="float" office:value="7.79267630535236" calcext:value-type="float">
            <text:p>7.79267630535236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622426057656309" calcext:value-type="float">
            <text:p>0.622426057656309</text:p>
          </table:table-cell>
          <table:table-cell office:value-type="float" office:value="7.81764030894233" calcext:value-type="float">
            <text:p>7.81764030894233</text:p>
          </table:table-cell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0.621864470235867" calcext:value-type="float">
            <text:p>0.621864470235867</text:p>
          </table:table-cell>
          <table:table-cell office:value-type="float" office:value="7.83564062473517" calcext:value-type="float">
            <text:p>7.83564062473517</text:p>
          </table:table-cell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0.636840134780981" calcext:value-type="float">
            <text:p>0.636840134780981</text:p>
          </table:table-cell>
          <table:table-cell office:value-type="float" office:value="7.65359941465453" calcext:value-type="float">
            <text:p>7.65359941465453</text:p>
          </table:table-cell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0.623736428304006" calcext:value-type="float">
            <text:p>0.623736428304006</text:p>
          </table:table-cell>
          <table:table-cell office:value-type="float" office:value="7.67900410209554" calcext:value-type="float">
            <text:p>7.67900410209554</text:p>
          </table:table-cell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0.624298015724448" calcext:value-type="float">
            <text:p>0.624298015724448</text:p>
          </table:table-cell>
          <table:table-cell office:value-type="float" office:value="7.65016993275313" calcext:value-type="float">
            <text:p>7.65016993275313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622800449269936" calcext:value-type="float">
            <text:p>0.622800449269936</text:p>
          </table:table-cell>
          <table:table-cell office:value-type="float" office:value="7.65756384237179" calcext:value-type="float">
            <text:p>7.6575638423717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6" loext:min-decimal-places="6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9">00/00/0000</text:date>, <text:time style:data-style-name="N2" text:time-value="22:34:26.7787839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9T21:22:03.298476359</meta:creation-date>
    <dc:date>2017-02-19T22:54:15.685046236</dc:date>
    <meta:editing-duration>PT40M32S</meta:editing-duration>
    <meta:editing-cycles>13</meta:editing-cycles>
    <meta:generator>LibreOffice/5.2.4.2.1$Linux_X86_64 LibreOffice_project/20m0$Build-2</meta:generator>
    <meta:document-statistic meta:table-count="8" meta:cell-count="46741" meta:object-count="0"/>
  </office:meta>
</office:document-meta>
</file>